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1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5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237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4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4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5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1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5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5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6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3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7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7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7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8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8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8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8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9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9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0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0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1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3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7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75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7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77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7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79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8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81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8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83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8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85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87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0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1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1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2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3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3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3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000000"/>
    </style:style>
    <style:style style:name="T14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5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5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6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7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7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8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8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9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1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9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0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0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1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1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1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1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1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1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1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2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2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8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8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2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8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2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3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3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3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0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3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0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3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3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45pt" fo:text-indent="-2.70pt">
        <style:tab-stops>
          <style:tab-stop style:position="476.45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5pt" fo:text-indent="-2.70pt">
        <style:tab-stops>
          <style:tab-stop style:position="476.45pt"/>
        </style:tab-stops>
      </style:paragraph-properties>
    </style:style>
    <style:style style:name="P4" style:family="paragraph">
      <style:paragraph-properties fo:line-height="100.00%" fo:text-align="left" fo:margin-left="5.45pt" fo:text-indent="-2.70pt">
        <style:tab-stops>
          <style:tab-stop style:position="235.50pt"/>
          <style:tab-stop style:position="3284.4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5.45pt" fo:text-indent="-2.70pt">
        <style:tab-stops>
          <style:tab-stop style:position="235.50pt"/>
          <style:tab-stop style:position="3284.40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5.45pt" fo:text-indent="-2.70pt">
        <style:tab-stops>
          <style:tab-stop style:position="235.50pt"/>
          <style:tab-stop style:position="3284.4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0.00pt" fo:text-indent="35.3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36.00pt" fo:text-indent="0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00pt" fo:text-indent="35.3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0.00pt" fo:text-indent="35.3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00pt" fo:text-indent="35.3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00pt" fo:text-indent="35.3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0.00pt" fo:text-indent="35.3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00pt" fo:text-indent="35.3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00pt" fo:text-indent="35.3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00pt" fo:text-indent="35.3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00pt" fo:text-indent="35.3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00pt" fo:text-indent="35.3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00pt" fo:text-indent="35.3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00pt" fo:text-indent="35.3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0.00pt" fo:text-indent="35.3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0.00pt" fo:text-indent="35.3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0.00pt" fo:text-indent="35.3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0.00pt" fo:text-indent="35.3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0.00pt" fo:text-indent="35.3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0.00pt" fo:text-indent="35.3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00pt" fo:text-indent="35.3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00pt" fo:text-indent="35.3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0.00pt" fo:text-indent="35.3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0.00pt" fo:text-indent="35.3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0.00pt" fo:text-indent="35.30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0.00pt" fo:text-indent="35.30pt"/>
    </style:style>
    <style:style style:name="P77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</text:span><text:span text:style-name="T4"/></text:p>
          </table:table-cell>
          <table:covered-table-cell/>
        </table:table-row>
        <table:table-row table:style-name="TableRow0101">
          <table:table-cell table:style-name="TableCell010100">
            <text:p text:style-name="P5"><text:span text:style-name="T5">Przedmiot:</text:span></text:p>
            <text:p text:style-name="P5"><text:span text:style-name="T6"><text:s/>Podstawy In</text:span><text:span text:style-name="T7">żynierii Programowania</text:span><text:span text:style-name="T8"/></text:p>
          </table:table-cell>
          <table:table-cell table:style-name="TableCell010101">
            <text:p text:style-name="P5"><text:span text:style-name="T9">Temat:</text:span></text:p>
            <text:p text:style-name="P5"><text:span text:style-name="T10"><text:s/>System zarz</text:span><text:span text:style-name="T11">ądzania apteką</text:span></text:p>
            <text:p text:style-name="P5"><text:span text:style-name="T12"/></text:p>
          </table:table-cell>
        </table:table-row>
        <table:table-row table:style-name="TableRow0102">
          <table:table-cell table:style-name="TableCell010200">
            <text:p text:style-name="P7"><text:span text:style-name="T12"/></text:p>
            <text:p text:style-name="P7"><text:span text:style-name="T13">Data: 12.02.2018</text:span><text:span text:style-name="T14"/></text:p>
          </table:table-cell>
          <table:table-cell table:style-name="TableCell010201">
            <text:p text:style-name="P7"><text:span text:style-name="T15">Sk</text:span><text:span text:style-name="T16">ład:</text:span></text:p>
            <text:p text:style-name="P7"><text:span text:style-name="T17">Mariusz Lewczuk</text:span></text:p>
            <text:p text:style-name="P7"><text:span text:style-name="T17">Mateusz Snoch</text:span><text:span text:style-name="T18"/></text:p>
          </table:table-cell>
        </table:table-row>
      </table:table>
      <text:p text:style-name="P9"><text:span text:style-name="T18"/></text:p>
      <text:p text:style-name="P9"><text:span text:style-name="T19">I. Dokumentacja u</text:span><text:span text:style-name="T20">żytkownika:</text:span></text:p>
      <text:p text:style-name="P9"><text:span text:style-name="T21"/></text:p>
      <text:p text:style-name="P9"><text:span text:style-name="T22">1. Demonstracja u</text:span><text:span text:style-name="T23">życia aplikacji:</text:span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10"><draw:frame text:anchor-type="as-char" svg:width="123.56mm" svg:height="51.33mm" style:rel-width="scale" style:rel-height="scale"><draw:object-ole xlink:href="OleObj1"/><draw:image xlink:href="ObjectReplacements/OleObj1"/></draw:frame><text:span text:style-name="T24"/></text:p>
      <text:p text:style-name="P10"><text:span text:style-name="T24"/></text:p>
      <text:p text:style-name="P11"><text:span text:style-name="T25"><text:tab/>Po w</text:span><text:span text:style-name="T26">łączeniu aplikacji wyświetla się okno z zapytaniem czy jesteśmy zarejestrowani. Po naciśnięciu przycisku<text:s/></text:span><text:span text:style-name="T27">„</text:span><text:span text:style-name="T28">Tak</text:span><text:span text:style-name="T29">”</text:span><text:span text:style-name="T30"><text:s/>przechodzimy do okna logowania. Je</text:span><text:span text:style-name="T31">śli naciśniemy przycisk<text:s/></text:span><text:span text:style-name="T32">„</text:span><text:span text:style-name="T33">Nie</text:span><text:span text:style-name="T34">”</text:span><text:span text:style-name="T35"><text:s/>przejdziemy do okna rejestracji. </text:span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2"><draw:frame text:anchor-type="as-char" svg:width="123.56mm" svg:height="51.33mm" style:rel-width="scale" style:rel-height="scale"><draw:object-ole xlink:href="OleObj2"/><draw:image xlink:href="ObjectReplacements/OleObj2"/></draw:frame><text:span text:style-name="T36"/></text:p>
      <text:p text:style-name="P13"><text:span text:style-name="T36"/></text:p>
      <text:p text:style-name="P13"><text:span text:style-name="T36"/></text:p>
      <text:p text:style-name="P13"><text:span text:style-name="T37"><text:tab/>Okno rejestracji wygl</text:span><text:span text:style-name="T38">ąda następująco. Musimy podać imię, nazwisko, nazwę użytkownika, hasło oraz wiek i nacisnąć<text:s/></text:span><text:span text:style-name="T39">„</text:span><text:span text:style-name="T40">Zarejestruj</text:span><text:span text:style-name="T41">”</text:span><text:span text:style-name="T42">,<text:s/></text:span><text:span text:style-name="T43">żeby się zarejestrować. Przycisk<text:s/></text:span><text:span text:style-name="T44">„</text:span><text:span text:style-name="T45">Menu G</text:span><text:span text:style-name="T46">ł</text:span><text:span text:style-name="T47">ówne” sprawi<text:s/></text:span><text:span text:style-name="T48">że wr</text:span><text:span text:style-name="T49">ócimy do pierwszego okna.</text:span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4"><draw:frame text:anchor-type="as-char" svg:width="123.56mm" svg:height="51.33mm" style:rel-width="scale" style:rel-height="scale"><draw:object-ole xlink:href="OleObj3"/><draw:image xlink:href="ObjectReplacements/OleObj3"/></draw:frame><text:span text:style-name="T50"/></text:p>
      <text:p text:style-name="P15"><text:span text:style-name="T50"/></text:p>
      <text:p text:style-name="P15"><text:span text:style-name="T51"><text:s/><text:tab/></text:span><text:span text:style-name="T52">Okno logowania. Pozwala ona poprzez wygenerowany wcze</text:span><text:span text:style-name="T53">śniej login i hasło wejść na określone okno, albo kierownika albo farmaceuty. Klienci muszą wcześniej się zarejestrować.<text:s text:c="2"/>Po wpisaniu danych poprzez przycisk "Zaloguj" przechodzimy do danej sekcji. Z tego okna r</text:span><text:span text:style-name="T54">ównie</text:span><text:span text:style-name="T55">ż można przejść do okna rejestracji poprzez przycisk<text:s/></text:span><text:span text:style-name="T56">„</text:span><text:span text:style-name="T57">Nie posiadam konta</text:span><text:span text:style-name="T58">”</text:span><text:span text:style-name="T59">.</text:span></text:p>
      <text:p text:style-name="P15"><text:span text:style-name="T60"/></text:p>
      <text:p text:style-name="P15"><text:span text:style-name="T60"/></text:p>
      <text:p text:style-name="P15"><text:span text:style-name="T60"/></text:p>
      <text:p text:style-name="P15"><text:span text:style-name="T60"/></text:p>
      <text:p text:style-name="P15"><text:span text:style-name="T61">Kierownik:</text:span></text:p>
      <text:p text:style-name="P15"><text:span text:style-name="T62"/></text:p>
      <text:p text:style-name="P16"><draw:frame text:anchor-type="as-char" svg:width="165.89mm" svg:height="85.20mm" style:rel-width="scale" style:rel-height="scale"><draw:object-ole xlink:href="OleObj4"/><draw:image xlink:href="ObjectReplacements/OleObj4"/></draw:frame><text:span text:style-name="T62"/></text:p>
      <text:p text:style-name="P17"><text:span text:style-name="T62"/></text:p>
      <text:p text:style-name="P17"><text:span text:style-name="T62"/></text:p>
      <text:p text:style-name="P17"><text:span text:style-name="T62"/></text:p>
      <text:p text:style-name="P17"><text:span text:style-name="T63"><text:tab/>Okienko to pojawia si</text:span><text:span text:style-name="T64">ę tylko jeśli zalogujemy się jako kierownik. W pole tekstowe wpisujemy potrzebne informacje. </text:span></text:p>
      <text:list text:style-name="L18">
        <text:list-item>
          <text:p text:style-name="P18"><text:span text:style-name="T65">przycisk<text:s/></text:span><text:span text:style-name="T66">„</text:span><text:span text:style-name="T67">Zatrudnij</text:span><text:span text:style-name="T68">”</text:span><text:span text:style-name="T69"><text:s/>- je</text:span><text:span text:style-name="T70">śli chcemy zatrudnić nowego farmaceutę musimy wpisać w odpowiedniej kolejności: imię, nazwisko, nazwa użytkownika, wiek, wynagrodzenie i konto oraz przydzielamy mu nazwę użytkownika i hasło w polach tekstowych.</text:span></text:p>
        </text:list-item>
        <text:list-item>
          <text:p text:style-name="P18"><text:span text:style-name="T71">przycisk<text:s/></text:span><text:span text:style-name="T72">„</text:span><text:span text:style-name="T73">Zwolnij</text:span><text:span text:style-name="T74">”</text:span><text:span text:style-name="T75">- przy zwolnieniu opr</text:span><text:span text:style-name="T76">ócz naci</text:span><text:span text:style-name="T77">śnięcia przycisku najpierw wpisujemy imię, nazwisko oraz nazwę użytkownika farmaceuty, wtedy farmaceuta zniknie z bazy danych. </text:span></text:p>
        </text:list-item>
        <text:list-item>
          <text:p text:style-name="P18"><text:span text:style-name="T78">przycisk<text:s/></text:span><text:span text:style-name="T79">„</text:span><text:span text:style-name="T80">Zamow produkty</text:span><text:span text:style-name="T81">”</text:span><text:span text:style-name="T82">- je</text:span><text:span text:style-name="T83">śli pierwszy raz zamawiamy dany lek to zostaje on dodany do bazy danych, ale jeśli jest już w bazie to zostaje zaktualizowana jego ilość. Raz zam</text:span><text:span text:style-name="T84">ówiony lek zostaje w bazie nawet je</text:span><text:span text:style-name="T85">śli klienci wykupią wszystko, jego ilość będzie ustawiona na 0. Trzeba wpisać w pole tekstowe nazwę leku oraz ilość. </text:span></text:p>
        </text:list-item>
        <text:list-item>
          <text:p text:style-name="P18"><text:span text:style-name="T86">przycisk<text:s/></text:span><text:span text:style-name="T87">„</text:span><text:span text:style-name="T88">Uaktualnij dane</text:span><text:span text:style-name="T89">”</text:span><text:span text:style-name="T90"><text:s/>s</text:span><text:span text:style-name="T91">łuży do edytowania informacji o farmaceucie.</text:span></text:p>
        </text:list-item>
        <text:list-item>
          <text:p text:style-name="P18"><text:span text:style-name="T92">przycisk<text:s/></text:span><text:span text:style-name="T93">„</text:span><text:span text:style-name="T94">Oproznij kase</text:span><text:span text:style-name="T95">”</text:span><text:span text:style-name="T96"><text:s/>b</text:span><text:span text:style-name="T97">ędzie zerować kasę na następny dzień oraz zapisywać do bazy utarg z danego dnia.</text:span></text:p>
        </text:list-item>
      </text:list>
      <text:p text:style-name="P19"><text:span text:style-name="T98"/></text:p>
      <text:p text:style-name="P19"><text:span text:style-name="T98"/></text:p>
      <text:p text:style-name="P19"><text:span text:style-name="T98"/></text:p>
      <text:p text:style-name="P19"><text:span text:style-name="T99">Klient:</text:span></text:p>
      <text:p text:style-name="P19"><text:span text:style-name="T100"/></text:p>
      <text:p text:style-name="P20"><draw:frame text:anchor-type="as-char" svg:width="165.89mm" svg:height="84.14mm" style:rel-width="scale" style:rel-height="scale"><draw:object-ole xlink:href="OleObj5"/><draw:image xlink:href="ObjectReplacements/OleObj5"/></draw:frame><text:span text:style-name="T100"/></text:p>
      <text:p text:style-name="P20"><text:span text:style-name="T100"/></text:p>
      <text:p text:style-name="P21"><text:span text:style-name="T101"><text:tab/>Okienko to jest przeznaczone dla klientów.</text:span></text:p>
      <text:list text:style-name="L22">
        <text:list-item>
          <text:p text:style-name="P22"><text:span text:style-name="T101">Przycisk<text:s/></text:span><text:span text:style-name="T102">„</text:span><text:span text:style-name="T103">Sprawdz Dostepnosc</text:span><text:span text:style-name="T104">”</text:span><text:span text:style-name="T105"><text:s/></text:span><text:span text:style-name="T106">–</text:span><text:span text:style-name="T107"><text:s/>pobiera z bazy danych informacj</text:span><text:span text:style-name="T108">ę o ilości wskazanego przez użytkownika leku.</text:span></text:p>
        </text:list-item>
        <text:list-item>
          <text:p text:style-name="P22"><text:span text:style-name="T109">Przycisk<text:s/></text:span><text:span text:style-name="T110">„</text:span><text:span text:style-name="T111">Zamow Leki</text:span><text:span text:style-name="T112">”</text:span><text:span text:style-name="T113"><text:s/></text:span><text:span text:style-name="T114">–</text:span><text:span text:style-name="T115"><text:s/>tworzy zam</text:span><text:span text:style-name="T116">ówienie na leki i dodaje je do bazy danych.</text:span></text:p>
        </text:list-item>
        <text:list-item>
          <text:p text:style-name="P22"><text:span text:style-name="T117">Przycisk<text:s/></text:span><text:span text:style-name="T118">„</text:span><text:span text:style-name="T119">Wyswietl dost</text:span><text:span text:style-name="T120">ępne produkty” - wyświetla wszystkie<text:s text:c="2"/>produkty i ich ilość jakie są w aptece.</text:span></text:p>
        </text:list-item>
        <text:list-item>
          <text:p text:style-name="P22"><text:span text:style-name="T121">Przycisk<text:s/></text:span><text:span text:style-name="T122">„</text:span><text:span text:style-name="T123">Wyswietl moje zamowienie</text:span><text:span text:style-name="T124">”</text:span><text:span text:style-name="T125"><text:s/>- wy</text:span><text:span text:style-name="T126">świetla całe zam</text:span><text:span text:style-name="T127">ówienie jakie przeprowadzili</text:span><text:span text:style-name="T128">śmy.</text:span></text:p>
        </text:list-item>
        <text:list-item>
          <text:p text:style-name="P22"><text:span text:style-name="T129">Przycisk<text:s/></text:span><text:span text:style-name="T130">„</text:span><text:span text:style-name="T131">Wyczysc Pola</text:span><text:span text:style-name="T132">”</text:span><text:span text:style-name="T133"><text:s/></text:span><text:span text:style-name="T134">–</text:span><text:span text:style-name="T135"><text:s/>usuwa ca</text:span><text:span text:style-name="T136">łą treść ze wszystkich p</text:span><text:span text:style-name="T137">ól.</text:span></text:p>
        </text:list-item>
      </text:list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8"/></text:p>
      <text:p text:style-name="P23"><text:span text:style-name="T139">Farmaceuta:</text:span></text:p>
      <text:p text:style-name="P23"><text:span text:style-name="T140"/></text:p>
      <text:p text:style-name="P24"><draw:frame text:anchor-type="as-char" svg:width="165.89mm" svg:height="83.08mm" style:rel-width="scale" style:rel-height="scale"><draw:object-ole xlink:href="OleObj6"/><draw:image xlink:href="ObjectReplacements/OleObj6"/></draw:frame><text:span text:style-name="T140"/></text:p>
      <text:p text:style-name="P25"><text:span text:style-name="T140"/></text:p>
      <text:p text:style-name="P26"><text:span text:style-name="T141">Okienko to jest przeznaczone dla farmaceuty.</text:span></text:p>
      <text:list text:style-name="L27">
        <text:list-item>
          <text:p text:style-name="P27"><text:span text:style-name="T141">Przycisk<text:s/></text:span><text:span text:style-name="T142">„</text:span><text:span text:style-name="T143">Wyswietl oczekuj</text:span><text:span text:style-name="T144">ące zamowienia”- wyświetla zam</text:span><text:span text:style-name="T145">ówienia oczekuj</text:span><text:span text:style-name="T146">ące na realizacje.</text:span></text:p>
        </text:list-item>
        <text:list-item>
          <text:p text:style-name="P27"><text:span text:style-name="T147">Przycisk<text:s/></text:span><text:span text:style-name="T148">„</text:span><text:span text:style-name="T149">Obsluga zamowien</text:span><text:span text:style-name="T150">”</text:span><text:span text:style-name="T151">- s</text:span><text:span text:style-name="T152">łuży do obsługi oczekujących zam</text:span><text:span text:style-name="T153">ówie</text:span><text:span text:style-name="T154">ń oraz potrzebuje id zam</text:span><text:span text:style-name="T155">ówienia.</text:span></text:p>
        </text:list-item>
        <text:list-item>
          <text:p text:style-name="P27"><text:span text:style-name="T156">Przycisk<text:s/></text:span><text:span text:style-name="T157">„</text:span><text:span text:style-name="T158">Otworz/Zamknij kase</text:span><text:span text:style-name="T159">”</text:span><text:span text:style-name="T160">- s</text:span><text:span text:style-name="T161">łuży do otwarcia i zamknięcia kasy.</text:span></text:p>
        </text:list-item>
      </text:list>
      <text:p text:style-name="P28"><text:span text:style-name="T162"/></text:p>
      <text:p text:style-name="P29"><text:span text:style-name="T162"/></text:p>
      <text:p text:style-name="P29"><text:span text:style-name="T162"/></text:p>
      <text:p text:style-name="P29"><text:span text:style-name="T162"/></text:p>
      <text:p text:style-name="P29"><text:span text:style-name="T163"><text:tab/></text:span></text:p>
      <text:p text:style-name="P29"><text:span text:style-name="T164"/></text:p>
      <text:p text:style-name="P29"><text:span text:style-name="T165">II. Dokumentacja techniczna:</text:span></text:p>
      <text:p text:style-name="P29"><text:span text:style-name="T166"><text:tab/>1.Nasza aplikacja rozwi</text:span><text:span text:style-name="T167">ązuje problem systemu zarządzania apteką.</text:span></text:p>
      <text:p text:style-name="P29"><text:span text:style-name="T168"><text:tab/></text:span></text:p>
      <text:p text:style-name="P29"><text:span text:style-name="T168"><text:tab/>2.Kod:</text:span></text:p>
      <text:p text:style-name="P29"><text:span text:style-name="T168"><text:tab/></text:span></text:p>
      <text:p text:style-name="P29"><text:span text:style-name="T169">@Override</text:span></text:p>
      <text:p text:style-name="P29"><text:span text:style-name="T170"><text:tab/></text:span><text:span text:style-name="T171">public</text:span><text:span text:style-name="T172"><text:s/></text:span><text:span text:style-name="T173">void</text:span><text:span text:style-name="T174"><text:s/>dodajUzytkownikaDB()<text:s/></text:span><text:span text:style-name="T175">throws</text:span><text:span text:style-name="T176"><text:s/>Exception {</text:span></text:p>
      <text:p text:style-name="P29"><text:span text:style-name="T176"><text:tab/><text:tab/>ConnectToDB.</text:span><text:span text:style-name="T177">polacz</text:span><text:span text:style-name="T178">(); </text:span></text:p>
      <text:p text:style-name="P29"><text:span text:style-name="T178"><text:tab/><text:tab/></text:span></text:p>
      <text:p text:style-name="P29"><text:span text:style-name="T178"><text:tab/><text:tab/>String<text:s/></text:span><text:span text:style-name="T179">hasloDB</text:span><text:span text:style-name="T180"><text:s/>=<text:s/></text:span><text:span text:style-name="T181">new</text:span><text:span text:style-name="T182"><text:s/>String(</text:span><text:span text:style-name="T183">super</text:span><text:span text:style-name="T184">.</text:span><text:span text:style-name="T185">haslo</text:span><text:span text:style-name="T186">);</text:span></text:p>
      <text:p text:style-name="P29"><text:span text:style-name="T186"><text:tab/><text:tab/>setIdFromDB();</text:span></text:p>
      <text:p text:style-name="P29"><text:span text:style-name="T186"><text:tab/><text:tab/>setKlientId();</text:span></text:p>
      <text:p text:style-name="P29"><text:span text:style-name="T186"><text:tab/><text:tab/></text:span><text:span text:style-name="T187">st</text:span><text:span text:style-name="T188"><text:s/>= ConnectToDB.</text:span><text:span text:style-name="T189">con</text:span><text:span text:style-name="T190">.createStatement();</text:span></text:p>
      <text:p text:style-name="P29"><text:span text:style-name="T190"><text:tab/><text:tab/>System.</text:span><text:span text:style-name="T191">out</text:span><text:span text:style-name="T192">.println(</text:span><text:span text:style-name="T193">"Insert into uzytkownik(id_uzytkownik,nazwau,haslo,imie,wiek,nazwisko,typ) values("</text:span><text:span text:style-name="T194"><text:s/>+<text:s/></text:span><text:span text:style-name="T195">super</text:span><text:span text:style-name="T196">.</text:span><text:span text:style-name="T197">id</text:span><text:span text:style-name="T198"><text:s/>+<text:s/></text:span><text:span text:style-name="T199">",'"</text:span><text:span text:style-name="T200"><text:s/>+<text:s/></text:span><text:span text:style-name="T201">super</text:span><text:span text:style-name="T202">.</text:span><text:span text:style-name="T203">nazwaU</text:span><text:span text:style-name="T204"><text:s/>+<text:s/></text:span><text:span text:style-name="T205">"','"</text:span><text:span text:style-name="T206"><text:s/>+<text:s/></text:span><text:span text:style-name="T207">hasloDB</text:span><text:span text:style-name="T208"><text:s/>+<text:s/></text:span><text:span text:style-name="T209">"','"</text:span><text:span text:style-name="T210"><text:s/>+<text:s/></text:span><text:span text:style-name="T211">super</text:span><text:span text:style-name="T212">.</text:span><text:span text:style-name="T213">imie</text:span><text:span text:style-name="T214"><text:s/>+<text:s/></text:span><text:span text:style-name="T215">"',"</text:span><text:span text:style-name="T216"><text:s text:c="2"/>+<text:s/></text:span><text:span text:style-name="T217">super</text:span><text:span text:style-name="T218">.</text:span><text:span text:style-name="T219">wiek</text:span><text:span text:style-name="T220"><text:s/>+<text:s/></text:span><text:span text:style-name="T221">",'"</text:span><text:span text:style-name="T222"><text:s/>+<text:s/></text:span><text:span text:style-name="T223">super</text:span><text:span text:style-name="T224">.</text:span><text:span text:style-name="T225">nazwisko</text:span><text:span text:style-name="T226"><text:s/>+<text:s/></text:span><text:span text:style-name="T227">"','"</text:span><text:span text:style-name="T228"><text:s/>+<text:s/></text:span><text:span text:style-name="T229">super</text:span><text:span text:style-name="T230">.</text:span><text:span text:style-name="T231">typ</text:span><text:span text:style-name="T232"><text:s/>+</text:span><text:span text:style-name="T233">"',0)"</text:span><text:span text:style-name="T234">);</text:span></text:p>
      <text:p text:style-name="P29"><text:span text:style-name="T234"><text:tab/><text:tab/></text:span><text:span text:style-name="T235">//System.out.println("Insert into<text:s/></text:span><text:span text:style-name="T236">klient</text:span><text:span text:style-name="T237">(id_klient,uzytkownik_id_uzytkownik) values(" + getId_klient() + "," + id + ")");</text:span></text:p>
      <text:p text:style-name="P29"><text:span text:style-name="T238"><text:tab/><text:tab/></text:span><text:span text:style-name="T239">rs</text:span><text:span text:style-name="T240"><text:s/>=<text:s/></text:span><text:span text:style-name="T241">st</text:span><text:span text:style-name="T242">.executeQuery(</text:span><text:span text:style-name="T243">"Insert into uzytkownik(id_uzytkownik,nazwau,haslo,imie,wiek,nazwisko,typ,apteka_id_apteka) values("</text:span><text:span text:style-name="T244"><text:s/>+<text:s/></text:span><text:span text:style-name="T245">super</text:span><text:span text:style-name="T246">.</text:span><text:span text:style-name="T247">id</text:span><text:span text:style-name="T248"><text:s/>+<text:s/></text:span><text:span text:style-name="T249">",'"</text:span><text:span text:style-name="T250"><text:s/>+<text:s/></text:span><text:span text:style-name="T251">super</text:span><text:span text:style-name="T252">.</text:span><text:span text:style-name="T253">nazwaU</text:span><text:span text:style-name="T254"><text:s/>+<text:s/></text:span><text:span text:style-name="T255">"','"</text:span><text:span text:style-name="T256"><text:s/>+<text:s/></text:span><text:span text:style-name="T257">hasloDB</text:span><text:span text:style-name="T258"><text:s/>+<text:s/></text:span><text:span text:style-name="T259">"','"</text:span><text:span text:style-name="T260"><text:s/>+<text:s/></text:span><text:span text:style-name="T261">super</text:span><text:span text:style-name="T262">.</text:span><text:span text:style-name="T263">imie</text:span><text:span text:style-name="T264"><text:s/>+<text:s/></text:span><text:span text:style-name="T265">"',"</text:span><text:span text:style-name="T266"><text:s text:c="2"/>+<text:s/></text:span><text:span text:style-name="T267">super</text:span><text:span text:style-name="T268">.</text:span><text:span text:style-name="T269">wiek</text:span><text:span text:style-name="T270"><text:s/>+<text:s/></text:span><text:span text:style-name="T271">",'"</text:span><text:span text:style-name="T272"><text:s/>+<text:s/></text:span><text:span text:style-name="T273">super</text:span><text:span text:style-name="T274">.</text:span><text:span text:style-name="T275">nazwisko</text:span><text:span text:style-name="T276"><text:s/>+<text:s/></text:span><text:span text:style-name="T277">"','"</text:span><text:span text:style-name="T278">+<text:s/></text:span><text:span text:style-name="T279">super</text:span><text:span text:style-name="T280">.</text:span><text:span text:style-name="T281">typ</text:span><text:span text:style-name="T282"><text:s/>+<text:s/></text:span><text:span text:style-name="T283">"',0)"</text:span><text:span text:style-name="T284">);</text:span></text:p>
      <text:p text:style-name="P29"><text:span text:style-name="T284"><text:tab/><text:tab/></text:span><text:span text:style-name="T285">rs</text:span><text:span text:style-name="T286"><text:s/>=<text:s/></text:span><text:span text:style-name="T287">st</text:span><text:span text:style-name="T288">.executeQuery(</text:span><text:span text:style-name="T289">"Insert into klient(id_klient,uzytkownik_id_uzytkownik) values("</text:span><text:span text:style-name="T290"><text:s/>+ getId_klient() +<text:s/></text:span><text:span text:style-name="T291">","</text:span><text:span text:style-name="T292"><text:s/>+<text:s/></text:span><text:span text:style-name="T293">id</text:span><text:span text:style-name="T294"><text:s/>+<text:s/></text:span><text:span text:style-name="T295">")"</text:span><text:span text:style-name="T296">);</text:span></text:p>
      <text:p text:style-name="P29"><text:span text:style-name="T296"><text:tab/><text:tab/>ConnectToDB.</text:span><text:span text:style-name="T297">rozlacz</text:span><text:span text:style-name="T298">();</text:span></text:p>
      <text:p text:style-name="P29"><text:span text:style-name="T298"><text:tab/>}</text:span></text:p>
      <text:p text:style-name="P29"><text:span text:style-name="T299"/></text:p>
      <text:p text:style-name="P29"><text:span text:style-name="T300">Funkcja ta dodaje klienta do bazy danych.</text:span></text:p>
      <text:p text:style-name="P29"><text:span text:style-name="T301"/></text:p>
      <text:p text:style-name="P29"><text:span text:style-name="T302">public</text:span><text:span text:style-name="T303"><text:s/></text:span><text:span text:style-name="T304">void</text:span><text:span text:style-name="T305"><text:s/>setKlientId()<text:s/></text:span><text:span text:style-name="T306">throws</text:span><text:span text:style-name="T307"><text:s/>Exception {</text:span></text:p>
      <text:p text:style-name="P29"><text:span text:style-name="T307"><text:tab/><text:tab/></text:span></text:p>
      <text:p text:style-name="P29"><text:span text:style-name="T307"><text:tab/><text:tab/></text:span><text:span text:style-name="T308">st</text:span><text:span text:style-name="T309"><text:s/>= ConnectToDB.</text:span><text:span text:style-name="T310">con</text:span><text:span text:style-name="T311">.createStatement();</text:span></text:p>
      <text:p text:style-name="P29"><text:span text:style-name="T311"><text:tab/><text:tab/>ResultSet<text:s/></text:span><text:span text:style-name="T312">rs2</text:span><text:span text:style-name="T313"><text:s/>=<text:s/></text:span><text:span text:style-name="T314">st</text:span><text:span text:style-name="T315">.executeQuery(</text:span><text:span text:style-name="T316">"select * from klient"</text:span><text:span text:style-name="T317">);</text:span></text:p>
      <text:p text:style-name="P29"><text:span text:style-name="T317"><text:tab/><text:tab/></text:span><text:span text:style-name="T318">while</text:span><text:span text:style-name="T319"><text:s/>(</text:span><text:span text:style-name="T320">rs2</text:span><text:span text:style-name="T321">.next()) {</text:span></text:p>
      <text:p text:style-name="P29"><text:span text:style-name="T321"><text:tab/><text:tab/><text:tab/></text:span><text:span text:style-name="T322">this</text:span><text:span text:style-name="T323">.</text:span><text:span text:style-name="T324">id_klient</text:span><text:span text:style-name="T325">++;</text:span></text:p>
      <text:p text:style-name="P29"><text:span text:style-name="T325"><text:tab/><text:tab/>}</text:span></text:p>
      <text:p text:style-name="P29"><text:span text:style-name="T325"><text:tab/>}</text:span></text:p>
      <text:p text:style-name="P29"><text:span text:style-name="T326"/></text:p>
      <text:p text:style-name="P29"><text:span text:style-name="T327"><text:tab/></text:span><text:span text:style-name="T328">Znalezienie nast</text:span><text:span text:style-name="T329">ępnego id klienta.</text:span></text:p>
      <text:p text:style-name="P29"><text:span text:style-name="T330"/></text:p>
      <text:p text:style-name="P29"><text:span text:style-name="T330"/></text:p>
      <text:p text:style-name="P29"><text:span text:style-name="T331">public</text:span><text:span text:style-name="T332"><text:s/></text:span><text:span text:style-name="T333">void</text:span><text:span text:style-name="T334"><text:s/>setCurrentKlientId()<text:s/></text:span><text:span text:style-name="T335">throws</text:span><text:span text:style-name="T336"><text:s/>Exception {</text:span></text:p>
      <text:p text:style-name="P29"><text:span text:style-name="T336"><text:tab/><text:tab/></text:span></text:p>
      <text:p text:style-name="P29"><text:span text:style-name="T336"><text:tab/><text:tab/></text:span><text:span text:style-name="T337">st</text:span><text:span text:style-name="T338"><text:s/>= ConnectToDB.</text:span><text:span text:style-name="T339">con</text:span><text:span text:style-name="T340">.createStatement();</text:span></text:p>
      <text:p text:style-name="P29"><text:span text:style-name="T340"><text:tab/><text:tab/></text:span><text:span text:style-name="T341">int</text:span><text:span text:style-name="T342"><text:s/></text:span><text:span text:style-name="T343">i</text:span><text:span text:style-name="T344"><text:s/>= 0;</text:span></text:p>
      <text:p text:style-name="P29"><text:span text:style-name="T344"><text:tab/><text:tab/>ResultSet<text:s/></text:span><text:span text:style-name="T345">rs2</text:span><text:span text:style-name="T346"><text:s/>=<text:s/></text:span><text:span text:style-name="T347">st</text:span><text:span text:style-name="T348">.executeQuery(</text:span><text:span text:style-name="T349">"select * from uzytkownik"</text:span><text:span text:style-name="T350"><text:s/>);</text:span></text:p>
      <text:p text:style-name="P29"><text:span text:style-name="T350"><text:tab/><text:tab/></text:span><text:span text:style-name="T351">while</text:span><text:span text:style-name="T352"><text:s/>(</text:span><text:span text:style-name="T353">rs2</text:span><text:span text:style-name="T354">.next()) {</text:span></text:p>
      <text:p text:style-name="P29"><text:span text:style-name="T354"><text:tab/><text:tab/><text:tab/></text:span><text:span text:style-name="T355">i</text:span><text:span text:style-name="T356">++;</text:span></text:p>
      <text:p text:style-name="P29"><text:span text:style-name="T356"><text:tab/><text:tab/><text:tab/></text:span><text:span text:style-name="T357">if</text:span><text:span text:style-name="T358">(</text:span><text:span text:style-name="T359">super</text:span><text:span text:style-name="T360">.</text:span><text:span text:style-name="T361">imie</text:span><text:span text:style-name="T362">.equals(</text:span><text:span text:style-name="T363">rs2</text:span><text:span text:style-name="T364">.getString(4)) &amp;&amp;<text:s/></text:span><text:span text:style-name="T365">super</text:span><text:span text:style-name="T366">.</text:span><text:span text:style-name="T367">nazwisko</text:span><text:span text:style-name="T368">.equals(</text:span><text:span text:style-name="T369">rs2</text:span><text:span text:style-name="T370">.getString(6)) ) {</text:span></text:p>
      <text:p text:style-name="P29"><text:span text:style-name="T370"><text:tab/><text:tab/><text:tab/><text:tab/></text:span><text:span text:style-name="T371">break</text:span><text:span text:style-name="T372">;</text:span></text:p>
      <text:p text:style-name="P29"><text:span text:style-name="T372"><text:tab/><text:tab/><text:tab/>}</text:span></text:p>
      <text:p text:style-name="P29"><text:span text:style-name="T372"><text:tab/><text:tab/>}</text:span></text:p>
      <text:p text:style-name="P29"><text:span text:style-name="T372"><text:tab/><text:tab/></text:span><text:span text:style-name="T373">rs2</text:span><text:span text:style-name="T374"><text:s/>=<text:s/></text:span><text:span text:style-name="T375">st</text:span><text:span text:style-name="T376">.executeQuery(</text:span><text:span text:style-name="T377">"select * from klient where uzytkownik_id_uzytkownik = "</text:span><text:span text:style-name="T378">+<text:s/></text:span><text:span text:style-name="T379">i</text:span><text:span text:style-name="T380"><text:s/>);</text:span></text:p>
      <text:p text:style-name="P29"><text:span text:style-name="T380"><text:tab/><text:tab/>setId_klient(</text:span><text:span text:style-name="T381">rs2</text:span><text:span text:style-name="T382">.getInt(1));</text:span></text:p>
      <text:p text:style-name="P29"><text:span text:style-name="T382"><text:tab/>}</text:span></text:p>
      <text:p text:style-name="P29"><text:span text:style-name="T383"/></text:p>
      <text:p text:style-name="P29"><text:span text:style-name="T384"><text:tab/></text:span><text:span text:style-name="T385">Funkcja wyszukuje id u</text:span><text:span text:style-name="T386">żytkownika, kt</text:span><text:span text:style-name="T387">óry jest aktualnie zalogowany.</text:span></text:p>
      <text:p text:style-name="P29"><text:span text:style-name="T388"/></text:p>
      <text:p text:style-name="P29"><text:span text:style-name="T389">@SuppressWarnings</text:span><text:span text:style-name="T390">(</text:span><text:span text:style-name="T391">"resource"</text:span><text:span text:style-name="T392">)</text:span></text:p>
      <text:p text:style-name="P29"><text:span text:style-name="T392"><text:tab/></text:span><text:span text:style-name="T393">public</text:span><text:span text:style-name="T394"><text:s/>String zamowLeki(String[]<text:s/></text:span><text:span text:style-name="T395">lines</text:span><text:span text:style-name="T396">) {</text:span></text:p>
      <text:p text:style-name="P29"><text:span text:style-name="T396"><text:tab/><text:tab/>Produkty<text:s/></text:span><text:span text:style-name="T397">produkt</text:span><text:span text:style-name="T398"><text:s/>=<text:s/></text:span><text:span text:style-name="T399">new</text:span><text:span text:style-name="T400"><text:s/>Produkty();</text:span></text:p>
      <text:p text:style-name="P29"><text:span text:style-name="T400"><text:tab/><text:tab/>Zamowienie<text:s/></text:span><text:span text:style-name="T401">zamow</text:span><text:span text:style-name="T402"><text:s/>=<text:s/></text:span><text:span text:style-name="T403">new</text:span><text:span text:style-name="T404"><text:s/>Zamowienie();</text:span></text:p>
      <text:p text:style-name="P29"><text:span text:style-name="T404"><text:tab/><text:tab/>String<text:s/></text:span><text:span text:style-name="T405">str</text:span><text:span text:style-name="T406"><text:s/>=<text:s/></text:span><text:span text:style-name="T407">null</text:span><text:span text:style-name="T408">;</text:span></text:p>
      <text:p text:style-name="P29"><text:span text:style-name="T408"><text:tab/><text:tab/></text:span><text:span text:style-name="T409">try</text:span><text:span text:style-name="T410"><text:s/>{</text:span></text:p>
      <text:p text:style-name="P29"><text:span text:style-name="T410"><text:tab/><text:tab/><text:tab/>ConnectToDB.</text:span><text:span text:style-name="T411">polacz</text:span><text:span text:style-name="T412">();</text:span></text:p>
      <text:p text:style-name="P29"><text:span text:style-name="T412"><text:tab/><text:tab/><text:tab/>Statement<text:s/></text:span><text:span text:style-name="T413">st</text:span><text:span text:style-name="T414"><text:s/>= ConnectToDB.</text:span><text:span text:style-name="T415">con</text:span><text:span text:style-name="T416">.createStatement();</text:span></text:p>
      <text:p text:style-name="P29"><text:span text:style-name="T416"><text:tab/><text:tab/><text:tab/>ResultSet<text:s/></text:span><text:span text:style-name="T417">rs</text:span><text:span text:style-name="T418"><text:s/>=<text:s/></text:span><text:span text:style-name="T419">st</text:span><text:span text:style-name="T420">.executeQuery(</text:span><text:span text:style-name="T421">"Select \"id_produkty\", nazwa, ilosc from produkty"</text:span><text:span text:style-name="T422">);</text:span></text:p>
      <text:p text:style-name="P29"><text:span text:style-name="T422"><text:tab/><text:tab/><text:tab/></text:span><text:span text:style-name="T423">while</text:span><text:span text:style-name="T424"><text:s/>(</text:span><text:span text:style-name="T425">rs</text:span><text:span text:style-name="T426">.next()) {</text:span></text:p>
      <text:p text:style-name="P29"><text:span text:style-name="T426"><text:tab/><text:tab/><text:tab/><text:tab/></text:span><text:span text:style-name="T427">produkt</text:span><text:span text:style-name="T428">.setId(</text:span><text:span text:style-name="T429">rs</text:span><text:span text:style-name="T430">.getInt(1));</text:span></text:p>
      <text:p text:style-name="P29"><text:span text:style-name="T430"><text:tab/><text:tab/><text:tab/><text:tab/></text:span><text:span text:style-name="T431">produkt</text:span><text:span text:style-name="T432">.setNazwa(</text:span><text:span text:style-name="T433">rs</text:span><text:span text:style-name="T434">.getString(2));</text:span></text:p>
      <text:p text:style-name="P29"><text:span text:style-name="T434"><text:tab/><text:tab/><text:tab/><text:tab/></text:span><text:span text:style-name="T435">produkt</text:span><text:span text:style-name="T436">.setIlosc(</text:span><text:span text:style-name="T437">rs</text:span><text:span text:style-name="T438">.getInt(3));</text:span></text:p>
      <text:p text:style-name="P29"><text:span text:style-name="T438"><text:tab/><text:tab/><text:tab/><text:tab/></text:span><text:span text:style-name="T439">if</text:span><text:span text:style-name="T440">(</text:span><text:span text:style-name="T441">lines</text:span><text:span text:style-name="T442">[0].equals(</text:span><text:span text:style-name="T443">produkt</text:span><text:span text:style-name="T444">.getNazwa()) &amp;&amp;<text:s/></text:span><text:span text:style-name="T445">produkt</text:span><text:span text:style-name="T446">.getIlosc()&gt;0 &amp;&amp;<text:s/></text:span><text:span text:style-name="T447">produkt</text:span><text:span text:style-name="T448">.getIlosc()&gt;=Integer.</text:span><text:span text:style-name="T449">parseInt</text:span><text:span text:style-name="T450">(</text:span><text:span text:style-name="T451">lines</text:span><text:span text:style-name="T452">[1])) {</text:span></text:p>
      <text:p text:style-name="P29"><text:span text:style-name="T452"><text:tab/><text:tab/><text:tab/><text:tab/><text:tab/></text:span><text:span text:style-name="T453">produkt</text:span><text:span text:style-name="T454">.setIlosc(</text:span><text:span text:style-name="T455">produkt</text:span><text:span text:style-name="T456">.getIlosc()-Integer.</text:span><text:span text:style-name="T457">parseInt</text:span><text:span text:style-name="T458">(</text:span><text:span text:style-name="T459">lines</text:span><text:span text:style-name="T460">[1]));</text:span></text:p>
      <text:p text:style-name="P29"><text:span text:style-name="T460"><text:tab/><text:tab/><text:tab/><text:tab/><text:tab/>System.</text:span><text:span text:style-name="T461">out</text:span><text:span text:style-name="T462">.println(</text:span><text:span text:style-name="T463">"update produkty set ilosc ="</text:span><text:span text:style-name="T464">+</text:span><text:span text:style-name="T465">produkt</text:span><text:span text:style-name="T466">.getIlosc() +</text:span><text:span text:style-name="T467">" where nazwa =' "</text:span><text:span text:style-name="T468">+<text:s/></text:span><text:span text:style-name="T469">produkt</text:span><text:span text:style-name="T470">.getNazwa()+</text:span><text:span text:style-name="T471">"'"</text:span><text:span text:style-name="T472">);</text:span></text:p>
      <text:p text:style-name="P29"><text:span text:style-name="T472"><text:tab/><text:tab/><text:tab/><text:tab/><text:tab/></text:span><text:span text:style-name="T473">rs</text:span><text:span text:style-name="T474"><text:s/>=<text:s/></text:span><text:span text:style-name="T475">st</text:span><text:span text:style-name="T476">.executeQuery(</text:span><text:span text:style-name="T477">"update produkty set ilosc ="</text:span><text:span text:style-name="T478">+</text:span><text:span text:style-name="T479">produkt</text:span><text:span text:style-name="T480">.getIlosc() +</text:span><text:span text:style-name="T481">" where nazwa = '"</text:span><text:span text:style-name="T482">+<text:s/></text:span><text:span text:style-name="T483">produkt</text:span><text:span text:style-name="T484">.getNazwa()+</text:span><text:span text:style-name="T485">"'"</text:span><text:span text:style-name="T486">);</text:span></text:p>
      <text:p text:style-name="P29"><text:span text:style-name="T486"><text:tab/><text:tab/><text:tab/><text:tab/><text:tab/></text:span><text:span text:style-name="T487">zamow</text:span><text:span text:style-name="T488">.setIdZamowienia();</text:span></text:p>
      <text:p text:style-name="P29"><text:span text:style-name="T488"><text:tab/><text:tab/><text:tab/><text:tab/><text:tab/>setCurrentKlientId();</text:span></text:p>
      <text:p text:style-name="P29"><text:span text:style-name="T488"><text:tab/><text:tab/><text:tab/><text:tab/><text:tab/></text:span><text:span text:style-name="T489">rs</text:span><text:span text:style-name="T490"><text:s/>=<text:s/></text:span><text:span text:style-name="T491">st</text:span><text:span text:style-name="T492">.executeQuery(</text:span><text:span text:style-name="T493">"insert into zamowienie(id_zamowienia,rodzaj,stan,klient_id_klient,produkty_id_produkty) values("</text:span><text:span text:style-name="T494"><text:s/>+<text:s/></text:span><text:span text:style-name="T495">zamow</text:span><text:span text:style-name="T496">.getIdZamowienia() +<text:s/></text:span><text:span text:style-name="T497">",'Z',false,"</text:span><text:span text:style-name="T498"><text:s/>+ getId_klient());</text:span></text:p>
      <text:p text:style-name="P29"><text:span text:style-name="T498"><text:tab/><text:tab/><text:tab/><text:tab/><text:tab/></text:span><text:span text:style-name="T499">str</text:span><text:span text:style-name="T500"><text:s/>=<text:s/></text:span><text:span text:style-name="T501">"Zamowiles "</text:span><text:span text:style-name="T502">+<text:s/></text:span><text:span text:style-name="T503">produkt</text:span><text:span text:style-name="T504">.getNazwa() +<text:s/></text:span><text:span text:style-name="T505">"<text:s text:c="2"/>w ilosci: "</text:span><text:span text:style-name="T506">+ Integer.</text:span><text:span text:style-name="T507">parseInt</text:span><text:span text:style-name="T508">(</text:span><text:span text:style-name="T509">lines</text:span><text:span text:style-name="T510">[1]) +</text:span><text:span text:style-name="T511">"\nPozosta</text:span><text:span text:style-name="T512">ło:"</text:span><text:span text:style-name="T513"><text:s/>+<text:s/></text:span><text:span text:style-name="T514">produkt</text:span><text:span text:style-name="T515">.getIlosc()+</text:span><text:span text:style-name="T516">"\n"</text:span><text:span text:style-name="T517">;</text:span></text:p>
      <text:p text:style-name="P29"><text:span text:style-name="T518"><text:tab/><text:tab/><text:tab/><text:tab/><text:tab/></text:span><text:span text:style-name="T519">break</text:span><text:span text:style-name="T520">;</text:span></text:p>
      <text:p text:style-name="P29"><text:span text:style-name="T520"><text:tab/><text:tab/><text:tab/><text:tab/>}</text:span></text:p>
      <text:p text:style-name="P29"><text:span text:style-name="T520"><text:tab/><text:tab/><text:tab/>}</text:span></text:p>
      <text:p text:style-name="P29"><text:span text:style-name="T520"><text:tab/><text:tab/><text:tab/>ConnectToDB.</text:span><text:span text:style-name="T521">rozlacz</text:span><text:span text:style-name="T522">();</text:span></text:p>
      <text:p text:style-name="P29"><text:span text:style-name="T522"><text:tab/><text:tab/>}<text:s/></text:span><text:span text:style-name="T523">catch</text:span><text:span text:style-name="T524"><text:s/>(Exception<text:s/></text:span><text:span text:style-name="T525">e1</text:span><text:span text:style-name="T526">) {</text:span></text:p>
      <text:p text:style-name="P29"><text:span text:style-name="T526"><text:tab/><text:tab/><text:tab/>System.</text:span><text:span text:style-name="T527">out</text:span><text:span text:style-name="T528">.println(</text:span><text:span text:style-name="T529">"Exception w towrzeniu zamowienia."</text:span><text:span text:style-name="T530">);</text:span></text:p>
      <text:p text:style-name="P29"><text:span text:style-name="T530"><text:tab/><text:tab/><text:tab/></text:span><text:span text:style-name="T531">e1</text:span><text:span text:style-name="T532">.printStackTrace();</text:span></text:p>
      <text:p text:style-name="P29"><text:span text:style-name="T532"><text:tab/><text:tab/>}</text:span></text:p>
      <text:p text:style-name="P29"><text:span text:style-name="T532"><text:tab/><text:tab/></text:span><text:span text:style-name="T533">return</text:span><text:span text:style-name="T534"><text:s/></text:span><text:span text:style-name="T535">str</text:span><text:span text:style-name="T536">;</text:span></text:p>
      <text:p text:style-name="P29"><text:span text:style-name="T536"><text:tab/>}</text:span></text:p>
      <text:p text:style-name="P29"><text:span text:style-name="T537"/></text:p>
      <text:p text:style-name="P30"><text:span text:style-name="T538">Funkcja s</text:span><text:span text:style-name="T539">łuży do zamawiania lek</text:span><text:span text:style-name="T540">ów.</text:span></text:p>
      <text:p text:style-name="P31"><text:span text:style-name="T541"/></text:p>
      <text:p text:style-name="P31"><text:span text:style-name="T542">private</text:span><text:span text:style-name="T543"><text:s/></text:span><text:span text:style-name="T544">void</text:span><text:span text:style-name="T545"><text:s/>initialize() {</text:span></text:p>
      <text:p text:style-name="P31"><text:span text:style-name="T545"><text:tab/><text:tab/></text:span><text:span text:style-name="T546">frame</text:span><text:span text:style-name="T547"><text:s/>=<text:s/></text:span><text:span text:style-name="T548">new</text:span><text:span text:style-name="T549"><text:s/>JFrame();</text:span></text:p>
      <text:p text:style-name="P31"><text:span text:style-name="T549"><text:tab/><text:tab/></text:span><text:span text:style-name="T550">frame</text:span><text:span text:style-name="T551">.setTitle(GlowneMenu.</text:span><text:span text:style-name="T552">title</text:span><text:span text:style-name="T553">);</text:span></text:p>
      <text:p text:style-name="P31"><text:span text:style-name="T553"><text:tab/><text:tab/></text:span><text:span text:style-name="T554">frame</text:span><text:span text:style-name="T555">.setBounds(100, 100, 450, 300);</text:span></text:p>
      <text:p text:style-name="P31"><text:span text:style-name="T555"><text:tab/><text:tab/></text:span><text:span text:style-name="T556">frame</text:span><text:span text:style-name="T557">.setDefaultCloseOperation(JFrame.</text:span><text:span text:style-name="T558">EXIT_ON_CLOSE</text:span><text:span text:style-name="T559">);</text:span></text:p>
      <text:p text:style-name="P31"><text:span text:style-name="T559"><text:tab/><text:tab/></text:span></text:p>
      <text:p text:style-name="P31"><text:span text:style-name="T559"><text:tab/><text:tab/>JButton<text:s/></text:span><text:span text:style-name="T560">btnSprzedaj</text:span><text:span text:style-name="T561"><text:s/>=<text:s/></text:span><text:span text:style-name="T562">new</text:span><text:span text:style-name="T563"><text:s/>JButton(</text:span><text:span text:style-name="T564">"Sprzedaj"</text:span><text:span text:style-name="T565">);</text:span></text:p>
      <text:p text:style-name="P31"><text:span text:style-name="T565"><text:tab/><text:tab/></text:span><text:span text:style-name="T566">btnSprzedaj</text:span><text:span text:style-name="T567">.setAction(</text:span><text:span text:style-name="T568">action</text:span><text:span text:style-name="T569">);</text:span></text:p>
      <text:p text:style-name="P31"><text:span text:style-name="T569"><text:tab/><text:tab/></text:span></text:p>
      <text:p text:style-name="P31"><text:span text:style-name="T569"><text:tab/><text:tab/>JButton<text:s/></text:span><text:span text:style-name="T570">button</text:span><text:span text:style-name="T571"><text:s/>=<text:s/></text:span><text:span text:style-name="T572">new</text:span><text:span text:style-name="T573"><text:s/>JButton(</text:span><text:span text:style-name="T574">"GlowneMenu"</text:span><text:span text:style-name="T575">);</text:span></text:p>
      <text:p text:style-name="P31"><text:span text:style-name="T575"><text:tab/><text:tab/></text:span><text:span text:style-name="T576">button</text:span><text:span text:style-name="T577">.setAction(</text:span><text:span text:style-name="T578">action_1</text:span><text:span text:style-name="T579">);</text:span></text:p>
      <text:p text:style-name="P31"><text:span text:style-name="T579"><text:tab/><text:tab/>GroupLayout<text:s/></text:span><text:span text:style-name="T580">groupLayout</text:span><text:span text:style-name="T581"><text:s/>=<text:s/></text:span><text:span text:style-name="T582">new</text:span><text:span text:style-name="T583"><text:s/>GroupLayout(</text:span><text:span text:style-name="T584">frame</text:span><text:span text:style-name="T585">.getContentPane());</text:span></text:p>
      <text:p text:style-name="P31"><text:span text:style-name="T585"><text:tab/><text:tab/></text:span><text:span text:style-name="T586">groupLayout</text:span><text:span text:style-name="T587">.setHorizontalGroup(</text:span></text:p>
      <text:p text:style-name="P31"><text:span text:style-name="T587"><text:tab/><text:tab/><text:tab/></text:span><text:span text:style-name="T588">groupLayout</text:span><text:span text:style-name="T589">.createParallelGroup(Alignment.</text:span><text:span text:style-name="T590">LEADING</text:span><text:span text:style-name="T591">)</text:span></text:p>
      <text:p text:style-name="P31"><text:span text:style-name="T591"><text:tab/><text:tab/><text:tab/><text:tab/>.addGroup(</text:span><text:span text:style-name="T592">groupLayout</text:span><text:span text:style-name="T593">.createSequentialGroup()</text:span></text:p>
      <text:p text:style-name="P31"><text:span text:style-name="T593"><text:tab/><text:tab/><text:tab/><text:tab/><text:tab/>.addComponent(</text:span><text:span text:style-name="T594">btnSprzedaj</text:span><text:span text:style-name="T595">)</text:span></text:p>
      <text:p text:style-name="P31"><text:span text:style-name="T595"><text:tab/><text:tab/><text:tab/><text:tab/><text:tab/>.addContainerGap(359, Short.</text:span><text:span text:style-name="T596">MAX_VALUE</text:span><text:span text:style-name="T597">))</text:span></text:p>
      <text:p text:style-name="P31"><text:span text:style-name="T597"><text:tab/><text:tab/><text:tab/><text:tab/>.addGroup(Alignment.</text:span><text:span text:style-name="T598">TRAILING</text:span><text:span text:style-name="T599">,<text:s/></text:span><text:span text:style-name="T600">groupLayout</text:span><text:span text:style-name="T601">.createSequentialGroup()</text:span></text:p>
      <text:p text:style-name="P31"><text:span text:style-name="T601"><text:tab/><text:tab/><text:tab/><text:tab/><text:tab/>.addContainerGap(337, Short.</text:span><text:span text:style-name="T602">MAX_VALUE</text:span><text:span text:style-name="T603">)</text:span></text:p>
      <text:p text:style-name="P31"><text:span text:style-name="T603"><text:tab/><text:tab/><text:tab/><text:tab/><text:tab/>.addComponent(</text:span><text:span text:style-name="T604">button</text:span><text:span text:style-name="T605">, GroupLayout.</text:span><text:span text:style-name="T606">PREFERRED_SIZE</text:span><text:span text:style-name="T607">, 97, GroupLayout.</text:span><text:span text:style-name="T608">PREFERRED_SIZE</text:span><text:span text:style-name="T609">))</text:span></text:p>
      <text:p text:style-name="P31"><text:span text:style-name="T609"><text:tab/><text:tab/>);</text:span></text:p>
      <text:p text:style-name="P31"><text:span text:style-name="T609"><text:tab/><text:tab/></text:span><text:span text:style-name="T610">groupLayout</text:span><text:span text:style-name="T611">.setVerticalGroup(</text:span></text:p>
      <text:p text:style-name="P31"><text:span text:style-name="T611"><text:tab/><text:tab/><text:tab/></text:span><text:span text:style-name="T612">groupLayout</text:span><text:span text:style-name="T613">.createParallelGroup(Alignment.</text:span><text:span text:style-name="T614">LEADING</text:span><text:span text:style-name="T615">)</text:span></text:p>
      <text:p text:style-name="P31"><text:span text:style-name="T615"><text:tab/><text:tab/><text:tab/><text:tab/>.addGroup(</text:span><text:span text:style-name="T616">groupLayout</text:span><text:span text:style-name="T617">.createSequentialGroup()</text:span></text:p>
      <text:p text:style-name="P31"><text:span text:style-name="T617"><text:tab/><text:tab/><text:tab/><text:tab/><text:tab/>.addContainerGap()</text:span></text:p>
      <text:p text:style-name="P31"><text:span text:style-name="T617"><text:tab/><text:tab/><text:tab/><text:tab/><text:tab/>.addComponent(</text:span><text:span text:style-name="T618">btnSprzedaj</text:span><text:span text:style-name="T619">)</text:span></text:p>
      <text:p text:style-name="P31"><text:span text:style-name="T619"><text:tab/><text:tab/><text:tab/><text:tab/><text:tab/>.addPreferredGap(ComponentPlacement.</text:span><text:span text:style-name="T620">RELATED</text:span><text:span text:style-name="T621">, 204, Short.</text:span><text:span text:style-name="T622">MAX_VALUE</text:span><text:span text:style-name="T623">)</text:span></text:p>
      <text:p text:style-name="P31"><text:span text:style-name="T623"><text:tab/><text:tab/><text:tab/><text:tab/><text:tab/>.addComponent(</text:span><text:span text:style-name="T624">button</text:span><text:span text:style-name="T625">))</text:span></text:p>
      <text:p text:style-name="P31"><text:span text:style-name="T625"><text:tab/><text:tab/>);</text:span></text:p>
      <text:p text:style-name="P31"><text:span text:style-name="T625"><text:tab/><text:tab/></text:span><text:span text:style-name="T626">frame</text:span><text:span text:style-name="T627">.getContentPane().setLayout(</text:span><text:span text:style-name="T628">groupLayout</text:span><text:span text:style-name="T629">);</text:span></text:p>
      <text:p text:style-name="P31"><text:span text:style-name="T629"><text:tab/><text:tab/></text:span></text:p>
      <text:p text:style-name="P31"><text:span text:style-name="T629"><text:tab/><text:tab/></text:span><text:span text:style-name="T630">frame</text:span><text:span text:style-name="T631">.setVisible(</text:span><text:span text:style-name="T632">true</text:span><text:span text:style-name="T633">);</text:span></text:p>
      <text:p text:style-name="P31"><text:span text:style-name="T633"><text:tab/>}</text:span></text:p>
      <text:p text:style-name="P32"><text:span text:style-name="T634">Funkcja ta tworzy okienko.</text:span></text:p>
      <text:p text:style-name="P33"><text:span text:style-name="T635"/></text:p>
      <text:p text:style-name="P33"><text:span text:style-name="T636">public</text:span><text:span text:style-name="T637"><text:s/></text:span><text:span text:style-name="T638">static</text:span><text:span text:style-name="T639"><text:s/></text:span><text:span text:style-name="T640">void</text:span><text:span text:style-name="T641"><text:s/>polacz()<text:s/></text:span><text:span text:style-name="T642">throws</text:span><text:span text:style-name="T643"><text:s/>Exception {</text:span></text:p>
      <text:p text:style-name="P33"><text:span text:style-name="T643"><text:tab/><text:tab/>Class.</text:span><text:span text:style-name="T644">forName</text:span><text:span text:style-name="T645">(</text:span><text:span text:style-name="T646">"oracle.jdbc.driver.OracleDriver"</text:span><text:span text:style-name="T647">);</text:span></text:p>
      <text:p text:style-name="P33"><text:span text:style-name="T647"><text:tab/><text:tab/></text:span><text:span text:style-name="T648">con</text:span><text:span text:style-name="T649"><text:s/>= DriverManager.</text:span><text:span text:style-name="T650">getConnection</text:span><text:span text:style-name="T651">(</text:span><text:span text:style-name="T652">"jdbc:oracle:thin:@localhost:1521:xe"</text:span><text:span text:style-name="T653">,<text:s/></text:span><text:span text:style-name="T654">"system"</text:span><text:span text:style-name="T655">,<text:s/></text:span><text:span text:style-name="T656">"oracle"</text:span><text:span text:style-name="T657">);</text:span></text:p>
      <text:p text:style-name="P33"><text:span text:style-name="T657"><text:tab/></text:span><text:span text:style-name="T658">}</text:span></text:p>
      <text:p text:style-name="P33"><text:span text:style-name="T658">Funkcja ta<text:s/></text:span><text:span text:style-name="T659">łączy się z bazą danych</text:span></text:p>
      <text:p text:style-name="P33"><text:span text:style-name="T660"/></text:p>
      <text:p text:style-name="P33"><text:span text:style-name="T660"/></text:p>
      <text:p text:style-name="P33"><text:span text:style-name="T661">@Override</text:span></text:p>
      <text:p text:style-name="P33"><text:span text:style-name="T662"><text:tab/></text:span><text:span text:style-name="T663">public</text:span><text:span text:style-name="T664"><text:s/></text:span><text:span text:style-name="T665">void</text:span><text:span text:style-name="T666"><text:s/>dodajUzytkownikaDB()<text:s/></text:span><text:span text:style-name="T667">throws</text:span><text:span text:style-name="T668"><text:s/>Exception {</text:span></text:p>
      <text:p text:style-name="P33"><text:span text:style-name="T668"><text:tab/><text:tab/>ConnectToDB.</text:span><text:span text:style-name="T669">polacz</text:span><text:span text:style-name="T670">();</text:span></text:p>
      <text:p text:style-name="P33"><text:span text:style-name="T671"/></text:p>
      <text:p text:style-name="P33"><text:span text:style-name="T672"><text:tab/><text:tab/>String<text:s/></text:span><text:span text:style-name="T673">hasloDB</text:span><text:span text:style-name="T674"><text:s/>=<text:s/></text:span><text:span text:style-name="T675">new</text:span><text:span text:style-name="T676"><text:s/>String(</text:span><text:span text:style-name="T677">super</text:span><text:span text:style-name="T678">.</text:span><text:span text:style-name="T679">haslo</text:span><text:span text:style-name="T680">);</text:span></text:p>
      <text:p text:style-name="P33"><text:span text:style-name="T680"><text:tab/><text:tab/></text:span><text:span text:style-name="T681">st</text:span><text:span text:style-name="T682"><text:s/>= ConnectToDB.</text:span><text:span text:style-name="T683">con</text:span><text:span text:style-name="T684">.createStatement();</text:span></text:p>
      <text:p text:style-name="P33"><text:span text:style-name="T684"><text:tab/><text:tab/>setIdFromDB();</text:span></text:p>
      <text:p text:style-name="P33"><text:span text:style-name="T684"><text:tab/><text:tab/>setFarmaceutaId();</text:span></text:p>
      <text:p text:style-name="P33"><text:span text:style-name="T684"><text:tab/><text:tab/>System.</text:span><text:span text:style-name="T685">out</text:span><text:span text:style-name="T686">.println(</text:span><text:span text:style-name="T687">"Insert into uzytkownik(id_uzytkownik,nazwau,haslo,imie,wiek,nazwisko,typ) values("</text:span></text:p>
      <text:p text:style-name="P33"><text:span text:style-name="T688"><text:tab/><text:tab/><text:tab/><text:tab/>+<text:s/></text:span><text:span text:style-name="T689">super</text:span><text:span text:style-name="T690">.</text:span><text:span text:style-name="T691">id</text:span><text:span text:style-name="T692"><text:s/>+<text:s/></text:span><text:span text:style-name="T693">",'"</text:span><text:span text:style-name="T694"><text:s/>+<text:s/></text:span><text:span text:style-name="T695">super</text:span><text:span text:style-name="T696">.</text:span><text:span text:style-name="T697">nazwaU</text:span><text:span text:style-name="T698"><text:s/>+<text:s/></text:span><text:span text:style-name="T699">"','"</text:span><text:span text:style-name="T700"><text:s/>+<text:s/></text:span><text:span text:style-name="T701">hasloDB</text:span><text:span text:style-name="T702"><text:s/>+<text:s/></text:span><text:span text:style-name="T703">"','"</text:span><text:span text:style-name="T704"><text:s/>+<text:s/></text:span><text:span text:style-name="T705">super</text:span><text:span text:style-name="T706">.</text:span><text:span text:style-name="T707">imie</text:span><text:span text:style-name="T708"><text:s/>+<text:s/></text:span><text:span text:style-name="T709">"',"</text:span><text:span text:style-name="T710"><text:s/>+<text:s/></text:span><text:span text:style-name="T711">super</text:span><text:span text:style-name="T712">.</text:span><text:span text:style-name="T713">wiek</text:span><text:span text:style-name="T714"><text:s/>+<text:s/></text:span><text:span text:style-name="T715">",'"</text:span></text:p>
      <text:p text:style-name="P33"><text:span text:style-name="T716"><text:tab/><text:tab/><text:tab/><text:tab/>+<text:s/></text:span><text:span text:style-name="T717">super</text:span><text:span text:style-name="T718">.</text:span><text:span text:style-name="T719">nazwisko</text:span><text:span text:style-name="T720"><text:s/>+<text:s/></text:span><text:span text:style-name="T721">"','"</text:span><text:span text:style-name="T722"><text:s/>+<text:s/></text:span><text:span text:style-name="T723">super</text:span><text:span text:style-name="T724">.</text:span><text:span text:style-name="T725">typ</text:span><text:span text:style-name="T726"><text:s/>+<text:s/></text:span><text:span text:style-name="T727">"',0)"</text:span><text:span text:style-name="T728">);</text:span></text:p>
      <text:p text:style-name="P33"><text:span text:style-name="T728"><text:tab/><text:tab/>System.</text:span><text:span text:style-name="T729">out</text:span><text:span text:style-name="T730">.println(</text:span></text:p>
      <text:p text:style-name="P33"><text:span text:style-name="T730"><text:tab/><text:tab/><text:tab/><text:tab/></text:span><text:span text:style-name="T731">"Insert into farmaceuta(id_farmaceuta,wynagrodzenie,konto_bankowe,uzytkownik_id_uzytkownik) values("</text:span></text:p>
      <text:p text:style-name="P33"><text:span text:style-name="T732"><text:tab/><text:tab/><text:tab/><text:tab/><text:tab/><text:tab/>+ getId_farmaceuta() +<text:s/></text:span><text:span text:style-name="T733">","</text:span><text:span text:style-name="T734"><text:s/>+ getWynagrodzenie() +<text:s/></text:span><text:span text:style-name="T735">",'"</text:span><text:span text:style-name="T736"><text:s/>+ getKontoBankowe() +<text:s/></text:span><text:span text:style-name="T737">"',"</text:span><text:span text:style-name="T738"><text:s/>+<text:s/></text:span><text:span text:style-name="T739">super</text:span><text:span text:style-name="T740">.</text:span><text:span text:style-name="T741">id</text:span></text:p>
      <text:p text:style-name="P33"><text:span text:style-name="T742"><text:tab/><text:tab/><text:tab/><text:tab/><text:tab/><text:tab/>+<text:s/></text:span><text:span text:style-name="T743">")"</text:span><text:span text:style-name="T744">);</text:span></text:p>
      <text:p text:style-name="P33"><text:span text:style-name="T744"><text:tab/><text:tab/></text:span><text:span text:style-name="T745">rs</text:span><text:span text:style-name="T746"><text:s/>=<text:s/></text:span><text:span text:style-name="T747">st</text:span><text:span text:style-name="T748">.executeQuery(</text:span></text:p>
      <text:p text:style-name="P33"><text:span text:style-name="T748"><text:tab/><text:tab/><text:tab/><text:tab/></text:span><text:span text:style-name="T749">"Insert into uzytkownik(id_uzytkownik,nazwau,haslo,imie,wiek,nazwisko,typ,apteka_id_apteka) values("</text:span></text:p>
      <text:p text:style-name="P33"><text:span text:style-name="T750"><text:tab/><text:tab/><text:tab/><text:tab/><text:tab/><text:tab/>+<text:s/></text:span><text:span text:style-name="T751">super</text:span><text:span text:style-name="T752">.</text:span><text:span text:style-name="T753">id</text:span><text:span text:style-name="T754"><text:s/>+<text:s/></text:span><text:span text:style-name="T755">",'"</text:span><text:span text:style-name="T756"><text:s/>+<text:s/></text:span><text:span text:style-name="T757">super</text:span><text:span text:style-name="T758">.</text:span><text:span text:style-name="T759">nazwaU</text:span><text:span text:style-name="T760"><text:s/>+<text:s/></text:span><text:span text:style-name="T761">"','"</text:span><text:span text:style-name="T762"><text:s/>+<text:s/></text:span><text:span text:style-name="T763">hasloDB</text:span><text:span text:style-name="T764"><text:s/>+<text:s/></text:span><text:span text:style-name="T765">"','"</text:span><text:span text:style-name="T766"><text:s/>+<text:s/></text:span><text:span text:style-name="T767">super</text:span><text:span text:style-name="T768">.</text:span><text:span text:style-name="T769">imie</text:span><text:span text:style-name="T770"><text:s/>+<text:s/></text:span><text:span text:style-name="T771">"',"</text:span><text:span text:style-name="T772"><text:s/>+<text:s/></text:span><text:span text:style-name="T773">super</text:span><text:span text:style-name="T774">.</text:span><text:span text:style-name="T775">wiek</text:span></text:p>
      <text:p text:style-name="P33"><text:span text:style-name="T776"><text:tab/><text:tab/><text:tab/><text:tab/><text:tab/><text:tab/>+<text:s/></text:span><text:span text:style-name="T777">",'"</text:span><text:span text:style-name="T778"><text:s/>+<text:s/></text:span><text:span text:style-name="T779">super</text:span><text:span text:style-name="T780">.</text:span><text:span text:style-name="T781">nazwisko</text:span><text:span text:style-name="T782"><text:s/>+<text:s/></text:span><text:span text:style-name="T783">"','"</text:span><text:span text:style-name="T784"><text:s/>+<text:s/></text:span><text:span text:style-name="T785">super</text:span><text:span text:style-name="T786">.</text:span><text:span text:style-name="T787">typ</text:span><text:span text:style-name="T788"><text:s/>+<text:s/></text:span><text:span text:style-name="T789">"',0)"</text:span><text:span text:style-name="T790">);</text:span></text:p>
      <text:p text:style-name="P33"><text:span text:style-name="T790"><text:tab/><text:tab/></text:span><text:span text:style-name="T791">rs</text:span><text:span text:style-name="T792"><text:s/>=<text:s/></text:span><text:span text:style-name="T793">st</text:span><text:span text:style-name="T794">.executeQuery(</text:span></text:p>
      <text:p text:style-name="P33"><text:span text:style-name="T794"><text:tab/><text:tab/><text:tab/><text:tab/></text:span><text:span text:style-name="T795">"Insert into farmaceuta(id_farmaceuta,wynagrodzenie,konto_bankowe,uzytkownik_id_uzytkownik) values("</text:span></text:p>
      <text:p text:style-name="P33"><text:span text:style-name="T796"><text:tab/><text:tab/><text:tab/><text:tab/><text:tab/><text:tab/>+ getId_farmaceuta() +<text:s/></text:span><text:span text:style-name="T797">","</text:span><text:span text:style-name="T798"><text:s/>+ getWynagrodzenie() +<text:s/></text:span><text:span text:style-name="T799">",'"</text:span><text:span text:style-name="T800"><text:s/>+ getKontoBankowe() +<text:s/></text:span><text:span text:style-name="T801">"',"</text:span><text:span text:style-name="T802"><text:s/>+<text:s/></text:span><text:span text:style-name="T803">super</text:span><text:span text:style-name="T804">.</text:span><text:span text:style-name="T805">id</text:span></text:p>
      <text:p text:style-name="P33"><text:span text:style-name="T806"><text:tab/><text:tab/><text:tab/><text:tab/><text:tab/><text:tab/>+<text:s/></text:span><text:span text:style-name="T807">")"</text:span><text:span text:style-name="T808">);</text:span></text:p>
      <text:p text:style-name="P33"><text:span text:style-name="T809"/></text:p>
      <text:p text:style-name="P33"><text:span text:style-name="T810"><text:tab/><text:tab/>ConnectToDB.</text:span><text:span text:style-name="T811">rozlacz</text:span><text:span text:style-name="T812">();</text:span></text:p>
      <text:p text:style-name="P33"><text:span text:style-name="T812"><text:tab/>}</text:span></text:p>
      <text:p text:style-name="P33"><text:span text:style-name="T813">Funkcja ta dodaje farmaceut</text:span><text:span text:style-name="T814">ę do bazy danych.</text:span></text:p>
      <text:p text:style-name="P33"><text:span text:style-name="T815"/></text:p>
      <text:p text:style-name="P33"><text:span text:style-name="T816">public</text:span><text:span text:style-name="T817"><text:s/></text:span><text:span text:style-name="T818">void</text:span><text:span text:style-name="T819"><text:s/>setFarmaceutaId()<text:s/></text:span><text:span text:style-name="T820">throws</text:span><text:span text:style-name="T821"><text:s/>Exception {</text:span></text:p>
      <text:p text:style-name="P33"><text:span text:style-name="T821"><text:tab/><text:tab/></text:span><text:span text:style-name="T822">st</text:span><text:span text:style-name="T823"><text:s/>= ConnectToDB.</text:span><text:span text:style-name="T824">con</text:span><text:span text:style-name="T825">.createStatement();</text:span></text:p>
      <text:p text:style-name="P33"><text:span text:style-name="T825"><text:tab/><text:tab/>ResultSet<text:s/></text:span><text:span text:style-name="T826">rs2</text:span><text:span text:style-name="T827"><text:s/>=<text:s/></text:span><text:span text:style-name="T828">st</text:span><text:span text:style-name="T829">.executeQuery(</text:span><text:span text:style-name="T830">"select * from farmaceuta"</text:span><text:span text:style-name="T831">);</text:span></text:p>
      <text:p text:style-name="P33"><text:span text:style-name="T831"><text:tab/><text:tab/></text:span><text:span text:style-name="T832">while</text:span><text:span text:style-name="T833"><text:s/>(</text:span><text:span text:style-name="T834">rs2</text:span><text:span text:style-name="T835">.next()) {</text:span></text:p>
      <text:p text:style-name="P33"><text:span text:style-name="T835"><text:tab/><text:tab/><text:tab/></text:span><text:span text:style-name="T836">this</text:span><text:span text:style-name="T837">.</text:span><text:span text:style-name="T838">id_farmaceuta</text:span><text:span text:style-name="T839">++;</text:span></text:p>
      <text:p text:style-name="P33"><text:span text:style-name="T839"><text:tab/><text:tab/>}</text:span></text:p>
      <text:p text:style-name="P33"><text:span text:style-name="T839"><text:tab/>}</text:span></text:p>
      <text:p text:style-name="P34"><text:span text:style-name="T840">Znalezienie nast</text:span><text:span text:style-name="T841">ępnego id farmaceuty.</text:span></text:p>
      <text:p text:style-name="P35"><text:span text:style-name="T842"/></text:p>
      <text:p text:style-name="P35"><text:span text:style-name="T842"/></text:p>
      <text:p text:style-name="P35"><text:span text:style-name="T843">public</text:span><text:span text:style-name="T844"><text:s/>String oczekujaceZamowienia()<text:s/></text:span><text:span text:style-name="T845">throws</text:span><text:span text:style-name="T846"><text:s/>Exception {</text:span></text:p>
      <text:p text:style-name="P35"><text:span text:style-name="T846"><text:tab/><text:tab/>Zamowienie<text:s/></text:span><text:span text:style-name="T847">zam</text:span><text:span text:style-name="T848"><text:s/>=<text:s/></text:span><text:span text:style-name="T849">new</text:span><text:span text:style-name="T850"><text:s/>Zamowienie();</text:span></text:p>
      <text:p text:style-name="P35"><text:span text:style-name="T850"><text:tab/><text:tab/>String<text:s/></text:span><text:span text:style-name="T851">zamowienia</text:span><text:span text:style-name="T852"><text:s/>=<text:s/></text:span><text:span text:style-name="T853">""</text:span><text:span text:style-name="T854">;</text:span></text:p>
      <text:p text:style-name="P35"><text:span text:style-name="T855"/></text:p>
      <text:p text:style-name="P35"><text:span text:style-name="T856"><text:tab/><text:tab/>ConnectToDB.</text:span><text:span text:style-name="T857">polacz</text:span><text:span text:style-name="T858">();</text:span></text:p>
      <text:p text:style-name="P35"><text:span text:style-name="T858"><text:tab/><text:tab/></text:span><text:span text:style-name="T859">st</text:span><text:span text:style-name="T860"><text:s/>= ConnectToDB.</text:span><text:span text:style-name="T861">con</text:span><text:span text:style-name="T862">.createStatement();</text:span></text:p>
      <text:p text:style-name="P35"><text:span text:style-name="T862"><text:tab/><text:tab/></text:span><text:span text:style-name="T863">rs</text:span><text:span text:style-name="T864"><text:s/>=<text:s/></text:span><text:span text:style-name="T865">st</text:span><text:span text:style-name="T866">.executeQuery(</text:span></text:p>
      <text:p text:style-name="P35"><text:span text:style-name="T866"><text:tab/><text:tab/><text:tab/><text:tab/></text:span><text:span text:style-name="T867">"Select z.id_zamowienia, z.rodzaj, z.stan, z.ilosc, z.klient_id_klient, z.produkty_id_produkty, p.nazwa from zamowienie z, produkty p where z.produkty_id_produkty = \"id_produkty\""</text:span><text:span text:style-name="T868">);</text:span></text:p>
      <text:p text:style-name="P35"><text:span text:style-name="T868"><text:tab/><text:tab/></text:span><text:span text:style-name="T869">while</text:span><text:span text:style-name="T870"><text:s/>(</text:span><text:span text:style-name="T871">rs</text:span><text:span text:style-name="T872">.next()) {</text:span></text:p>
      <text:p text:style-name="P35"><text:span text:style-name="T872"><text:tab/><text:tab/><text:tab/></text:span><text:span text:style-name="T873">zam</text:span><text:span text:style-name="T874">.setId(</text:span><text:span text:style-name="T875">rs</text:span><text:span text:style-name="T876">.getInt(1));</text:span></text:p>
      <text:p text:style-name="P35"><text:span text:style-name="T876"><text:tab/><text:tab/><text:tab/></text:span><text:span text:style-name="T877">zam</text:span><text:span text:style-name="T878">.setRodzaj(</text:span><text:span text:style-name="T879">rs</text:span><text:span text:style-name="T880">.getString(2));</text:span></text:p>
      <text:p text:style-name="P35"><text:span text:style-name="T880"><text:tab/><text:tab/><text:tab/></text:span><text:span text:style-name="T881">zam</text:span><text:span text:style-name="T882">.setStan(</text:span><text:span text:style-name="T883">rs</text:span><text:span text:style-name="T884">.getString(3));</text:span></text:p>
      <text:p text:style-name="P35"><text:span text:style-name="T884"><text:tab/><text:tab/><text:tab/></text:span><text:span text:style-name="T885">zam</text:span><text:span text:style-name="T886">.setIlosc(</text:span><text:span text:style-name="T887">rs</text:span><text:span text:style-name="T888">.getInt(4));</text:span></text:p>
      <text:p text:style-name="P35"><text:span text:style-name="T888"><text:tab/><text:tab/><text:tab/></text:span><text:span text:style-name="T889">zam</text:span><text:span text:style-name="T890">.setIdKlient(</text:span><text:span text:style-name="T891">rs</text:span><text:span text:style-name="T892">.getInt(5));</text:span></text:p>
      <text:p text:style-name="P35"><text:span text:style-name="T892"><text:tab/><text:tab/><text:tab/></text:span><text:span text:style-name="T893">zam</text:span><text:span text:style-name="T894">.setIdProdukt(</text:span><text:span text:style-name="T895">rs</text:span><text:span text:style-name="T896">.getInt(6));</text:span></text:p>
      <text:p text:style-name="P35"><text:span text:style-name="T896"><text:tab/><text:tab/><text:tab/></text:span><text:span text:style-name="T897">if</text:span><text:span text:style-name="T898"><text:s/>(</text:span><text:span text:style-name="T899">zam</text:span><text:span text:style-name="T900">.getStan().equals(</text:span><text:span text:style-name="T901">"false"</text:span><text:span text:style-name="T902">)) {</text:span></text:p>
      <text:p text:style-name="P35"><text:span text:style-name="T902"><text:tab/><text:tab/><text:tab/><text:tab/></text:span><text:span text:style-name="T903">zamowienia</text:span><text:span text:style-name="T904"><text:s/>+=<text:s/></text:span><text:span text:style-name="T905">"Id: "</text:span><text:span text:style-name="T906"><text:s/>+<text:s/></text:span><text:span text:style-name="T907">zam</text:span><text:span text:style-name="T908">.getIdZamowienia() +<text:s/></text:span><text:span text:style-name="T909">" Rodzaj: "</text:span><text:span text:style-name="T910"><text:s/>+<text:s/></text:span><text:span text:style-name="T911">zam</text:span><text:span text:style-name="T912">.getRodzaj() +<text:s/></text:span><text:span text:style-name="T913">" Ilosc opakowan: "</text:span></text:p>
      <text:p text:style-name="P35"><text:span text:style-name="T914"><text:tab/><text:tab/><text:tab/><text:tab/><text:tab/><text:tab/>+<text:s/></text:span><text:span text:style-name="T915">zam</text:span><text:span text:style-name="T916">.getIlosc() +<text:s/></text:span><text:span text:style-name="T917">" Id_klienta: "</text:span><text:span text:style-name="T918"><text:s/>+<text:s/></text:span><text:span text:style-name="T919">zam</text:span><text:span text:style-name="T920">.getIdKlient() +<text:s/></text:span><text:span text:style-name="T921">" Produkt: "</text:span><text:span text:style-name="T922"><text:s/>+<text:s/></text:span><text:span text:style-name="T923">rs</text:span><text:span text:style-name="T924">.getString(7) +<text:s/></text:span><text:span text:style-name="T925">"\n"</text:span><text:span text:style-name="T926">;</text:span></text:p>
      <text:p text:style-name="P35"><text:span text:style-name="T926"><text:tab/><text:tab/><text:tab/>}</text:span></text:p>
      <text:p text:style-name="P35"><text:span text:style-name="T926"><text:tab/><text:tab/>}</text:span></text:p>
      <text:p text:style-name="P35"><text:span text:style-name="T926"><text:tab/><text:tab/>ConnectToDB.</text:span><text:span text:style-name="T927">rozlacz</text:span><text:span text:style-name="T928">();</text:span></text:p>
      <text:p text:style-name="P35"><text:span text:style-name="T929"/></text:p>
      <text:p text:style-name="P35"><text:span text:style-name="T930"><text:tab/><text:tab/></text:span><text:span text:style-name="T931">return</text:span><text:span text:style-name="T932"><text:s/></text:span><text:span text:style-name="T933">zamowienia</text:span><text:span text:style-name="T934">;</text:span></text:p>
      <text:p text:style-name="P35"><text:span text:style-name="T934"><text:tab/>}</text:span></text:p>
      <text:p text:style-name="P36"><text:span text:style-name="T935">Wypisanie wszystkich oczekujacych na realizacje zamowien</text:span><text:span text:style-name="T936">.</text:span></text:p>
      <text:p text:style-name="P37"><text:span text:style-name="T937"/></text:p>
      <text:p text:style-name="P37"><text:span text:style-name="T937"/></text:p>
      <text:p text:style-name="P37"><text:span text:style-name="T938">public</text:span><text:span text:style-name="T939"><text:s/>String kasaOZ()<text:s/></text:span><text:span text:style-name="T940">throws</text:span><text:span text:style-name="T941"><text:s/>Exception {</text:span></text:p>
      <text:p text:style-name="P37"><text:span text:style-name="T941"><text:tab/><text:tab/>String<text:s/></text:span><text:span text:style-name="T942">s</text:span><text:span text:style-name="T943"><text:s/>=<text:s/></text:span><text:span text:style-name="T944">""</text:span><text:span text:style-name="T945">;</text:span></text:p>
      <text:p text:style-name="P37"><text:span text:style-name="T945"><text:tab/><text:tab/>ConnectToDB.</text:span><text:span text:style-name="T946">polacz</text:span><text:span text:style-name="T947">();</text:span></text:p>
      <text:p text:style-name="P37"><text:span text:style-name="T947"><text:tab/><text:tab/></text:span><text:span text:style-name="T948">st</text:span><text:span text:style-name="T949"><text:s/>= ConnectToDB.</text:span><text:span text:style-name="T950">con</text:span><text:span text:style-name="T951">.createStatement();</text:span></text:p>
      <text:p text:style-name="P37"><text:span text:style-name="T951"><text:tab/><text:tab/></text:span><text:span text:style-name="T952">rs</text:span><text:span text:style-name="T953"><text:s/>=<text:s/></text:span><text:span text:style-name="T954">st</text:span><text:span text:style-name="T955">.executeQuery(</text:span><text:span text:style-name="T956">"Select \"id_kasa\", stan from kasa where \"id_kasa\" = 0"</text:span><text:span text:style-name="T957">);</text:span></text:p>
      <text:p text:style-name="P37"><text:span text:style-name="T957"><text:tab/><text:tab/>ResultSet<text:s/></text:span><text:span text:style-name="T958">rs2</text:span><text:span text:style-name="T959">;</text:span></text:p>
      <text:p text:style-name="P37"><text:span text:style-name="T959"><text:tab/><text:tab/></text:span><text:span text:style-name="T960">while</text:span><text:span text:style-name="T961"><text:s/>(</text:span><text:span text:style-name="T962">rs</text:span><text:span text:style-name="T963">.next()) {</text:span></text:p>
      <text:p text:style-name="P37"><text:span text:style-name="T963"><text:tab/><text:tab/><text:tab/></text:span><text:span text:style-name="T964">if</text:span><text:span text:style-name="T965"><text:s/>(</text:span><text:span text:style-name="T966">rs</text:span><text:span text:style-name="T967">.getString(2).equals(</text:span><text:span text:style-name="T968">"OTWARTA"</text:span><text:span text:style-name="T969">)) {</text:span></text:p>
      <text:p text:style-name="P37"><text:span text:style-name="T969"><text:tab/><text:tab/><text:tab/><text:tab/></text:span><text:span text:style-name="T970">rs2</text:span><text:span text:style-name="T971"><text:s/>=<text:s/></text:span><text:span text:style-name="T972">st</text:span><text:span text:style-name="T973">.executeQuery(</text:span><text:span text:style-name="T974">"update kasa set stan = 'ZAMKNIETA' where \"id_kasa\" = 0"</text:span><text:span text:style-name="T975">);</text:span></text:p>
      <text:p text:style-name="P37"><text:span text:style-name="T975"><text:tab/><text:tab/><text:tab/><text:tab/></text:span><text:span text:style-name="T976">s</text:span><text:span text:style-name="T977"><text:s/>=<text:s/></text:span><text:span text:style-name="T978">"Kasa zostala zamknieta"</text:span><text:span text:style-name="T979">;<text:tab/><text:tab/></text:span></text:p>
      <text:p text:style-name="P37"><text:span text:style-name="T979"><text:tab/><text:tab/><text:tab/>}</text:span><text:span text:style-name="T980">else</text:span><text:span text:style-name="T981"><text:s/>{</text:span></text:p>
      <text:p text:style-name="P37"><text:span text:style-name="T981"><text:tab/><text:tab/><text:tab/><text:tab/></text:span><text:span text:style-name="T982">rs2</text:span><text:span text:style-name="T983"><text:s/>=<text:s/></text:span><text:span text:style-name="T984">st</text:span><text:span text:style-name="T985">.executeQuery(</text:span><text:span text:style-name="T986">"update kasa set stan = 'OTWARTA' where \"id_kasa\" = 0"</text:span><text:span text:style-name="T987">);</text:span></text:p>
      <text:p text:style-name="P37"><text:span text:style-name="T987"><text:tab/><text:tab/><text:tab/><text:tab/></text:span><text:span text:style-name="T988">s</text:span><text:span text:style-name="T989"><text:s/>=<text:s/></text:span><text:span text:style-name="T990">"Kasa zostala otwarta"</text:span><text:span text:style-name="T991">;</text:span></text:p>
      <text:p text:style-name="P37"><text:span text:style-name="T991"><text:tab/><text:tab/><text:tab/>}</text:span></text:p>
      <text:p text:style-name="P37"><text:span text:style-name="T991"><text:tab/><text:tab/>}</text:span></text:p>
      <text:p text:style-name="P37"><text:span text:style-name="T991"><text:tab/><text:tab/>ConnectToDB.</text:span><text:span text:style-name="T992">rozlacz</text:span><text:span text:style-name="T993">();</text:span></text:p>
      <text:p text:style-name="P37"><text:span text:style-name="T993"><text:tab/><text:tab/></text:span><text:span text:style-name="T994">return</text:span><text:span text:style-name="T995"><text:s/></text:span><text:span text:style-name="T996">s</text:span><text:span text:style-name="T997">;</text:span></text:p>
      <text:p text:style-name="P37"><text:span text:style-name="T997"><text:tab/>}</text:span></text:p>
      <text:p text:style-name="P38"><text:span text:style-name="T998">Funkcja ta s</text:span><text:span text:style-name="T999">łuży do otwarcie/zamknięcia kasy.</text:span></text:p>
      <text:p text:style-name="P39"><text:span text:style-name="T1000"/></text:p>
      <text:p text:style-name="P39"><text:span text:style-name="T1001">public</text:span><text:span text:style-name="T1002"><text:s/>String zlozZamowienie(String<text:s/></text:span><text:span text:style-name="T1003">lines</text:span><text:span text:style-name="T1004">[])<text:s/></text:span><text:span text:style-name="T1005">throws</text:span><text:span text:style-name="T1006"><text:s/>Exception {</text:span></text:p>
      <text:p text:style-name="P39"><text:span text:style-name="T1006"><text:tab/><text:tab/>Zamowienie<text:s/></text:span><text:span text:style-name="T1007">zamow</text:span><text:span text:style-name="T1008"><text:s/>=<text:s/></text:span><text:span text:style-name="T1009">new</text:span><text:span text:style-name="T1010"><text:s/>Zamowienie();</text:span></text:p>
      <text:p text:style-name="P39"><text:span text:style-name="T1010"><text:tab/><text:tab/>Produkty<text:s/></text:span><text:span text:style-name="T1011">produkt</text:span><text:span text:style-name="T1012"><text:s/>=<text:s/></text:span><text:span text:style-name="T1013">new</text:span><text:span text:style-name="T1014"><text:s/>Produkty();</text:span></text:p>
      <text:p text:style-name="P39"><text:span text:style-name="T1014"><text:tab/><text:tab/>Magazyn<text:s/></text:span><text:span text:style-name="T1015">mag</text:span><text:span text:style-name="T1016"><text:s/>=<text:s/></text:span><text:span text:style-name="T1017">new</text:span><text:span text:style-name="T1018"><text:s/>Magazyn();</text:span></text:p>
      <text:p text:style-name="P39"><text:span text:style-name="T1018"><text:tab/><text:tab/>String<text:s/></text:span><text:span text:style-name="T1019">str</text:span><text:span text:style-name="T1020"><text:s/>=<text:s/></text:span><text:span text:style-name="T1021">""</text:span><text:span text:style-name="T1022">;</text:span></text:p>
      <text:p text:style-name="P39"><text:span text:style-name="T1022"><text:tab/><text:tab/>ConnectToDB.</text:span><text:span text:style-name="T1023">polacz</text:span><text:span text:style-name="T1024">();</text:span></text:p>
      <text:p text:style-name="P39"><text:span text:style-name="T1024"><text:tab/><text:tab/>Boolean<text:s/></text:span><text:span text:style-name="T1025">canI</text:span><text:span text:style-name="T1026"><text:s/>=<text:s/></text:span><text:span text:style-name="T1027">false</text:span><text:span text:style-name="T1028">;</text:span></text:p>
      <text:p text:style-name="P39"><text:span text:style-name="T1028"><text:tab/><text:tab/></text:span><text:span text:style-name="T1029">st</text:span><text:span text:style-name="T1030"><text:s/>= ConnectToDB.</text:span><text:span text:style-name="T1031">con</text:span><text:span text:style-name="T1032">.createStatement();</text:span></text:p>
      <text:p text:style-name="P39"><text:span text:style-name="T1032"><text:tab/><text:tab/>ResultSet<text:s/></text:span><text:span text:style-name="T1033">rs</text:span><text:span text:style-name="T1034"><text:s/>=<text:s/></text:span><text:span text:style-name="T1035">st</text:span><text:span text:style-name="T1036">.executeQuery(</text:span><text:span text:style-name="T1037">"Select \"id_produkty\", nazwa, ilosc from produkty"</text:span><text:span text:style-name="T1038">);</text:span></text:p>
      <text:p text:style-name="P39"><text:span text:style-name="T1038"><text:tab/><text:tab/>ResultSet<text:s/></text:span><text:span text:style-name="T1039">rs2</text:span><text:span text:style-name="T1040">;</text:span></text:p>
      <text:p text:style-name="P39"><text:span text:style-name="T1040"><text:tab/><text:tab/></text:span><text:span text:style-name="T1041">mag</text:span><text:span text:style-name="T1042">.sprawdzIlosc();</text:span></text:p>
      <text:p text:style-name="P39"><text:span text:style-name="T1042"><text:tab/><text:tab/></text:span><text:span text:style-name="T1043">while</text:span><text:span text:style-name="T1044"><text:s/>(</text:span><text:span text:style-name="T1045">rs</text:span><text:span text:style-name="T1046">.next()) {</text:span></text:p>
      <text:p text:style-name="P39"><text:span text:style-name="T1046"><text:tab/><text:tab/><text:tab/></text:span><text:span text:style-name="T1047">produkt</text:span><text:span text:style-name="T1048">.setId(</text:span><text:span text:style-name="T1049">rs</text:span><text:span text:style-name="T1050">.getInt(1));</text:span></text:p>
      <text:p text:style-name="P39"><text:span text:style-name="T1050"><text:tab/><text:tab/><text:tab/></text:span><text:span text:style-name="T1051">produkt</text:span><text:span text:style-name="T1052">.setNazwa(</text:span><text:span text:style-name="T1053">rs</text:span><text:span text:style-name="T1054">.getString(2));</text:span></text:p>
      <text:p text:style-name="P39"><text:span text:style-name="T1054"><text:tab/><text:tab/><text:tab/></text:span><text:span text:style-name="T1055">produkt</text:span><text:span text:style-name="T1056">.setIlosc(</text:span><text:span text:style-name="T1057">rs</text:span><text:span text:style-name="T1058">.getInt(3));</text:span></text:p>
      <text:p text:style-name="P39"><text:span text:style-name="T1058"><text:tab/><text:tab/><text:tab/></text:span><text:span text:style-name="T1059">if</text:span><text:span text:style-name="T1060"><text:s/>(<text:s/></text:span><text:span text:style-name="T1061">lines</text:span><text:span text:style-name="T1062">[0].equals(</text:span><text:span text:style-name="T1063">produkt</text:span><text:span text:style-name="T1064">.getNazwa()) &amp;&amp;<text:s/></text:span><text:span text:style-name="T1065">mag</text:span><text:span text:style-name="T1066">.getWolneMiejsca() &gt;= Integer.</text:span><text:span text:style-name="T1067">parseInt</text:span><text:span text:style-name="T1068">(</text:span><text:span text:style-name="T1069">lines</text:span><text:span text:style-name="T1070">[1])) {</text:span></text:p>
      <text:p text:style-name="P39"><text:span text:style-name="T1070"><text:tab/><text:tab/><text:tab/><text:tab/></text:span><text:span text:style-name="T1071">//produkt.setIlosc(produkt.getIlosc() + Integer.parseInt(lines[1]));</text:span></text:p>
      <text:p text:style-name="P39"><text:span text:style-name="T1072"><text:tab/><text:tab/><text:tab/><text:tab/></text:span><text:span text:style-name="T1073">/*System.out.println("update<text:s/></text:span><text:span text:style-name="T1074">produkty</text:span><text:span text:style-name="T1075"><text:s/>set<text:s/></text:span><text:span text:style-name="T1076">ilosc</text:span><text:span text:style-name="T1077"><text:s/>=" + produkt.getIlosc() + " where<text:s/></text:span><text:span text:style-name="T1078">nazwa</text:span><text:span text:style-name="T1079"><text:s/>=' "</text:span></text:p>
      <text:p text:style-name="P39"><text:span text:style-name="T1079"><text:tab/><text:tab/><text:tab/><text:tab/><text:tab/><text:tab/>+ produkt.getNazwa() + "'");</text:span></text:p>
      <text:p text:style-name="P39"><text:span text:style-name="T1079"><text:tab/><text:tab/><text:tab/><text:tab/></text:span><text:span text:style-name="T1080">rs</text:span><text:span text:style-name="T1081"><text:s/>= st.executeQuery("update<text:s/></text:span><text:span text:style-name="T1082">produkty</text:span><text:span text:style-name="T1083"><text:s/>set<text:s/></text:span><text:span text:style-name="T1084">ilosc</text:span><text:span text:style-name="T1085"><text:s/>=" + produkt.getIlosc() + "where<text:s/></text:span><text:span text:style-name="T1086">nazwa</text:span><text:span text:style-name="T1087"><text:s/>= '"</text:span></text:p>
      <text:p text:style-name="P39"><text:span text:style-name="T1087"><text:tab/><text:tab/><text:tab/><text:tab/><text:tab/><text:tab/>+ produkt.getNazwa() + "'");*/</text:span></text:p>
      <text:p text:style-name="P39"><text:span text:style-name="T1088"><text:tab/><text:tab/><text:tab/><text:tab/></text:span><text:span text:style-name="T1089">zamow</text:span><text:span text:style-name="T1090">.setCurrentId();</text:span></text:p>
      <text:p text:style-name="P39"><text:span text:style-name="T1090"><text:tab/><text:tab/><text:tab/><text:tab/>System.</text:span><text:span text:style-name="T1091">out</text:span><text:span text:style-name="T1092">.println(</text:span></text:p>
      <text:p text:style-name="P39"><text:span text:style-name="T1092"><text:tab/><text:tab/><text:tab/><text:tab/><text:tab/><text:tab/></text:span><text:span text:style-name="T1093">"insert into zamowienie(id_zamowienia,rodzaj,stan,ilosc,klient_id_klient,produkty_id_produkty) values("</text:span></text:p>
      <text:p text:style-name="P39"><text:span text:style-name="T1094"><text:tab/><text:tab/><text:tab/><text:tab/><text:tab/><text:tab/><text:tab/><text:tab/>+<text:s/></text:span><text:span text:style-name="T1095">zamow</text:span><text:span text:style-name="T1096">.getIdZamowienia() +<text:s/></text:span><text:span text:style-name="T1097">",'SKLEP','false',"</text:span><text:span text:style-name="T1098"><text:s/>+ Integer.</text:span><text:span text:style-name="T1099">parseInt</text:span><text:span text:style-name="T1100">(</text:span><text:span text:style-name="T1101">lines</text:span><text:span text:style-name="T1102">[1]) +<text:s/></text:span><text:span text:style-name="T1103">", NULL ,"</text:span></text:p>
      <text:p text:style-name="P39"><text:span text:style-name="T1104"><text:tab/><text:tab/><text:tab/><text:tab/><text:tab/><text:tab/><text:tab/><text:tab/>+<text:s/></text:span><text:span text:style-name="T1105">produkt</text:span><text:span text:style-name="T1106">.getId() +<text:s/></text:span><text:span text:style-name="T1107">")"</text:span><text:span text:style-name="T1108">);</text:span></text:p>
      <text:p text:style-name="P39"><text:span text:style-name="T1108"><text:tab/><text:tab/><text:tab/><text:tab/></text:span><text:span text:style-name="T1109">rs2</text:span><text:span text:style-name="T1110"><text:s/>=<text:s/></text:span><text:span text:style-name="T1111">st</text:span><text:span text:style-name="T1112">.executeQuery(</text:span></text:p>
      <text:p text:style-name="P39"><text:span text:style-name="T1112"><text:tab/><text:tab/><text:tab/><text:tab/><text:tab/><text:tab/></text:span><text:span text:style-name="T1113">"insert into zamowienie(id_zamowienia,rodzaj,stan,ilosc,klient_id_klient,produkty_id_produkty) values("</text:span></text:p>
      <text:p text:style-name="P39"><text:span text:style-name="T1114"><text:tab/><text:tab/><text:tab/><text:tab/><text:tab/><text:tab/><text:tab/><text:tab/>+<text:s/></text:span><text:span text:style-name="T1115">zamow</text:span><text:span text:style-name="T1116">.getIdZamowienia() +<text:s/></text:span><text:span text:style-name="T1117">",'SKLEP','false',"</text:span><text:span text:style-name="T1118"><text:s/>+ Integer.</text:span><text:span text:style-name="T1119">parseInt</text:span><text:span text:style-name="T1120">(</text:span><text:span text:style-name="T1121">lines</text:span><text:span text:style-name="T1122">[1]) +<text:s/></text:span><text:span text:style-name="T1123">", NULL ,"</text:span></text:p>
      <text:p text:style-name="P39"><text:span text:style-name="T1124"><text:tab/><text:tab/><text:tab/><text:tab/><text:tab/><text:tab/><text:tab/><text:tab/>+<text:s/></text:span><text:span text:style-name="T1125">produkt</text:span><text:span text:style-name="T1126">.getId() +<text:s/></text:span><text:span text:style-name="T1127">")"</text:span><text:span text:style-name="T1128">);</text:span></text:p>
      <text:p text:style-name="P39"><text:span text:style-name="T1129"/></text:p>
      <text:p text:style-name="P39"><text:span text:style-name="T1130"><text:tab/><text:tab/><text:tab/><text:tab/><text:s/></text:span><text:span text:style-name="T1131">str</text:span><text:span text:style-name="T1132"><text:s/>=<text:s/></text:span><text:span text:style-name="T1133">"Zamowiles "</text:span><text:span text:style-name="T1134"><text:s/>+<text:s/></text:span><text:span text:style-name="T1135">produkt</text:span><text:span text:style-name="T1136">.getNazwa() +<text:s/></text:span><text:span text:style-name="T1137">" do sklepu, w ilosci: "</text:span><text:span text:style-name="T1138"><text:s/>+</text:span></text:p>
      <text:p text:style-name="P39"><text:span text:style-name="T1138"><text:tab/><text:tab/><text:tab/><text:tab/> Integer.</text:span><text:span text:style-name="T1139">parseInt</text:span><text:span text:style-name="T1140">(</text:span><text:span text:style-name="T1141">lines</text:span><text:span text:style-name="T1142">[1]) +<text:s/></text:span><text:span text:style-name="T1143">". ID twojego zamowienia to: "</text:span><text:span text:style-name="T1144">+</text:span></text:p>
      <text:p text:style-name="P39"><text:span text:style-name="T1144"><text:tab/><text:tab/><text:tab/><text:tab/><text:s/></text:span><text:span text:style-name="T1145">zamow</text:span><text:span text:style-name="T1146">.getIdZamowienia() +</text:span><text:span text:style-name="T1147">". Podaj je w kasie.\n"</text:span><text:span text:style-name="T1148">;</text:span></text:p>
      <text:p text:style-name="P39"><text:span text:style-name="T1148"><text:tab/><text:tab/><text:tab/><text:tab/><text:s/></text:span><text:span text:style-name="T1149">canI</text:span><text:span text:style-name="T1150"><text:s/>=<text:s/></text:span><text:span text:style-name="T1151">true</text:span><text:span text:style-name="T1152">;</text:span></text:p>
      <text:p text:style-name="P39"><text:span text:style-name="T1152"><text:tab/><text:tab/><text:tab/><text:tab/></text:span><text:span text:style-name="T1153">break</text:span><text:span text:style-name="T1154">;</text:span></text:p>
      <text:p text:style-name="P39"><text:span text:style-name="T1154"><text:tab/><text:tab/><text:tab/>}</text:span></text:p>
      <text:p text:style-name="P39"><text:span text:style-name="T1154"><text:tab/><text:tab/>}<text:s/></text:span><text:span text:style-name="T1155">if</text:span><text:span text:style-name="T1156"><text:s/>(</text:span><text:span text:style-name="T1157">mag</text:span><text:span text:style-name="T1158">.getWolneMiejsca() &gt;= Integer.</text:span><text:span text:style-name="T1159">parseInt</text:span><text:span text:style-name="T1160">(</text:span><text:span text:style-name="T1161">lines</text:span><text:span text:style-name="T1162">[1]) &amp;&amp; !</text:span><text:span text:style-name="T1163">canI</text:span><text:span text:style-name="T1164">) {</text:span></text:p>
      <text:p text:style-name="P39"><text:span text:style-name="T1164"><text:tab/><text:tab/><text:tab/></text:span><text:span text:style-name="T1165">produkt</text:span><text:span text:style-name="T1166">.setCurrentId();</text:span></text:p>
      <text:p text:style-name="P39"><text:span text:style-name="T1166"><text:tab/><text:tab/><text:tab/></text:span><text:span text:style-name="T1167">zamow</text:span><text:span text:style-name="T1168">.setCurrentId();</text:span></text:p>
      <text:p text:style-name="P39"><text:span text:style-name="T1168"><text:tab/><text:tab/><text:tab/>System.</text:span><text:span text:style-name="T1169">out</text:span><text:span text:style-name="T1170">.println(</text:span><text:span text:style-name="T1171">"insert into produkty(\"id_produkty\",koszt,nazwa,dawka,typ,ilosc,MAGAZYN_ID_MAGAZYN) values("</text:span><text:span text:style-name="T1172"><text:s/>+<text:s/></text:span><text:span text:style-name="T1173">produkt</text:span><text:span text:style-name="T1174">.getId() +<text:s/></text:span><text:span text:style-name="T1175">","</text:span><text:span text:style-name="T1176"><text:s/>+ Double.</text:span><text:span text:style-name="T1177">parseDouble</text:span><text:span text:style-name="T1178">(</text:span><text:span text:style-name="T1179">lines</text:span><text:span text:style-name="T1180">[2]) +<text:s/></text:span><text:span text:style-name="T1181">",'"</text:span><text:span text:style-name="T1182"><text:s/>+<text:s/></text:span><text:span text:style-name="T1183">lines</text:span><text:span text:style-name="T1184">[0]+<text:s/></text:span><text:span text:style-name="T1185">"','"</text:span><text:span text:style-name="T1186"><text:s/>+<text:s/></text:span><text:span text:style-name="T1187">lines</text:span><text:span text:style-name="T1188">[3] +<text:s/></text:span><text:span text:style-name="T1189">"','"</text:span><text:span text:style-name="T1190"><text:s/>+<text:s/></text:span><text:span text:style-name="T1191">lines</text:span><text:span text:style-name="T1192">[4] +<text:s/></text:span><text:span text:style-name="T1193">"',"</text:span><text:span text:style-name="T1194"><text:s/>+ Integer.</text:span><text:span text:style-name="T1195">parseInt</text:span><text:span text:style-name="T1196">(</text:span><text:span text:style-name="T1197">lines</text:span><text:span text:style-name="T1198">[1]) +<text:s/></text:span><text:span text:style-name="T1199">",0)"</text:span><text:span text:style-name="T1200">);</text:span></text:p>
      <text:p text:style-name="P39"><text:span text:style-name="T1200"><text:tab/><text:tab/><text:tab/>System.</text:span><text:span text:style-name="T1201">out</text:span><text:span text:style-name="T1202">.println(</text:span><text:span text:style-name="T1203">"insert into zamowienie(id_zamowienia,rodzaj,stan,ilosc,klient_id_klient,produkty_id_produkty) values("</text:span></text:p>
      <text:p text:style-name="P39"><text:span text:style-name="T1204"><text:tab/><text:tab/><text:tab/><text:tab/><text:tab/>+<text:s/></text:span><text:span text:style-name="T1205">zamow</text:span><text:span text:style-name="T1206">.getIdZamowienia() +<text:s/></text:span><text:span text:style-name="T1207">",'SKLEP','false',"</text:span><text:span text:style-name="T1208"><text:s/>+ Integer.</text:span><text:span text:style-name="T1209">parseInt</text:span><text:span text:style-name="T1210">(</text:span><text:span text:style-name="T1211">lines</text:span><text:span text:style-name="T1212">[1]) +<text:s/></text:span><text:span text:style-name="T1213">", NULL ,"</text:span></text:p>
      <text:p text:style-name="P39"><text:span text:style-name="T1214"><text:tab/><text:tab/><text:tab/><text:tab/><text:tab/>+<text:s/></text:span><text:span text:style-name="T1215">produkt</text:span><text:span text:style-name="T1216">.getId() +<text:s/></text:span><text:span text:style-name="T1217">")"</text:span><text:span text:style-name="T1218">); </text:span></text:p>
      <text:p text:style-name="P39"><text:span text:style-name="T1218"><text:tab/><text:tab/><text:tab/>ResultSet<text:s/></text:span><text:span text:style-name="T1219">rs3</text:span><text:span text:style-name="T1220"><text:s/>=<text:s/></text:span><text:span text:style-name="T1221">st</text:span><text:span text:style-name="T1222">.executeQuery(</text:span><text:span text:style-name="T1223">"insert into produkty(\"id_produkty\",koszt,nazwa,dawka,typ,ilosc,MAGAZYN_ID_MAGAZYN) values("</text:span><text:span text:style-name="T1224"><text:s/>+<text:s/></text:span><text:span text:style-name="T1225">produkt</text:span><text:span text:style-name="T1226">.getId() +<text:s/></text:span><text:span text:style-name="T1227">","</text:span><text:span text:style-name="T1228"><text:s/>+ Double.</text:span><text:span text:style-name="T1229">parseDouble</text:span><text:span text:style-name="T1230">(</text:span><text:span text:style-name="T1231">lines</text:span><text:span text:style-name="T1232">[2]) +<text:s/></text:span><text:span text:style-name="T1233">",'"</text:span><text:span text:style-name="T1234"><text:s/>+<text:s/></text:span><text:span text:style-name="T1235">lines</text:span><text:span text:style-name="T1236">[0]+<text:s/></text:span><text:span text:style-name="T1237">"','"</text:span><text:span text:style-name="T1238"><text:s/>+<text:s/></text:span><text:span text:style-name="T1239">lines</text:span><text:span text:style-name="T1240">[3] +<text:s/></text:span><text:span text:style-name="T1241">"','"</text:span><text:span text:style-name="T1242"><text:s/>+<text:s/></text:span><text:span text:style-name="T1243">lines</text:span><text:span text:style-name="T1244">[4] +<text:s/></text:span><text:span text:style-name="T1245">"',"</text:span><text:span text:style-name="T1246"><text:s/>+ Integer.</text:span><text:span text:style-name="T1247">parseInt</text:span><text:span text:style-name="T1248">(</text:span><text:span text:style-name="T1249">lines</text:span><text:span text:style-name="T1250">[1]) +<text:s/></text:span><text:span text:style-name="T1251">",0)"</text:span><text:span text:style-name="T1252">); </text:span></text:p>
      <text:p text:style-name="P39"><text:span text:style-name="T1252"><text:tab/><text:tab/><text:tab/></text:span><text:span text:style-name="T1253">rs3</text:span><text:span text:style-name="T1254"><text:s/>=<text:s/></text:span><text:span text:style-name="T1255">st</text:span><text:span text:style-name="T1256">.executeQuery(</text:span><text:span text:style-name="T1257">"insert into zamowienie(id_zamowienia,rodzaj,stan,ilosc,klient_id_klient,produkty_id_produkty) values("</text:span></text:p>
      <text:p text:style-name="P39"><text:span text:style-name="T1258"><text:tab/><text:tab/><text:tab/><text:tab/><text:tab/>+<text:s/></text:span><text:span text:style-name="T1259">zamow</text:span><text:span text:style-name="T1260">.getIdZamowienia() +<text:s/></text:span><text:span text:style-name="T1261">",'SKLEP','false',"</text:span><text:span text:style-name="T1262"><text:s/>+ Integer.</text:span><text:span text:style-name="T1263">parseInt</text:span><text:span text:style-name="T1264">(</text:span><text:span text:style-name="T1265">lines</text:span><text:span text:style-name="T1266">[1]) +<text:s/></text:span><text:span text:style-name="T1267">", NULL ,"</text:span></text:p>
      <text:p text:style-name="P39"><text:span text:style-name="T1268"><text:tab/><text:tab/><text:tab/><text:tab/><text:tab/>+<text:s/></text:span><text:span text:style-name="T1269">produkt</text:span><text:span text:style-name="T1270">.getId() +<text:s/></text:span><text:span text:style-name="T1271">")"</text:span><text:span text:style-name="T1272">);</text:span></text:p>
      <text:p text:style-name="P39"><text:span text:style-name="T1272"><text:tab/><text:tab/>}</text:span><text:span text:style-name="T1273">else</text:span><text:span text:style-name="T1274"><text:s/></text:span><text:span text:style-name="T1275">if</text:span><text:span text:style-name="T1276">(</text:span><text:span text:style-name="T1277">mag</text:span><text:span text:style-name="T1278">.getWolneMiejsca() &lt; Integer.</text:span><text:span text:style-name="T1279">parseInt</text:span><text:span text:style-name="T1280">(</text:span><text:span text:style-name="T1281">lines</text:span><text:span text:style-name="T1282">[1])){</text:span></text:p>
      <text:p text:style-name="P39"><text:span text:style-name="T1282"><text:tab/><text:tab/><text:tab/></text:span><text:span text:style-name="T1283">str</text:span><text:span text:style-name="T1284"><text:s/>=<text:s/></text:span><text:span text:style-name="T1285">"Nie mamy wystarczajacej ilosci miejsc w magazynie"</text:span><text:span text:style-name="T1286">;</text:span></text:p>
      <text:p text:style-name="P39"><text:span text:style-name="T1286"><text:tab/><text:tab/>}</text:span></text:p>
      <text:p text:style-name="P39"><text:span text:style-name="T1287"/></text:p>
      <text:p text:style-name="P39"><text:span text:style-name="T1288"><text:tab/><text:tab/>ConnectToDB.</text:span><text:span text:style-name="T1289">rozlacz</text:span><text:span text:style-name="T1290">();</text:span></text:p>
      <text:p text:style-name="P39"><text:span text:style-name="T1290"><text:tab/><text:tab/></text:span><text:span text:style-name="T1291">return</text:span><text:span text:style-name="T1292"><text:s/></text:span><text:span text:style-name="T1293">str</text:span><text:span text:style-name="T1294">;</text:span></text:p>
      <text:p text:style-name="P39"><text:span text:style-name="T1294"><text:tab/>}</text:span></text:p>
      <text:p text:style-name="P40"><text:span text:style-name="T1295">Zlozenie zamowienia przez Kierownika</text:span><text:span text:style-name="T1296">.</text:span></text:p>
      <text:p text:style-name="P41"><text:span text:style-name="T1297"/></text:p>
      <text:p text:style-name="P41"><text:span text:style-name="T1297"/></text:p>
      <text:p text:style-name="P41"><text:span text:style-name="T1298">public</text:span><text:span text:style-name="T1299"><text:s/></text:span><text:span text:style-name="T1300">void</text:span><text:span text:style-name="T1301"><text:s/>podsumowanie()<text:s/></text:span><text:span text:style-name="T1302">throws</text:span><text:span text:style-name="T1303"><text:s/>Exception {</text:span></text:p>
      <text:p text:style-name="P41"><text:span text:style-name="T1303"><text:tab/><text:tab/>ConnectToDB.</text:span><text:span text:style-name="T1304">polacz</text:span><text:span text:style-name="T1305">();</text:span></text:p>
      <text:p text:style-name="P41"><text:span text:style-name="T1305"><text:tab/><text:tab/>Kasa<text:s/></text:span><text:span text:style-name="T1306">kasa</text:span><text:span text:style-name="T1307"><text:s/>=<text:s/></text:span><text:span text:style-name="T1308">new</text:span><text:span text:style-name="T1309"><text:s/>Kasa();</text:span></text:p>
      <text:p text:style-name="P41"><text:span text:style-name="T1310"/></text:p>
      <text:p text:style-name="P41"><text:span text:style-name="T1311"><text:tab/><text:tab/>Statement<text:s/></text:span><text:span text:style-name="T1312">st</text:span><text:span text:style-name="T1313"><text:s/>= ConnectToDB.</text:span><text:span text:style-name="T1314">con</text:span><text:span text:style-name="T1315">.createStatement();</text:span></text:p>
      <text:p text:style-name="P41"><text:span text:style-name="T1316"/></text:p>
      <text:p text:style-name="P41"><text:span text:style-name="T1317"><text:tab/><text:tab/></text:span><text:span text:style-name="T1318">if</text:span><text:span text:style-name="T1319"><text:s/>(</text:span><text:span text:style-name="T1320">kasa</text:span><text:span text:style-name="T1321">.getStanKasy()) {</text:span></text:p>
      <text:p text:style-name="P41"><text:span text:style-name="T1321"><text:tab/><text:tab/><text:tab/>ResultSet<text:s/></text:span><text:span text:style-name="T1322">rs</text:span><text:span text:style-name="T1323"><text:s/>=<text:s/></text:span><text:span text:style-name="T1324">st</text:span><text:span text:style-name="T1325">.executeQuery(</text:span><text:span text:style-name="T1326">"insert into dzien"</text:span><text:span text:style-name="T1327">);</text:span></text:p>
      <text:p text:style-name="P41"><text:span text:style-name="T1327"><text:tab/><text:tab/><text:tab/></text:span><text:span text:style-name="T1328">kasa</text:span><text:span text:style-name="T1329">.getPieniadze();</text:span></text:p>
      <text:p text:style-name="P41"><text:span text:style-name="T1329"><text:tab/><text:tab/><text:tab/></text:span><text:span text:style-name="T1330">kasa</text:span><text:span text:style-name="T1331">.setPieniadze(0.0f);</text:span></text:p>
      <text:p text:style-name="P41"><text:span text:style-name="T1331"><text:tab/><text:tab/>}</text:span></text:p>
      <text:p text:style-name="P41"><text:span text:style-name="T1332"/></text:p>
      <text:p text:style-name="P41"><text:span text:style-name="T1333"><text:tab/><text:tab/>ConnectToDB.</text:span><text:span text:style-name="T1334">rozlacz</text:span><text:span text:style-name="T1335">();</text:span></text:p>
      <text:p text:style-name="P41"><text:span text:style-name="T1335"><text:tab/>}</text:span></text:p>
      <text:p text:style-name="P42"><text:span text:style-name="T1336">Funkcja s</text:span><text:span text:style-name="T1337">łuży do podsumowania dnia.</text:span></text:p>
      <text:p text:style-name="P43"><text:span text:style-name="T1338"/></text:p>
      <text:p text:style-name="P43"><text:span text:style-name="T1339">public</text:span><text:span text:style-name="T1340"><text:s/>String wyswietlZamowienia() {</text:span></text:p>
      <text:p text:style-name="P43"><text:span text:style-name="T1340"><text:tab/><text:tab/>String<text:s/></text:span><text:span text:style-name="T1341">zamowienia</text:span><text:span text:style-name="T1342"><text:s/>=<text:s/></text:span><text:span text:style-name="T1343">""</text:span><text:span text:style-name="T1344">;</text:span></text:p>
      <text:p text:style-name="P43"><text:span text:style-name="T1344"><text:tab/><text:tab/>Zamowienie<text:s/></text:span><text:span text:style-name="T1345">zam</text:span><text:span text:style-name="T1346"><text:s/>=<text:s/></text:span><text:span text:style-name="T1347">new</text:span><text:span text:style-name="T1348"><text:s/>Zamowienie();</text:span></text:p>
      <text:p text:style-name="P43"><text:span text:style-name="T1348"><text:tab/><text:tab/>Produkty<text:s/></text:span><text:span text:style-name="T1349">pro</text:span><text:span text:style-name="T1350"><text:s/>=<text:s/></text:span><text:span text:style-name="T1351">new</text:span><text:span text:style-name="T1352"><text:s/>Produkty();</text:span></text:p>
      <text:p text:style-name="P43"><text:span text:style-name="T1352"><text:tab/><text:tab/></text:span><text:span text:style-name="T1353">try</text:span><text:span text:style-name="T1354"><text:s/>{</text:span></text:p>
      <text:p text:style-name="P43"><text:span text:style-name="T1354"><text:tab/><text:tab/><text:tab/>ConnectToDB.</text:span><text:span text:style-name="T1355">polacz</text:span><text:span text:style-name="T1356">();</text:span></text:p>
      <text:p text:style-name="P43"><text:span text:style-name="T1356"><text:tab/><text:tab/><text:tab/>Statement<text:s/></text:span><text:span text:style-name="T1357">st</text:span><text:span text:style-name="T1358"><text:s/>= ConnectToDB.</text:span><text:span text:style-name="T1359">con</text:span><text:span text:style-name="T1360">.createStatement();</text:span></text:p>
      <text:p text:style-name="P43"><text:span text:style-name="T1360"><text:tab/><text:tab/><text:tab/>setCurrentKlientId();</text:span></text:p>
      <text:p text:style-name="P43"><text:span text:style-name="T1360"><text:tab/><text:tab/><text:tab/>System.</text:span><text:span text:style-name="T1361">out</text:span><text:span text:style-name="T1362">.println(</text:span></text:p>
      <text:p text:style-name="P43"><text:span text:style-name="T1362"><text:tab/><text:tab/><text:tab/><text:tab/><text:tab/></text:span><text:span text:style-name="T1363">"Select z.id_zamowienia, z.stan, z.ilosc, z.produkty_id_produkty, p.nazwa from zamowienie z, produkty p where z.produkty_id_produkty = \"id_produkty\" and klient_id_klient = "</text:span></text:p>
      <text:p text:style-name="P43"><text:span text:style-name="T1364"><text:tab/><text:tab/><text:tab/><text:tab/><text:tab/><text:tab/><text:tab/>+ getId_klient());</text:span></text:p>
      <text:p text:style-name="P43"><text:span text:style-name="T1364"><text:tab/><text:tab/><text:tab/>ResultSet<text:s/></text:span><text:span text:style-name="T1365">rs</text:span><text:span text:style-name="T1366"><text:s/>=<text:s/></text:span><text:span text:style-name="T1367">st</text:span><text:span text:style-name="T1368">.executeQuery(</text:span></text:p>
      <text:p text:style-name="P43"><text:span text:style-name="T1368"><text:tab/><text:tab/><text:tab/><text:tab/><text:tab/></text:span><text:span text:style-name="T1369">"Select z.id_zamowienia, z.stan, z.ilosc, z.produkty_id_produkty, p.nazwa from zamowienie z, produkty p where z.produkty_id_produkty = \"id_produkty\" and klient_id_klient = "</text:span></text:p>
      <text:p text:style-name="P43"><text:span text:style-name="T1370"><text:tab/><text:tab/><text:tab/><text:tab/><text:tab/><text:tab/><text:tab/>+ getId_klient());</text:span></text:p>
      <text:p text:style-name="P43"><text:span text:style-name="T1370"><text:tab/><text:tab/><text:tab/></text:span><text:span text:style-name="T1371">while</text:span><text:span text:style-name="T1372"><text:s/>(</text:span><text:span text:style-name="T1373">rs</text:span><text:span text:style-name="T1374">.next()) {</text:span></text:p>
      <text:p text:style-name="P43"><text:span text:style-name="T1374"><text:tab/><text:tab/><text:tab/><text:tab/></text:span><text:span text:style-name="T1375">zam</text:span><text:span text:style-name="T1376">.setId(</text:span><text:span text:style-name="T1377">rs</text:span><text:span text:style-name="T1378">.getInt(1));</text:span></text:p>
      <text:p text:style-name="P43"><text:span text:style-name="T1378"><text:tab/><text:tab/><text:tab/><text:tab/></text:span><text:span text:style-name="T1379">zam</text:span><text:span text:style-name="T1380">.setStan(</text:span><text:span text:style-name="T1381">rs</text:span><text:span text:style-name="T1382">.getString(2));</text:span></text:p>
      <text:p text:style-name="P43"><text:span text:style-name="T1382"><text:tab/><text:tab/><text:tab/><text:tab/></text:span><text:span text:style-name="T1383">zam</text:span><text:span text:style-name="T1384">.setIlosc(</text:span><text:span text:style-name="T1385">rs</text:span><text:span text:style-name="T1386">.getInt(3));</text:span></text:p>
      <text:p text:style-name="P43"><text:span text:style-name="T1386"><text:tab/><text:tab/><text:tab/><text:tab/></text:span><text:span text:style-name="T1387">zam</text:span><text:span text:style-name="T1388">.setIdProdukt(</text:span><text:span text:style-name="T1389">rs</text:span><text:span text:style-name="T1390">.getInt(4));</text:span></text:p>
      <text:p text:style-name="P43"><text:span text:style-name="T1390"><text:tab/><text:tab/><text:tab/><text:tab/></text:span><text:span text:style-name="T1391">pro</text:span><text:span text:style-name="T1392">.setNazwa(</text:span><text:span text:style-name="T1393">rs</text:span><text:span text:style-name="T1394">.getString(5));</text:span></text:p>
      <text:p text:style-name="P43"><text:span text:style-name="T1394"><text:tab/><text:tab/><text:tab/><text:tab/></text:span><text:span text:style-name="T1395">if</text:span><text:span text:style-name="T1396"><text:s/>(</text:span><text:span text:style-name="T1397">zam</text:span><text:span text:style-name="T1398">.getStan().equals(</text:span><text:span text:style-name="T1399">"true"</text:span><text:span text:style-name="T1400">)) {</text:span></text:p>
      <text:p text:style-name="P43"><text:span text:style-name="T1400"><text:tab/><text:tab/><text:tab/><text:tab/><text:tab/></text:span><text:span text:style-name="T1401">zamowienia</text:span><text:span text:style-name="T1402"><text:s/>+=<text:s/></text:span><text:span text:style-name="T1403">"Zamowiles lek - "</text:span><text:span text:style-name="T1404"><text:s/>+<text:s/></text:span><text:span text:style-name="T1405">pro</text:span><text:span text:style-name="T1406">.getNazwa() +<text:s/></text:span><text:span text:style-name="T1407">" w ilosci: "</text:span><text:span text:style-name="T1408"><text:s/>+<text:s/></text:span><text:span text:style-name="T1409">zam</text:span><text:span text:style-name="T1410">.getIlosc()</text:span></text:p>
      <text:p text:style-name="P43"><text:span text:style-name="T1410"><text:tab/><text:tab/><text:tab/><text:tab/><text:tab/><text:tab/><text:tab/>+<text:s/></text:span><text:span text:style-name="T1411">". Zamowienie zostalo zrealizowane\n"</text:span><text:span text:style-name="T1412">;</text:span></text:p>
      <text:p text:style-name="P43"><text:span text:style-name="T1412"><text:tab/><text:tab/><text:tab/><text:tab/>}<text:s/></text:span><text:span text:style-name="T1413">else</text:span><text:span text:style-name="T1414"><text:s/>{</text:span></text:p>
      <text:p text:style-name="P43"><text:span text:style-name="T1414"><text:tab/><text:tab/><text:tab/><text:tab/><text:tab/></text:span><text:span text:style-name="T1415">zamowienia</text:span><text:span text:style-name="T1416"><text:s/>+=<text:s/></text:span><text:span text:style-name="T1417">"Zamowiles lek - "</text:span><text:span text:style-name="T1418"><text:s/>+<text:s/></text:span><text:span text:style-name="T1419">pro</text:span><text:span text:style-name="T1420">.getNazwa() +<text:s/></text:span><text:span text:style-name="T1421">" w ilosci: "</text:span><text:span text:style-name="T1422"><text:s/>+<text:s/></text:span><text:span text:style-name="T1423">zam</text:span><text:span text:style-name="T1424">.getIlosc()</text:span></text:p>
      <text:p text:style-name="P43"><text:span text:style-name="T1424"><text:tab/><text:tab/><text:tab/><text:tab/><text:tab/><text:tab/><text:tab/>+<text:s/></text:span><text:span text:style-name="T1425">". Zamowienie nie zostalo jeszcze zrealizowane, ID twojego zamowienia to: "</text:span><text:span text:style-name="T1426"><text:s/>+<text:s/></text:span><text:span text:style-name="T1427">zam</text:span><text:span text:style-name="T1428">.getIdZamowienia() +<text:s/></text:span><text:span text:style-name="T1429">"\n"</text:span><text:span text:style-name="T1430">;</text:span></text:p>
      <text:p text:style-name="P43"><text:span text:style-name="T1430"><text:tab/><text:tab/><text:tab/><text:tab/>}</text:span></text:p>
      <text:p text:style-name="P43"><text:span text:style-name="T1430"><text:tab/><text:tab/><text:tab/>}</text:span></text:p>
      <text:p text:style-name="P43"><text:span text:style-name="T1430"><text:tab/><text:tab/><text:tab/>ConnectToDB.</text:span><text:span text:style-name="T1431">rozlacz</text:span><text:span text:style-name="T1432">();</text:span></text:p>
      <text:p text:style-name="P43"><text:span text:style-name="T1432"><text:tab/><text:tab/>}<text:s/></text:span><text:span text:style-name="T1433">catch</text:span><text:span text:style-name="T1434"><text:s/>(</text:span></text:p>
      <text:p text:style-name="P43"><text:span text:style-name="T1434"><text:tab/><text:tab/>Exception<text:s/></text:span><text:span text:style-name="T1435">e1</text:span><text:span text:style-name="T1436">) {</text:span></text:p>
      <text:p text:style-name="P43"><text:span text:style-name="T1436"><text:tab/><text:tab/><text:tab/>System.</text:span><text:span text:style-name="T1437">out</text:span><text:span text:style-name="T1438">.println(</text:span><text:span text:style-name="T1439">"Exception w sprawdzaniu zamowien."</text:span><text:span text:style-name="T1440">);</text:span></text:p>
      <text:p text:style-name="P43"><text:span text:style-name="T1440"><text:tab/><text:tab/><text:tab/></text:span><text:span text:style-name="T1441">e1</text:span><text:span text:style-name="T1442">.printStackTrace();</text:span></text:p>
      <text:p text:style-name="P43"><text:span text:style-name="T1442"><text:tab/><text:tab/>}</text:span></text:p>
      <text:p text:style-name="P43"><text:span text:style-name="T1442"><text:tab/><text:tab/></text:span><text:span text:style-name="T1443">return</text:span><text:span text:style-name="T1444"><text:s/></text:span><text:span text:style-name="T1445">zamowienia</text:span><text:span text:style-name="T1446">;</text:span></text:p>
      <text:p text:style-name="P43"><text:span text:style-name="T1446"><text:tab/>}</text:span></text:p>
      <text:p text:style-name="P44"><text:span text:style-name="T1447">Funkcja s</text:span><text:span text:style-name="T1448">łuży do wyświetlenia zam</text:span><text:span text:style-name="T1449">ówienia.</text:span></text:p>
      <text:p text:style-name="P45"><text:span text:style-name="T1450"/></text:p>
      <text:p text:style-name="P45"><text:span text:style-name="T1450"/></text:p>
      <text:p text:style-name="P45"><text:span text:style-name="T1451">public</text:span><text:span text:style-name="T1452"><text:s/></text:span><text:span text:style-name="T1453">void</text:span><text:span text:style-name="T1454"><text:s/>sprawdzIlosc()<text:s/></text:span><text:span text:style-name="T1455">throws</text:span><text:span text:style-name="T1456"><text:s/>Exception {</text:span></text:p>
      <text:p text:style-name="P45"><text:span text:style-name="T1456"><text:tab/><text:tab/>Statement<text:s/></text:span><text:span text:style-name="T1457">st</text:span><text:span text:style-name="T1458"><text:s/>= ConnectToDB.</text:span><text:span text:style-name="T1459">con</text:span><text:span text:style-name="T1460">.createStatement();</text:span></text:p>
      <text:p text:style-name="P45"><text:span text:style-name="T1460"><text:tab/><text:tab/>ResultSet<text:s/></text:span><text:span text:style-name="T1461">rs2</text:span><text:span text:style-name="T1462"><text:s/>=<text:s/></text:span><text:span text:style-name="T1463">st</text:span><text:span text:style-name="T1464">.executeQuery(</text:span><text:span text:style-name="T1465">"select ilosc_wolnych_miejsc from magazyn where \"id_magazyn\" = 0"</text:span><text:span text:style-name="T1466">);</text:span></text:p>
      <text:p text:style-name="P45"><text:span text:style-name="T1466"><text:tab/><text:tab/></text:span><text:span text:style-name="T1467">while</text:span><text:span text:style-name="T1468"><text:s/>(</text:span><text:span text:style-name="T1469">rs2</text:span><text:span text:style-name="T1470">.next()) {</text:span></text:p>
      <text:p text:style-name="P45"><text:span text:style-name="T1470"><text:tab/><text:tab/><text:tab/></text:span><text:span text:style-name="T1471">this</text:span><text:span text:style-name="T1472">.</text:span><text:span text:style-name="T1473">wolneMiejsca</text:span><text:span text:style-name="T1474"><text:s/>=<text:s/></text:span><text:span text:style-name="T1475">rs2</text:span><text:span text:style-name="T1476">.getInt(1);</text:span></text:p>
      <text:p text:style-name="P45"><text:span text:style-name="T1476"><text:tab/><text:tab/><text:tab/>System.</text:span><text:span text:style-name="T1477">out</text:span><text:span text:style-name="T1478">.println(</text:span><text:span text:style-name="T1479">wolneMiejsca</text:span><text:span text:style-name="T1480">);</text:span></text:p>
      <text:p text:style-name="P45"><text:span text:style-name="T1480"><text:tab/><text:tab/>}</text:span></text:p>
      <text:p text:style-name="P45"><text:span text:style-name="T1480"><text:tab/>}</text:span></text:p>
      <text:p text:style-name="P46"><text:span text:style-name="T1481">Funkcja sprawdza ilo</text:span><text:span text:style-name="T1482">ść wolnych miejsc w magazynie.</text:span></text:p>
      <text:p text:style-name="P47"><text:span text:style-name="T1483"/></text:p>
      <text:p text:style-name="P47"><text:span text:style-name="T1483"/></text:p>
      <text:p text:style-name="P47"><text:span text:style-name="T1484">public</text:span><text:span text:style-name="T1485"><text:s/></text:span><text:span text:style-name="T1486">void</text:span><text:span text:style-name="T1487"><text:s/>setCurrentId()<text:s/></text:span><text:span text:style-name="T1488">throws</text:span><text:span text:style-name="T1489"><text:s/>Exception {</text:span></text:p>
      <text:p text:style-name="P47"><text:span text:style-name="T1489"><text:tab/><text:tab/>Statement<text:s/></text:span><text:span text:style-name="T1490">st</text:span><text:span text:style-name="T1491"><text:s/>= ConnectToDB.</text:span><text:span text:style-name="T1492">con</text:span><text:span text:style-name="T1493">.createStatement();</text:span></text:p>
      <text:p text:style-name="P47"><text:span text:style-name="T1493"><text:tab/><text:tab/>ResultSet<text:s/></text:span><text:span text:style-name="T1494">rs2</text:span><text:span text:style-name="T1495"><text:s/>=<text:s/></text:span><text:span text:style-name="T1496">st</text:span><text:span text:style-name="T1497">.executeQuery(</text:span><text:span text:style-name="T1498">"select * from produkty"</text:span><text:span text:style-name="T1499">);</text:span></text:p>
      <text:p text:style-name="P47"><text:span text:style-name="T1499"><text:tab/><text:tab/></text:span><text:span text:style-name="T1500">while</text:span><text:span text:style-name="T1501"><text:s/>(</text:span><text:span text:style-name="T1502">rs2</text:span><text:span text:style-name="T1503">.next()) {</text:span></text:p>
      <text:p text:style-name="P47"><text:span text:style-name="T1503"><text:tab/><text:tab/><text:tab/></text:span><text:span text:style-name="T1504">this</text:span><text:span text:style-name="T1505">.</text:span><text:span text:style-name="T1506">id</text:span><text:span text:style-name="T1507">++;</text:span></text:p>
      <text:p text:style-name="P47"><text:span text:style-name="T1507"><text:tab/><text:tab/>}</text:span></text:p>
      <text:p text:style-name="P47"><text:span text:style-name="T1507"><text:tab/>}</text:span></text:p>
      <text:p text:style-name="P48"><text:span text:style-name="T1508">Ustawia kolejne id produktu</text:span><text:span text:style-name="T1509">.</text:span></text:p>
      <text:p text:style-name="P49"><text:span text:style-name="T1510"/></text:p>
      <text:p text:style-name="P49"><text:span text:style-name="T1511">public</text:span><text:span text:style-name="T1512"><text:s/></text:span><text:span text:style-name="T1513">void</text:span><text:span text:style-name="T1514"><text:s/>dodajUzytkownikaDB()<text:s/></text:span><text:span text:style-name="T1515">throws</text:span><text:span text:style-name="T1516"><text:s/>Exception {</text:span></text:p>
      <text:p text:style-name="P49"><text:span text:style-name="T1516"><text:tab/><text:tab/>ConnectToDB.</text:span><text:span text:style-name="T1517">polacz</text:span><text:span text:style-name="T1518">();</text:span></text:p>
      <text:p text:style-name="P49"><text:span text:style-name="T1518"><text:tab/><text:tab/>String<text:s/></text:span><text:span text:style-name="T1519">hasloDB</text:span><text:span text:style-name="T1520"><text:s/>=<text:s/></text:span><text:span text:style-name="T1521">new</text:span><text:span text:style-name="T1522"><text:s/>String(</text:span><text:span text:style-name="T1523">this</text:span><text:span text:style-name="T1524">.</text:span><text:span text:style-name="T1525">haslo</text:span><text:span text:style-name="T1526">);</text:span></text:p>
      <text:p text:style-name="P49"><text:span text:style-name="T1526"><text:tab/><text:tab/></text:span><text:span text:style-name="T1527">st</text:span><text:span text:style-name="T1528"><text:s/>= ConnectToDB.</text:span><text:span text:style-name="T1529">con</text:span><text:span text:style-name="T1530">.createStatement();</text:span></text:p>
      <text:p text:style-name="P49"><text:span text:style-name="T1530"><text:tab/><text:tab/></text:span><text:span text:style-name="T1531">rs</text:span><text:span text:style-name="T1532"><text:s/>=<text:s/></text:span><text:span text:style-name="T1533">st</text:span><text:span text:style-name="T1534">.executeQuery(</text:span><text:span text:style-name="T1535">"Insert into uzytkownik(id_uzytkownik,nazwau,haslo,imie,wiek,nazwisko,typ) values("</text:span><text:span text:style-name="T1536"><text:s/>+<text:s/></text:span><text:span text:style-name="T1537">this</text:span><text:span text:style-name="T1538">.</text:span><text:span text:style-name="T1539">id</text:span></text:p>
      <text:p text:style-name="P49"><text:span text:style-name="T1540"><text:tab/><text:tab/><text:tab/><text:tab/>+<text:s/></text:span><text:span text:style-name="T1541">","</text:span><text:span text:style-name="T1542"><text:s/>+<text:s/></text:span><text:span text:style-name="T1543">this</text:span><text:span text:style-name="T1544">.</text:span><text:span text:style-name="T1545">nazwaU</text:span><text:span text:style-name="T1546"><text:s/>+<text:s/></text:span><text:span text:style-name="T1547">","</text:span><text:span text:style-name="T1548"><text:s/>+<text:s/></text:span><text:span text:style-name="T1549">hasloDB</text:span><text:span text:style-name="T1550"><text:s/>+<text:s/></text:span><text:span text:style-name="T1551">","</text:span><text:span text:style-name="T1552">+<text:s/></text:span><text:span text:style-name="T1553">this</text:span><text:span text:style-name="T1554">.</text:span><text:span text:style-name="T1555">imie</text:span><text:span text:style-name="T1556"><text:s/>+<text:s/></text:span><text:span text:style-name="T1557">","</text:span><text:span text:style-name="T1558"><text:s text:c="2"/>+<text:s/></text:span><text:span text:style-name="T1559">this</text:span><text:span text:style-name="T1560">.</text:span><text:span text:style-name="T1561">wiek</text:span><text:span text:style-name="T1562"><text:s/>+<text:s/></text:span><text:span text:style-name="T1563">","</text:span><text:span text:style-name="T1564"><text:s/>+<text:s/></text:span><text:span text:style-name="T1565">this</text:span><text:span text:style-name="T1566">.</text:span><text:span text:style-name="T1567">nazwisko</text:span><text:span text:style-name="T1568"><text:s/>+<text:s/></text:span><text:span text:style-name="T1569">",NULL)"</text:span><text:span text:style-name="T1570">);</text:span></text:p>
      <text:p text:style-name="P49"><text:span text:style-name="T1570"><text:tab/><text:tab/>ConnectToDB.</text:span><text:span text:style-name="T1571">rozlacz</text:span><text:span text:style-name="T1572">();</text:span></text:p>
      <text:p text:style-name="P49"><text:span text:style-name="T1572"><text:tab/>}</text:span></text:p>
      <text:p text:style-name="P50"><text:span text:style-name="T1573">Funkcja ta dodaje u</text:span><text:span text:style-name="T1574">żytkownika do bazy danych.</text:span></text:p>
      <text:p text:style-name="P51"><text:span text:style-name="T1575"/></text:p>
      <text:p text:style-name="P51"><text:span text:style-name="T1575"/></text:p>
      <text:p text:style-name="P51"><text:span text:style-name="T1576">public</text:span><text:span text:style-name="T1577"><text:s/></text:span><text:span text:style-name="T1578">void</text:span><text:span text:style-name="T1579"><text:s/>setIdFromDB()<text:s/></text:span><text:span text:style-name="T1580">throws</text:span><text:span text:style-name="T1581"><text:s/>Exception {</text:span></text:p>
      <text:p text:style-name="P51"><text:span text:style-name="T1581"><text:tab/><text:tab/></text:span><text:span text:style-name="T1582">st</text:span><text:span text:style-name="T1583"><text:s/>= ConnectToDB.</text:span><text:span text:style-name="T1584">con</text:span><text:span text:style-name="T1585">.createStatement();</text:span></text:p>
      <text:p text:style-name="P51"><text:span text:style-name="T1585"><text:tab/><text:tab/>ResultSet<text:s/></text:span><text:span text:style-name="T1586">rs2</text:span><text:span text:style-name="T1587"><text:s/>=<text:s/></text:span><text:span text:style-name="T1588">st</text:span><text:span text:style-name="T1589">.executeQuery(</text:span><text:span text:style-name="T1590">"Select id_uzytkownik from uzytkownik"</text:span><text:span text:style-name="T1591">);</text:span></text:p>
      <text:p text:style-name="P51"><text:span text:style-name="T1591"><text:tab/><text:tab/></text:span><text:span text:style-name="T1592">while</text:span><text:span text:style-name="T1593"><text:s/>(</text:span><text:span text:style-name="T1594">rs2</text:span><text:span text:style-name="T1595">.next()) {</text:span></text:p>
      <text:p text:style-name="P51"><text:span text:style-name="T1595"><text:tab/><text:tab/><text:tab/></text:span><text:span text:style-name="T1596">this</text:span><text:span text:style-name="T1597">.</text:span><text:span text:style-name="T1598">id</text:span><text:span text:style-name="T1599">++;</text:span></text:p>
      <text:p text:style-name="P51"><text:span text:style-name="T1599"><text:tab/><text:tab/>}</text:span></text:p>
      <text:p text:style-name="P51"><text:span text:style-name="T1599"><text:tab/>}</text:span></text:p>
      <text:p text:style-name="P52"><text:span text:style-name="T1600">Ustawia kolejne id dla uzytkownika</text:span><text:span text:style-name="T1601">.</text:span></text:p>
      <text:p text:style-name="P53"><text:span text:style-name="T1602"/></text:p>
      <text:p text:style-name="P53"><text:span text:style-name="T1603">public</text:span><text:span text:style-name="T1604"><text:s/></text:span><text:span text:style-name="T1605">void</text:span><text:span text:style-name="T1606"><text:s/>setCurrentId()<text:s/></text:span><text:span text:style-name="T1607">throws</text:span><text:span text:style-name="T1608"><text:s/>Exception {</text:span></text:p>
      <text:p text:style-name="P53"><text:span text:style-name="T1608"><text:tab/><text:tab/></text:span></text:p>
      <text:p text:style-name="P53"><text:span text:style-name="T1608"><text:tab/><text:tab/>Statement<text:s/></text:span><text:span text:style-name="T1609">st</text:span><text:span text:style-name="T1610"><text:s/>= ConnectToDB.</text:span><text:span text:style-name="T1611">con</text:span><text:span text:style-name="T1612">.createStatement();</text:span></text:p>
      <text:p text:style-name="P53"><text:span text:style-name="T1612"><text:tab/><text:tab/>ResultSet<text:s/></text:span><text:span text:style-name="T1613">rs2</text:span><text:span text:style-name="T1614"><text:s/>=<text:s/></text:span><text:span text:style-name="T1615">st</text:span><text:span text:style-name="T1616">.executeQuery(</text:span><text:span text:style-name="T1617">"select * from zamowienie"</text:span><text:span text:style-name="T1618">);</text:span></text:p>
      <text:p text:style-name="P53"><text:span text:style-name="T1618"><text:tab/><text:tab/></text:span><text:span text:style-name="T1619">while</text:span><text:span text:style-name="T1620"><text:s/>(</text:span><text:span text:style-name="T1621">rs2</text:span><text:span text:style-name="T1622">.next()) {</text:span></text:p>
      <text:p text:style-name="P53"><text:span text:style-name="T1622"><text:tab/><text:tab/><text:tab/></text:span><text:span text:style-name="T1623">this</text:span><text:span text:style-name="T1624">.</text:span><text:span text:style-name="T1625">idZamowienia</text:span><text:span text:style-name="T1626">++;</text:span></text:p>
      <text:p text:style-name="P53"><text:span text:style-name="T1626"><text:tab/><text:tab/>}</text:span></text:p>
      <text:p text:style-name="P53"><text:span text:style-name="T1626"><text:tab/>}</text:span></text:p>
      <text:p text:style-name="P54"><text:span text:style-name="T1627">Usatwia nastepne id dla zamowienia</text:span><text:span text:style-name="T1628">.</text:span></text:p>
      <text:p text:style-name="P55"><text:span text:style-name="T1629"/></text:p>
      <text:p text:style-name="P55"><text:span text:style-name="T1630">public</text:span><text:span text:style-name="T1631"><text:s/></text:span><text:span text:style-name="T1632">void</text:span><text:span text:style-name="T1633"><text:s/>actionPerformed(ActionEvent<text:s/></text:span><text:span text:style-name="T1634">e</text:span><text:span text:style-name="T1635">) {</text:span></text:p>
      <text:p text:style-name="P55"><text:span text:style-name="T1635"><text:tab/><text:tab/><text:tab/></text:span><text:span text:style-name="T1636">try</text:span><text:span text:style-name="T1637"><text:s/>{</text:span></text:p>
      <text:p text:style-name="P55"><text:span text:style-name="T1637"><text:tab/><text:tab/><text:tab/><text:tab/></text:span><text:span text:style-name="T1638">textArea</text:span><text:span text:style-name="T1639">.setText(</text:span><text:span text:style-name="T1640">far</text:span><text:span text:style-name="T1641">.oczekujaceZamowienia());</text:span></text:p>
      <text:p text:style-name="P55"><text:span text:style-name="T1641"><text:tab/><text:tab/><text:tab/>}<text:s/></text:span><text:span text:style-name="T1642">catch</text:span><text:span text:style-name="T1643"><text:s/>(Exception<text:s/></text:span><text:span text:style-name="T1644">e1</text:span><text:span text:style-name="T1645">) {</text:span></text:p>
      <text:p text:style-name="P55"><text:span text:style-name="T1645"><text:tab/><text:tab/><text:tab/><text:tab/>System.</text:span><text:span text:style-name="T1646">out</text:span><text:span text:style-name="T1647">.println(</text:span><text:span text:style-name="T1648">"Exception w wypisywaniu zamowien"</text:span><text:span text:style-name="T1649">);</text:span></text:p>
      <text:p text:style-name="P55"><text:span text:style-name="T1649"><text:tab/><text:tab/><text:tab/><text:tab/></text:span><text:span text:style-name="T1650">e1</text:span><text:span text:style-name="T1651">.printStackTrace();</text:span></text:p>
      <text:p text:style-name="P55"><text:span text:style-name="T1651"><text:tab/><text:tab/><text:tab/>}</text:span></text:p>
      <text:p text:style-name="P55"><text:span text:style-name="T1651"><text:tab/><text:tab/>}</text:span></text:p>
      <text:p text:style-name="P56"><text:span text:style-name="T1652">Wypisuje wszystkie oczekujace zamowienia</text:span><text:span text:style-name="T1653">.</text:span></text:p>
      <text:p text:style-name="P57"><text:span text:style-name="T1654"/></text:p>
      <text:p text:style-name="P57"><text:span text:style-name="T1654"/></text:p>
      <text:p text:style-name="P57"><text:span text:style-name="T1655">public</text:span><text:span text:style-name="T1656"><text:s/></text:span><text:span text:style-name="T1657">void</text:span><text:span text:style-name="T1658"><text:s/>actionPerformed(ActionEvent<text:s/></text:span><text:span text:style-name="T1659">e</text:span><text:span text:style-name="T1660">) {</text:span></text:p>
      <text:p text:style-name="P57"><text:span text:style-name="T1660"><text:tab/><text:tab/><text:tab/></text:span><text:span text:style-name="T1661">try</text:span><text:span text:style-name="T1662"><text:s/>{</text:span></text:p>
      <text:p text:style-name="P57"><text:span text:style-name="T1662"><text:tab/><text:tab/><text:tab/><text:tab/></text:span><text:span text:style-name="T1663">textArea</text:span><text:span text:style-name="T1664">.setText(</text:span><text:span text:style-name="T1665">far</text:span><text:span text:style-name="T1666">.kasaOZ());</text:span></text:p>
      <text:p text:style-name="P57"><text:span text:style-name="T1666"><text:tab/><text:tab/><text:tab/>}<text:s/></text:span><text:span text:style-name="T1667">catch</text:span><text:span text:style-name="T1668"><text:s/>(Exception<text:s/></text:span><text:span text:style-name="T1669">e1</text:span><text:span text:style-name="T1670">) {</text:span></text:p>
      <text:p text:style-name="P57"><text:span text:style-name="T1670"><text:tab/><text:tab/><text:tab/><text:tab/>System.</text:span><text:span text:style-name="T1671">out</text:span><text:span text:style-name="T1672">.println(</text:span><text:span text:style-name="T1673">"Exception w otwarciu / zamknieciu kasy"</text:span><text:span text:style-name="T1674">);</text:span></text:p>
      <text:p text:style-name="P57"><text:span text:style-name="T1674"><text:tab/><text:tab/><text:tab/><text:tab/></text:span><text:span text:style-name="T1675">e1</text:span><text:span text:style-name="T1676">.printStackTrace();</text:span></text:p>
      <text:p text:style-name="P57"><text:span text:style-name="T1676"><text:tab/><text:tab/><text:tab/>}</text:span></text:p>
      <text:p text:style-name="P57"><text:span text:style-name="T1676"><text:tab/><text:tab/>}</text:span></text:p>
      <text:p text:style-name="P57"><text:span text:style-name="T1677"/></text:p>
      <text:p text:style-name="P58"><text:span text:style-name="T1678">Zamykanie / Otwieranie kasy</text:span><text:span text:style-name="T1679">.</text:span></text:p>
      <text:p text:style-name="P59"><text:span text:style-name="T1680"/></text:p>
      <text:p text:style-name="P59"><text:span text:style-name="T1681">public</text:span><text:span text:style-name="T1682"><text:s/></text:span><text:span text:style-name="T1683">void</text:span><text:span text:style-name="T1684"><text:s/>actionPerformed(ActionEvent<text:s/></text:span><text:span text:style-name="T1685">e</text:span><text:span text:style-name="T1686">) {</text:span></text:p>
      <text:p text:style-name="P59"><text:span text:style-name="T1686"><text:tab/><text:tab/><text:tab/>String[]<text:s/></text:span><text:span text:style-name="T1687">lines</text:span><text:span text:style-name="T1688"><text:s/>=<text:s/></text:span><text:span text:style-name="T1689">txtrImie</text:span><text:span text:style-name="T1690">.getText().split(</text:span><text:span text:style-name="T1691">"\n"</text:span><text:span text:style-name="T1692">);</text:span></text:p>
      <text:p text:style-name="P59"><text:span text:style-name="T1692"><text:tab/><text:tab/><text:tab/></text:span><text:span text:style-name="T1693">farm</text:span><text:span text:style-name="T1694">.setImie(</text:span><text:span text:style-name="T1695">lines</text:span><text:span text:style-name="T1696">[0]);</text:span></text:p>
      <text:p text:style-name="P59"><text:span text:style-name="T1696"><text:tab/><text:tab/><text:tab/></text:span><text:span text:style-name="T1697">farm</text:span><text:span text:style-name="T1698">.setNazwisko(</text:span><text:span text:style-name="T1699">lines</text:span><text:span text:style-name="T1700">[1]);</text:span></text:p>
      <text:p text:style-name="P59"><text:span text:style-name="T1700"><text:tab/><text:tab/><text:tab/></text:span><text:span text:style-name="T1701">farm</text:span><text:span text:style-name="T1702">.setNazwaU(</text:span><text:span text:style-name="T1703">textField</text:span><text:span text:style-name="T1704">.getText());</text:span></text:p>
      <text:p text:style-name="P59"><text:span text:style-name="T1704"><text:tab/><text:tab/><text:tab/></text:span><text:span text:style-name="T1705">farm</text:span><text:span text:style-name="T1706">.setHaslo(</text:span><text:span text:style-name="T1707">passwordField</text:span><text:span text:style-name="T1708">.getPassword());</text:span></text:p>
      <text:p text:style-name="P59"><text:span text:style-name="T1708"><text:tab/><text:tab/><text:tab/></text:span><text:span text:style-name="T1709">farm</text:span><text:span text:style-name="T1710">.setWiek(Integer.</text:span><text:span text:style-name="T1711">parseInt</text:span><text:span text:style-name="T1712">(</text:span><text:span text:style-name="T1713">lines</text:span><text:span text:style-name="T1714">[3]));</text:span></text:p>
      <text:p text:style-name="P59"><text:span text:style-name="T1714"><text:tab/><text:tab/><text:tab/></text:span><text:span text:style-name="T1715">try</text:span><text:span text:style-name="T1716"><text:s/>{</text:span></text:p>
      <text:p text:style-name="P59"><text:span text:style-name="T1716"><text:tab/><text:tab/><text:tab/><text:tab/></text:span><text:span text:style-name="T1717">farm</text:span><text:span text:style-name="T1718">.setWynagrodzenie(Integer.</text:span><text:span text:style-name="T1719">parseInt</text:span><text:span text:style-name="T1720">(</text:span><text:span text:style-name="T1721">lines</text:span><text:span text:style-name="T1722">[4]));</text:span></text:p>
      <text:p text:style-name="P59"><text:span text:style-name="T1722"><text:tab/><text:tab/><text:s text:c="3"/>}</text:span><text:span text:style-name="T1723">catch</text:span><text:span text:style-name="T1724"><text:s/>(NumberFormatException<text:s/></text:span><text:span text:style-name="T1725">e1</text:span><text:span text:style-name="T1726">){</text:span></text:p>
      <text:p text:style-name="P59"><text:span text:style-name="T1726"><text:tab/><text:tab/><text:s text:c="7"/>System.</text:span><text:span text:style-name="T1727">out</text:span><text:span text:style-name="T1728">.println(</text:span><text:span text:style-name="T1729">"Not a number"</text:span><text:span text:style-name="T1730">); </text:span></text:p>
      <text:p text:style-name="P59"><text:span text:style-name="T1730"><text:tab/><text:tab/><text:s text:c="3"/>} </text:span></text:p>
      <text:p text:style-name="P59"><text:span text:style-name="T1730"><text:tab/><text:tab/><text:tab/></text:span><text:span text:style-name="T1731">farm</text:span><text:span text:style-name="T1732">.setKontoBankowe(</text:span><text:span text:style-name="T1733">lines</text:span><text:span text:style-name="T1734">[5]);</text:span></text:p>
      <text:p text:style-name="P59"><text:span text:style-name="T1734"><text:tab/><text:tab/><text:tab/></text:span><text:span text:style-name="T1735">farm</text:span><text:span text:style-name="T1736">.setTyp(Typ.</text:span><text:span text:style-name="T1737">FARMACEUTA</text:span><text:span text:style-name="T1738">);</text:span></text:p>
      <text:p text:style-name="P59"><text:span text:style-name="T1738"><text:tab/><text:tab/><text:tab/></text:span><text:span text:style-name="T1739">farm</text:span><text:span text:style-name="T1740">.setId_farmaceuta(0);</text:span></text:p>
      <text:p text:style-name="P59"><text:span text:style-name="T1740"><text:tab/><text:tab/><text:tab/></text:span><text:span text:style-name="T1741">farm</text:span><text:span text:style-name="T1742">.setId(0);</text:span></text:p>
      <text:p text:style-name="P59"><text:span text:style-name="T1742"><text:tab/><text:tab/><text:tab/></text:span><text:span text:style-name="T1743">try</text:span><text:span text:style-name="T1744"><text:s/>{</text:span></text:p>
      <text:p text:style-name="P59"><text:span text:style-name="T1744"><text:tab/><text:tab/><text:tab/><text:tab/></text:span><text:span text:style-name="T1745">farm</text:span><text:span text:style-name="T1746">.dodajUzytkownikaDB();</text:span></text:p>
      <text:p text:style-name="P59"><text:span text:style-name="T1746"><text:tab/><text:tab/><text:tab/>}<text:s/></text:span><text:span text:style-name="T1747">catch</text:span><text:span text:style-name="T1748"><text:s/>(Exception<text:s/></text:span><text:span text:style-name="T1749">e1</text:span><text:span text:style-name="T1750">) {</text:span></text:p>
      <text:p text:style-name="P59"><text:span text:style-name="T1750"><text:tab/><text:tab/><text:tab/><text:tab/>System.</text:span><text:span text:style-name="T1751">out</text:span><text:span text:style-name="T1752">.println(</text:span><text:span text:style-name="T1753">"Exception w dodawaniu farmaceuty do bazy danych"</text:span><text:span text:style-name="T1754">);</text:span></text:p>
      <text:p text:style-name="P59"><text:span text:style-name="T1754"><text:tab/><text:tab/><text:tab/><text:tab/></text:span><text:span text:style-name="T1755">e1</text:span><text:span text:style-name="T1756">.printStackTrace();</text:span></text:p>
      <text:p text:style-name="P59"><text:span text:style-name="T1756"><text:tab/><text:tab/><text:tab/>}</text:span></text:p>
      <text:p text:style-name="P59"><text:span text:style-name="T1756"><text:tab/><text:tab/>}</text:span></text:p>
      <text:p text:style-name="P60"><text:span text:style-name="T1757">Dodawanie farmaceuty do bazy danych</text:span><text:span text:style-name="T1758">.</text:span></text:p>
      <text:p text:style-name="P61"><text:span text:style-name="T1759"/></text:p>
      <text:p text:style-name="P61"><text:span text:style-name="T1760">public</text:span><text:span text:style-name="T1761"><text:s/></text:span><text:span text:style-name="T1762">void</text:span><text:span text:style-name="T1763"><text:s/>actionPerformed(ActionEvent<text:s/></text:span><text:span text:style-name="T1764">e</text:span><text:span text:style-name="T1765">) {</text:span></text:p>
      <text:p text:style-name="P61"><text:span text:style-name="T1765"><text:tab/><text:tab/><text:tab/>String[]<text:s/></text:span><text:span text:style-name="T1766">lines</text:span><text:span text:style-name="T1767"><text:s/>=<text:s/></text:span><text:span text:style-name="T1768">txtrImie</text:span><text:span text:style-name="T1769">.getText().split(</text:span><text:span text:style-name="T1770">" "</text:span><text:span text:style-name="T1771">);</text:span></text:p>
      <text:p text:style-name="P61"><text:span text:style-name="T1771"><text:tab/><text:tab/><text:tab/></text:span><text:span text:style-name="T1772">try</text:span><text:span text:style-name="T1773"><text:s/>{</text:span></text:p>
      <text:p text:style-name="P61"><text:span text:style-name="T1773"><text:tab/><text:tab/><text:tab/><text:tab/></text:span></text:p>
      <text:p text:style-name="P61"><text:span text:style-name="T1773"><text:tab/><text:tab/><text:tab/><text:tab/></text:span><text:span text:style-name="T1774">txtrImie</text:span><text:span text:style-name="T1775">.setText(</text:span><text:span text:style-name="T1776">kierownik</text:span><text:span text:style-name="T1777">.zlozZamowienie(</text:span><text:span text:style-name="T1778">lines</text:span><text:span text:style-name="T1779">));</text:span></text:p>
      <text:p text:style-name="P61"><text:span text:style-name="T1779"><text:tab/><text:tab/><text:tab/>}<text:s/></text:span><text:span text:style-name="T1780">catch</text:span><text:span text:style-name="T1781"><text:s/>(Exception<text:s/></text:span><text:span text:style-name="T1782">e1</text:span><text:span text:style-name="T1783">) {</text:span></text:p>
      <text:p text:style-name="P61"><text:span text:style-name="T1783"><text:tab/><text:tab/><text:tab/><text:tab/>System.</text:span><text:span text:style-name="T1784">out</text:span><text:span text:style-name="T1785">.println(</text:span><text:span text:style-name="T1786">"Exception w skladaniu zamowienia przez kierownika"</text:span><text:span text:style-name="T1787">);</text:span></text:p>
      <text:p text:style-name="P61"><text:span text:style-name="T1787"><text:tab/><text:tab/><text:tab/><text:tab/></text:span><text:span text:style-name="T1788">e1</text:span><text:span text:style-name="T1789">.printStackTrace();</text:span></text:p>
      <text:p text:style-name="P61"><text:span text:style-name="T1789"><text:tab/><text:tab/><text:tab/>}</text:span></text:p>
      <text:p text:style-name="P61"><text:span text:style-name="T1789"><text:tab/><text:tab/>}</text:span></text:p>
      <text:p text:style-name="P62"><text:span text:style-name="T1790">Skladanie zamowienia przez kierownika</text:span><text:span text:style-name="T1791">.</text:span></text:p>
      <text:p text:style-name="P63"><text:span text:style-name="T1792"/></text:p>
      <text:p text:style-name="P64"><text:span text:style-name="T1792"/></text:p>
      <text:p text:style-name="P65"><text:span text:style-name="T1792"/></text:p>
      <text:p text:style-name="P65"><text:span text:style-name="T1793">public</text:span><text:span text:style-name="T1794"><text:s/></text:span><text:span text:style-name="T1795">void</text:span><text:span text:style-name="T1796"><text:s/>actionPerformed(ActionEvent<text:s/></text:span><text:span text:style-name="T1797">e</text:span><text:span text:style-name="T1798">) {</text:span></text:p>
      <text:p text:style-name="P65"><text:span text:style-name="T1798"><text:tab/><text:tab/><text:tab/></text:span><text:span text:style-name="T1799">try</text:span><text:span text:style-name="T1800"><text:s/>{</text:span></text:p>
      <text:p text:style-name="P65"><text:span text:style-name="T1800"><text:tab/><text:tab/><text:tab/><text:tab/>String<text:s/></text:span><text:span text:style-name="T1801">nazwa</text:span><text:span text:style-name="T1802"><text:s/>=<text:s/></text:span><text:span text:style-name="T1803">txtTuWyswietliSi</text:span><text:span text:style-name="T1804">.getText();</text:span></text:p>
      <text:p text:style-name="P65"><text:span text:style-name="T1804"><text:tab/><text:tab/><text:tab/><text:tab/>ConnectToDB.</text:span><text:span text:style-name="T1805">polacz</text:span><text:span text:style-name="T1806">();</text:span></text:p>
      <text:p text:style-name="P65"><text:span text:style-name="T1806"><text:tab/><text:tab/><text:tab/><text:tab/>Statement<text:s/></text:span><text:span text:style-name="T1807">st</text:span><text:span text:style-name="T1808"><text:s/>= ConnectToDB.</text:span><text:span text:style-name="T1809">con</text:span><text:span text:style-name="T1810">.createStatement();</text:span></text:p>
      <text:p text:style-name="P65"><text:span text:style-name="T1810"><text:tab/><text:tab/><text:tab/><text:tab/>ResultSet<text:s/></text:span><text:span text:style-name="T1811">rs</text:span><text:span text:style-name="T1812"><text:s/>=<text:s/></text:span><text:span text:style-name="T1813">st</text:span><text:span text:style-name="T1814">.executeQuery(</text:span><text:span text:style-name="T1815">"Select \"id_produkty\", nazwa, ilosc from produkty"</text:span><text:span text:style-name="T1816">);</text:span></text:p>
      <text:p text:style-name="P65"><text:span text:style-name="T1816"><text:tab/><text:tab/><text:tab/><text:tab/></text:span><text:span text:style-name="T1817">while</text:span><text:span text:style-name="T1818"><text:s/>(</text:span><text:span text:style-name="T1819">rs</text:span><text:span text:style-name="T1820">.next()) {</text:span></text:p>
      <text:p text:style-name="P65"><text:span text:style-name="T1820"><text:tab/><text:tab/><text:tab/><text:tab/><text:tab/></text:span><text:span text:style-name="T1821">produkt</text:span><text:span text:style-name="T1822">.setId(</text:span><text:span text:style-name="T1823">rs</text:span><text:span text:style-name="T1824">.getInt(1));</text:span></text:p>
      <text:p text:style-name="P65"><text:span text:style-name="T1824"><text:tab/><text:tab/><text:tab/><text:tab/><text:tab/></text:span><text:span text:style-name="T1825">produkt</text:span><text:span text:style-name="T1826">.setNazwa(</text:span><text:span text:style-name="T1827">rs</text:span><text:span text:style-name="T1828">.getString(2));</text:span></text:p>
      <text:p text:style-name="P65"><text:span text:style-name="T1828"><text:tab/><text:tab/><text:tab/><text:tab/><text:tab/></text:span><text:span text:style-name="T1829">produkt</text:span><text:span text:style-name="T1830">.setIlosc(</text:span><text:span text:style-name="T1831">rs</text:span><text:span text:style-name="T1832">.getInt(3));</text:span></text:p>
      <text:p text:style-name="P65"><text:span text:style-name="T1832"><text:tab/><text:tab/><text:tab/><text:tab/><text:tab/></text:span><text:span text:style-name="T1833">if</text:span><text:span text:style-name="T1834">(</text:span><text:span text:style-name="T1835">nazwa</text:span><text:span text:style-name="T1836">.equals(</text:span><text:span text:style-name="T1837">produkt</text:span><text:span text:style-name="T1838">.getNazwa())) {</text:span></text:p>
      <text:p text:style-name="P65"><text:span text:style-name="T1838"><text:tab/><text:tab/><text:tab/><text:tab/><text:tab/><text:tab/></text:span><text:span text:style-name="T1839">txtTuWyswietliSi</text:span><text:span text:style-name="T1840">.setText(</text:span><text:span text:style-name="T1841">"Lek "</text:span><text:span text:style-name="T1842">+<text:s/></text:span><text:span text:style-name="T1843">produkt</text:span><text:span text:style-name="T1844">.getNazwa() +<text:s/></text:span><text:span text:style-name="T1845">" jest dostepny w ilosci: "</text:span><text:span text:style-name="T1846"><text:s/>+<text:s/></text:span><text:span text:style-name="T1847">produkt</text:span><text:span text:style-name="T1848">.getIlosc());</text:span></text:p>
      <text:p text:style-name="P65"><text:span text:style-name="T1848"><text:tab/><text:tab/><text:tab/><text:tab/><text:tab/>}</text:span></text:p>
      <text:p text:style-name="P65"><text:span text:style-name="T1848"><text:tab/><text:tab/><text:tab/><text:tab/>}</text:span></text:p>
      <text:p text:style-name="P65"><text:span text:style-name="T1848"><text:tab/><text:tab/><text:tab/><text:tab/></text:span></text:p>
      <text:p text:style-name="P65"><text:span text:style-name="T1848"><text:tab/><text:tab/><text:tab/><text:tab/>ConnectToDB.</text:span><text:span text:style-name="T1849">rozlacz</text:span><text:span text:style-name="T1850">();</text:span></text:p>
      <text:p text:style-name="P65"><text:span text:style-name="T1850"><text:tab/><text:tab/><text:tab/>}<text:s/></text:span><text:span text:style-name="T1851">catch</text:span><text:span text:style-name="T1852"><text:s/>(Exception<text:s/></text:span><text:span text:style-name="T1853">e1</text:span><text:span text:style-name="T1854">) {</text:span></text:p>
      <text:p text:style-name="P65"><text:span text:style-name="T1854"><text:tab/><text:tab/><text:tab/><text:tab/>System.</text:span><text:span text:style-name="T1855">out</text:span><text:span text:style-name="T1856">.println(</text:span><text:span text:style-name="T1857">"Exeption w sprawdzaniu dosepnosci z bazy danych"</text:span><text:span text:style-name="T1858">);</text:span></text:p>
      <text:p text:style-name="P65"><text:span text:style-name="T1858"><text:tab/><text:tab/><text:tab/><text:tab/></text:span><text:span text:style-name="T1859">e1</text:span><text:span text:style-name="T1860">.printStackTrace();</text:span></text:p>
      <text:p text:style-name="P65"><text:span text:style-name="T1860"><text:tab/><text:tab/><text:tab/>}</text:span></text:p>
      <text:p text:style-name="P65"><text:span text:style-name="T1860"><text:tab/><text:tab/>}</text:span></text:p>
      <text:p text:style-name="P66"><text:span text:style-name="T1861">Sprawdzanie dostepnosci konkretnego leku</text:span><text:span text:style-name="T1862">.</text:span></text:p>
      <text:p text:style-name="P67"><text:span text:style-name="T1863"/></text:p>
      <text:p text:style-name="P67"><text:span text:style-name="T1864">public</text:span><text:span text:style-name="T1865"><text:s/></text:span><text:span text:style-name="T1866">void</text:span><text:span text:style-name="T1867"><text:s/>actionPerformed(ActionEvent<text:s/></text:span><text:span text:style-name="T1868">e</text:span><text:span text:style-name="T1869">) {</text:span></text:p>
      <text:p text:style-name="P67"><text:span text:style-name="T1869"><text:tab/><text:tab/><text:tab/>String[]<text:s/></text:span><text:span text:style-name="T1870">lines</text:span><text:span text:style-name="T1871"><text:s/>=<text:s/></text:span><text:span text:style-name="T1872">txtPodajNazweLeku</text:span><text:span text:style-name="T1873">.getText().split(</text:span><text:span text:style-name="T1874">" "</text:span><text:span text:style-name="T1875">);</text:span></text:p>
      <text:p text:style-name="P67"><text:span text:style-name="T1875"><text:tab/><text:tab/><text:tab/></text:span><text:span text:style-name="T1876">txtPodajNazweLeku</text:span><text:span text:style-name="T1877">.setText(</text:span><text:span text:style-name="T1878">klient</text:span><text:span text:style-name="T1879">.zamowLeki(</text:span><text:span text:style-name="T1880">lines</text:span><text:span text:style-name="T1881">));</text:span></text:p>
      <text:p text:style-name="P67"><text:span text:style-name="T1881"><text:tab/><text:tab/>}</text:span></text:p>
      <text:p text:style-name="P67"><text:span text:style-name="T1881"><text:tab/>}</text:span></text:p>
      <text:p text:style-name="P68"><text:span text:style-name="T1882">Metoda do zamawiania lekow przez klienta</text:span><text:span text:style-name="T1883">.</text:span></text:p>
      <text:p text:style-name="P69"><text:span text:style-name="T1884"/></text:p>
      <text:p text:style-name="P69"><text:span text:style-name="T1885">public</text:span><text:span text:style-name="T1886"><text:s/></text:span><text:span text:style-name="T1887">void</text:span><text:span text:style-name="T1888"><text:s/>actionPerformed(ActionEvent<text:s/></text:span><text:span text:style-name="T1889">e</text:span><text:span text:style-name="T1890">) {</text:span></text:p>
      <text:p text:style-name="P69"><text:span text:style-name="T1890"><text:tab/><text:tab/><text:tab/></text:span><text:span text:style-name="T1891">try</text:span><text:span text:style-name="T1892"><text:s/>{</text:span></text:p>
      <text:p text:style-name="P69"><text:span text:style-name="T1892"><text:tab/><text:tab/><text:tab/></text:span><text:span text:style-name="T1893">textPola</text:span><text:span text:style-name="T1894"><text:s/>=<text:s/></text:span><text:span text:style-name="T1895">""</text:span><text:span text:style-name="T1896">;</text:span></text:p>
      <text:p text:style-name="P69"><text:span text:style-name="T1896"><text:tab/><text:tab/><text:tab/>ConnectToDB.</text:span><text:span text:style-name="T1897">polacz</text:span><text:span text:style-name="T1898">();</text:span></text:p>
      <text:p text:style-name="P69"><text:span text:style-name="T1898"><text:tab/><text:tab/><text:tab/>Statement<text:s/></text:span><text:span text:style-name="T1899">st</text:span><text:span text:style-name="T1900"><text:s/>= ConnectToDB.</text:span><text:span text:style-name="T1901">con</text:span><text:span text:style-name="T1902">.createStatement();</text:span></text:p>
      <text:p text:style-name="P69"><text:span text:style-name="T1902"><text:tab/><text:tab/><text:tab/>ResultSet<text:s/></text:span><text:span text:style-name="T1903">rs</text:span><text:span text:style-name="T1904"><text:s/>=<text:s/></text:span><text:span text:style-name="T1905">st</text:span><text:span text:style-name="T1906">.executeQuery(</text:span><text:span text:style-name="T1907">"Select \"id_produkty\", nazwa, ilosc from produkty"</text:span><text:span text:style-name="T1908">);</text:span></text:p>
      <text:p text:style-name="P69"><text:span text:style-name="T1908"><text:tab/><text:tab/><text:tab/></text:span><text:span text:style-name="T1909">while</text:span><text:span text:style-name="T1910"><text:s/>(</text:span><text:span text:style-name="T1911">rs</text:span><text:span text:style-name="T1912">.next()) {</text:span></text:p>
      <text:p text:style-name="P69"><text:span text:style-name="T1912"><text:tab/><text:tab/><text:tab/><text:tab/></text:span><text:span text:style-name="T1913">produkt</text:span><text:span text:style-name="T1914">.setId(</text:span><text:span text:style-name="T1915">rs</text:span><text:span text:style-name="T1916">.getInt(1));</text:span></text:p>
      <text:p text:style-name="P69"><text:span text:style-name="T1916"><text:tab/><text:tab/><text:tab/><text:tab/></text:span><text:span text:style-name="T1917">produkt</text:span><text:span text:style-name="T1918">.setNazwa(</text:span><text:span text:style-name="T1919">rs</text:span><text:span text:style-name="T1920">.getString(2));</text:span></text:p>
      <text:p text:style-name="P69"><text:span text:style-name="T1920"><text:tab/><text:tab/><text:tab/><text:tab/></text:span><text:span text:style-name="T1921">produkt</text:span><text:span text:style-name="T1922">.setIlosc(</text:span><text:span text:style-name="T1923">rs</text:span><text:span text:style-name="T1924">.getInt(3));</text:span></text:p>
      <text:p text:style-name="P69"><text:span text:style-name="T1924"><text:tab/><text:tab/><text:tab/><text:tab/></text:span><text:span text:style-name="T1925">if</text:span><text:span text:style-name="T1926">(</text:span><text:span text:style-name="T1927">produkt</text:span><text:span text:style-name="T1928">.getIlosc() &gt; 0) {</text:span></text:p>
      <text:p text:style-name="P69"><text:span text:style-name="T1928"><text:tab/><text:tab/><text:tab/><text:tab/><text:tab/></text:span><text:span text:style-name="T1929">textPola</text:span><text:span text:style-name="T1930"><text:s/>+=<text:s/></text:span><text:span text:style-name="T1931">"Lek "</text:span><text:span text:style-name="T1932">+<text:s/></text:span><text:span text:style-name="T1933">produkt</text:span><text:span text:style-name="T1934">.getNazwa() +<text:s/></text:span><text:span text:style-name="T1935">" jest dostepny w ilosci: "</text:span><text:span text:style-name="T1936"><text:s/>+<text:s/></text:span><text:span text:style-name="T1937">produkt</text:span><text:span text:style-name="T1938">.getIlosc() +<text:s/></text:span><text:span text:style-name="T1939">"\n"</text:span><text:span text:style-name="T1940">;</text:span></text:p>
      <text:p text:style-name="P69"><text:span text:style-name="T1940"><text:tab/><text:tab/><text:tab/><text:tab/>}</text:span></text:p>
      <text:p text:style-name="P69"><text:span text:style-name="T1940"><text:tab/><text:tab/><text:tab/>}</text:span></text:p>
      <text:p text:style-name="P69"><text:span text:style-name="T1940"><text:tab/><text:tab/><text:tab/></text:span><text:span text:style-name="T1941">txtrTuWyswietlaSie</text:span><text:span text:style-name="T1942">.setText(</text:span><text:span text:style-name="T1943">textPola</text:span><text:span text:style-name="T1944">);</text:span></text:p>
      <text:p text:style-name="P69"><text:span text:style-name="T1944"><text:tab/><text:tab/><text:tab/></text:span></text:p>
      <text:p text:style-name="P69"><text:span text:style-name="T1944"><text:tab/><text:tab/><text:tab/>ConnectToDB.</text:span><text:span text:style-name="T1945">rozlacz</text:span><text:span text:style-name="T1946">();</text:span></text:p>
      <text:p text:style-name="P69"><text:span text:style-name="T1946"><text:tab/><text:tab/><text:tab/>}</text:span><text:span text:style-name="T1947">catch</text:span><text:span text:style-name="T1948"><text:s/>(Exception<text:s/></text:span><text:span text:style-name="T1949">e1</text:span><text:span text:style-name="T1950">){</text:span></text:p>
      <text:p text:style-name="P69"><text:span text:style-name="T1950"><text:tab/><text:tab/><text:tab/><text:tab/>System.</text:span><text:span text:style-name="T1951">out</text:span><text:span text:style-name="T1952">.println(</text:span><text:span text:style-name="T1953">"Exception w wyswietlaniu produktow."</text:span><text:span text:style-name="T1954">);</text:span></text:p>
      <text:p text:style-name="P69"><text:span text:style-name="T1954"><text:tab/><text:tab/><text:tab/><text:tab/></text:span><text:span text:style-name="T1955">e1</text:span><text:span text:style-name="T1956">.printStackTrace();</text:span></text:p>
      <text:p text:style-name="P69"><text:span text:style-name="T1956"><text:tab/><text:tab/><text:tab/>}</text:span></text:p>
      <text:p text:style-name="P69"><text:span text:style-name="T1956"><text:tab/>}</text:span></text:p>
      <text:p text:style-name="P69"><text:span text:style-name="T1957"/></text:p>
      <text:p text:style-name="P70"><text:span text:style-name="T1958">ActionEvent do wyswietlania wszystkich dostepnych produktow</text:span><text:span text:style-name="T1959">.</text:span></text:p>
      <text:p text:style-name="P70"><text:span text:style-name="T1960"/></text:p>
      <text:p text:style-name="P71"><text:span text:style-name="T1961">public</text:span><text:span text:style-name="T1962"><text:s/></text:span><text:span text:style-name="T1963">void</text:span><text:span text:style-name="T1964"><text:s/>actionPerformed(ActionEvent<text:s/></text:span><text:span text:style-name="T1965">e</text:span><text:span text:style-name="T1966">) {</text:span></text:p>
      <text:p text:style-name="P71"><text:span text:style-name="T1966"><text:tab/><text:tab/><text:tab/></text:span><text:span text:style-name="T1967">txtTuWyswietliSi</text:span><text:span text:style-name="T1968">.setText(</text:span><text:span text:style-name="T1969">null</text:span><text:span text:style-name="T1970">);</text:span></text:p>
      <text:p text:style-name="P71"><text:span text:style-name="T1970"><text:tab/><text:tab/><text:tab/></text:span><text:span text:style-name="T1971">txtPodajNazweLeku</text:span><text:span text:style-name="T1972">.setText(</text:span><text:span text:style-name="T1973">null</text:span><text:span text:style-name="T1974">);</text:span></text:p>
      <text:p text:style-name="P71"><text:span text:style-name="T1974"><text:tab/><text:tab/><text:tab/></text:span><text:span text:style-name="T1975">txtrTuWyswietlaSie</text:span><text:span text:style-name="T1976">.setText(</text:span><text:span text:style-name="T1977">null</text:span><text:span text:style-name="T1978">);</text:span></text:p>
      <text:p text:style-name="P72"><text:span text:style-name="T1978"><text:tab/><text:tab/>}</text:span></text:p>
      <text:p text:style-name="P72"><text:span text:style-name="T1979"/></text:p>
      <text:p text:style-name="P72"><text:span text:style-name="T1980">Metoda czy</text:span><text:span text:style-name="T1981">ści wszystkie pola tekstowe.</text:span></text:p>
      <text:p text:style-name="P73"><text:span text:style-name="T1982"/></text:p>
      <text:p text:style-name="P73"><text:span text:style-name="T1983">public</text:span><text:span text:style-name="T1984"><text:s/></text:span><text:span text:style-name="T1985">void</text:span><text:span text:style-name="T1986"><text:s/>actionPerformed(ActionEvent<text:s/></text:span><text:span text:style-name="T1987">e</text:span><text:span text:style-name="T1988">) {</text:span></text:p>
      <text:p text:style-name="P73"><text:span text:style-name="T1988"><text:tab/><text:tab/><text:tab/></text:span><text:span text:style-name="T1989">txtrTuWyswietlaSie</text:span><text:span text:style-name="T1990">.setText(</text:span><text:span text:style-name="T1991">null</text:span><text:span text:style-name="T1992">);</text:span></text:p>
      <text:p text:style-name="P73"><text:span text:style-name="T1992"><text:tab/><text:tab/><text:tab/></text:span><text:span text:style-name="T1993">txtrTuWyswietlaSie</text:span><text:span text:style-name="T1994">.setText(</text:span><text:span text:style-name="T1995">klient</text:span><text:span text:style-name="T1996">.wyswietlZamowienia());</text:span></text:p>
      <text:p text:style-name="P73"><text:span text:style-name="T1996"><text:tab/><text:tab/>}</text:span></text:p>
      <text:p text:style-name="P73"><text:span text:style-name="T1996"><text:tab/>}</text:span></text:p>
      <text:p text:style-name="P73"><text:span text:style-name="T1997"/></text:p>
      <text:p text:style-name="P74"><text:span text:style-name="T1998">Action event dla przycisku sprawdzania zamowien</text:span><text:span text:style-name="T1999">.</text:span></text:p>
      <text:p text:style-name="P75"><text:span text:style-name="T2000"/></text:p>
      <text:p text:style-name="P75"><text:span text:style-name="T2001">public</text:span><text:span text:style-name="T2002"><text:s/></text:span><text:span text:style-name="T2003">void</text:span><text:span text:style-name="T2004"><text:s/>actionPerformed(ActionEvent<text:s/></text:span><text:span text:style-name="T2005">e</text:span><text:span text:style-name="T2006">) {</text:span></text:p>
      <text:p text:style-name="P75"><text:span text:style-name="T2006"><text:tab/><text:tab/><text:tab/></text:span><text:span text:style-name="T2007">try</text:span><text:span text:style-name="T2008"><text:s/>{</text:span></text:p>
      <text:p text:style-name="P75"><text:span text:style-name="T2008"><text:tab/><text:tab/><text:tab/><text:tab/>ConnectToDB.</text:span><text:span text:style-name="T2009">polacz</text:span><text:span text:style-name="T2010">();</text:span></text:p>
      <text:p text:style-name="P75"><text:span text:style-name="T2011"/></text:p>
      <text:p text:style-name="P75"><text:span text:style-name="T2012"><text:tab/><text:tab/><text:tab/><text:tab/>Statement<text:s/></text:span><text:span text:style-name="T2013">st</text:span><text:span text:style-name="T2014"><text:s/>= ConnectToDB.</text:span><text:span text:style-name="T2015">con</text:span><text:span text:style-name="T2016">.createStatement();</text:span></text:p>
      <text:p text:style-name="P75"><text:span text:style-name="T2016"><text:tab/><text:tab/><text:tab/><text:tab/>ResultSet<text:s/></text:span><text:span text:style-name="T2017">rs</text:span><text:span text:style-name="T2018"><text:s/>=<text:s/></text:span><text:span text:style-name="T2019">st</text:span><text:span text:style-name="T2020">.executeQuery(</text:span><text:span text:style-name="T2021">"Select nazwau, haslo, typ, imie, nazwisko from uzytkownik"</text:span><text:span text:style-name="T2022">);</text:span></text:p>
      <text:p text:style-name="P75"><text:span text:style-name="T2022"><text:tab/><text:tab/><text:tab/><text:tab/></text:span><text:span text:style-name="T2023">while</text:span><text:span text:style-name="T2024"><text:s/>(</text:span><text:span text:style-name="T2025">rs</text:span><text:span text:style-name="T2026">.next()) {</text:span></text:p>
      <text:p text:style-name="P75"><text:span text:style-name="T2026"><text:tab/><text:tab/><text:tab/><text:tab/><text:tab/></text:span><text:span text:style-name="T2027">user</text:span><text:span text:style-name="T2028">.setNazwaU(</text:span><text:span text:style-name="T2029">rs</text:span><text:span text:style-name="T2030">.getString(1));</text:span></text:p>
      <text:p text:style-name="P75"><text:span text:style-name="T2030"><text:tab/><text:tab/><text:tab/><text:tab/><text:tab/></text:span><text:span text:style-name="T2031">user</text:span><text:span text:style-name="T2032">.setHaslo(</text:span><text:span text:style-name="T2033">rs</text:span><text:span text:style-name="T2034">.getString(2).toCharArray());</text:span></text:p>
      <text:p text:style-name="P75"><text:span text:style-name="T2034"><text:tab/><text:tab/><text:tab/><text:tab/><text:tab/></text:span><text:span text:style-name="T2035">user</text:span><text:span text:style-name="T2036">.setTyp(Typ.</text:span><text:span text:style-name="T2037">valueOf</text:span><text:span text:style-name="T2038">(</text:span><text:span text:style-name="T2039">rs</text:span><text:span text:style-name="T2040">.getString(3)));</text:span></text:p>
      <text:p text:style-name="P75"><text:span text:style-name="T2040"><text:tab/><text:tab/><text:tab/><text:tab/><text:tab/></text:span><text:span text:style-name="T2041">user</text:span><text:span text:style-name="T2042">.setImie(</text:span><text:span text:style-name="T2043">rs</text:span><text:span text:style-name="T2044">.getString(4));</text:span></text:p>
      <text:p text:style-name="P75"><text:span text:style-name="T2044"><text:tab/><text:tab/><text:tab/><text:tab/><text:tab/></text:span><text:span text:style-name="T2045">user</text:span><text:span text:style-name="T2046">.setNazwisko(</text:span><text:span text:style-name="T2047">rs</text:span><text:span text:style-name="T2048">.getString(5));</text:span></text:p>
      <text:p text:style-name="P75"><text:span text:style-name="T2048"><text:tab/><text:tab/><text:tab/><text:tab/><text:tab/></text:span><text:span text:style-name="T2049">login</text:span><text:span text:style-name="T2050"><text:s/>=<text:s/></text:span><text:span text:style-name="T2051">user</text:span><text:span text:style-name="T2052">.getNazwaU();</text:span></text:p>
      <text:p text:style-name="P75"><text:span text:style-name="T2052"><text:tab/><text:tab/><text:tab/><text:tab/><text:tab/></text:span><text:span text:style-name="T2053">typ</text:span><text:span text:style-name="T2054"><text:s/>=<text:s/></text:span><text:span text:style-name="T2055">user</text:span><text:span text:style-name="T2056">.getTyp();</text:span></text:p>
      <text:p text:style-name="P75"><text:span text:style-name="T2056"><text:tab/><text:tab/><text:tab/><text:tab/><text:tab/></text:span><text:span text:style-name="T2057">input</text:span><text:span text:style-name="T2058"><text:s/>=<text:s/></text:span><text:span text:style-name="T2059">passwordField</text:span><text:span text:style-name="T2060">.getPassword();</text:span></text:p>
      <text:p text:style-name="P75"><text:span text:style-name="T2060"><text:tab/><text:tab/><text:tab/><text:tab/><text:tab/>String<text:s/></text:span><text:span text:style-name="T2061">haslo</text:span><text:span text:style-name="T2062"><text:s/>=<text:s/></text:span><text:span text:style-name="T2063">new</text:span><text:span text:style-name="T2064"><text:s/>String(</text:span><text:span text:style-name="T2065">input</text:span><text:span text:style-name="T2066">);</text:span></text:p>
      <text:p text:style-name="P75"><text:span text:style-name="T2066"><text:tab/><text:tab/><text:tab/><text:tab/><text:tab/>System.</text:span><text:span text:style-name="T2067">out</text:span><text:span text:style-name="T2068">.println(</text:span><text:span text:style-name="T2069">login</text:span><text:span text:style-name="T2070"><text:s/>+<text:s/></text:span><text:span text:style-name="T2071">" "</text:span><text:span text:style-name="T2072"><text:s/>+<text:s/></text:span><text:span text:style-name="T2073">haslo</text:span><text:span text:style-name="T2074"><text:s/>+<text:s/></text:span><text:span text:style-name="T2075">" "</text:span><text:span text:style-name="T2076"><text:s/>+<text:s/></text:span><text:span text:style-name="T2077">typ</text:span><text:span text:style-name="T2078">);</text:span></text:p>
      <text:p text:style-name="P75"><text:span text:style-name="T2078"><text:tab/><text:tab/><text:tab/><text:tab/><text:tab/></text:span><text:span text:style-name="T2079">if</text:span><text:span text:style-name="T2080"><text:s/>(</text:span><text:span text:style-name="T2081">login</text:span><text:span text:style-name="T2082">.equals(</text:span><text:span text:style-name="T2083">textField</text:span><text:span text:style-name="T2084">.getText()) &amp;&amp; isPasswordCorrect(</text:span><text:span text:style-name="T2085">input</text:span><text:span text:style-name="T2086">)) {</text:span></text:p>
      <text:p text:style-name="P75"><text:span text:style-name="T2086"><text:tab/><text:tab/><text:tab/><text:tab/><text:tab/><text:tab/></text:span><text:span text:style-name="T2087">switch</text:span><text:span text:style-name="T2088"><text:s/>(</text:span><text:span text:style-name="T2089">typ</text:span><text:span text:style-name="T2090">) {</text:span></text:p>
      <text:p text:style-name="P75"><text:span text:style-name="T2090"><text:tab/><text:tab/><text:tab/><text:tab/><text:tab/><text:tab/></text:span><text:span text:style-name="T2091">case</text:span><text:span text:style-name="T2092"><text:s/></text:span><text:span text:style-name="T2093">KIEROWNIK</text:span><text:span text:style-name="T2094">:</text:span></text:p>
      <text:p text:style-name="P75"><text:span text:style-name="T2094"><text:tab/><text:tab/><text:tab/><text:tab/><text:tab/><text:tab/><text:tab/></text:span><text:span text:style-name="T2095">frame</text:span><text:span text:style-name="T2096">.dispose();</text:span></text:p>
      <text:p text:style-name="P75"><text:span text:style-name="T2096"><text:tab/><text:tab/><text:tab/><text:tab/><text:tab/><text:tab/><text:tab/>KierownikMenu<text:s/></text:span><text:span text:style-name="T2097">kierWindow</text:span><text:span text:style-name="T2098"><text:s/>=<text:s/></text:span><text:span text:style-name="T2099">new</text:span><text:span text:style-name="T2100"><text:s/>KierownikMenu();</text:span></text:p>
      <text:p text:style-name="P75"><text:span text:style-name="T2100"><text:tab/><text:tab/><text:tab/><text:tab/><text:tab/><text:tab/><text:tab/></text:span><text:span text:style-name="T2101">break</text:span><text:span text:style-name="T2102">;</text:span></text:p>
      <text:p text:style-name="P75"><text:span text:style-name="T2102"><text:tab/><text:tab/><text:tab/><text:tab/><text:tab/><text:tab/></text:span><text:span text:style-name="T2103">case</text:span><text:span text:style-name="T2104"><text:s/></text:span><text:span text:style-name="T2105">FARMACEUTA</text:span><text:span text:style-name="T2106">:</text:span></text:p>
      <text:p text:style-name="P75"><text:span text:style-name="T2106"><text:tab/><text:tab/><text:tab/><text:tab/><text:tab/><text:tab/><text:tab/></text:span><text:span text:style-name="T2107">frame</text:span><text:span text:style-name="T2108">.dispose();</text:span></text:p>
      <text:p text:style-name="P75"><text:span text:style-name="T2108"><text:tab/><text:tab/><text:tab/><text:tab/><text:tab/><text:tab/><text:tab/>FarmaceutaMenu<text:s/></text:span><text:span text:style-name="T2109">farWindow</text:span><text:span text:style-name="T2110"><text:s/>=<text:s/></text:span><text:span text:style-name="T2111">new</text:span><text:span text:style-name="T2112"><text:s/>FarmaceutaMenu();</text:span></text:p>
      <text:p text:style-name="P75"><text:span text:style-name="T2112"><text:tab/><text:tab/><text:tab/><text:tab/><text:tab/><text:tab/><text:tab/></text:span><text:span text:style-name="T2113">break</text:span><text:span text:style-name="T2114">;</text:span></text:p>
      <text:p text:style-name="P75"><text:span text:style-name="T2114"><text:tab/><text:tab/><text:tab/><text:tab/><text:tab/><text:tab/></text:span><text:span text:style-name="T2115">case</text:span><text:span text:style-name="T2116"><text:s/></text:span><text:span text:style-name="T2117">KLIENT</text:span><text:span text:style-name="T2118">:</text:span></text:p>
      <text:p text:style-name="P75"><text:span text:style-name="T2118"><text:tab/><text:tab/><text:tab/><text:tab/><text:tab/><text:tab/><text:tab/></text:span><text:span text:style-name="T2119">frame</text:span><text:span text:style-name="T2120">.dispose();</text:span></text:p>
      <text:p text:style-name="P75"><text:span text:style-name="T2120"><text:tab/><text:tab/><text:tab/><text:tab/><text:tab/><text:tab/><text:tab/>KlientMenu<text:s/></text:span><text:span text:style-name="T2121">kliWindow</text:span><text:span text:style-name="T2122"><text:s/>=<text:s/></text:span><text:span text:style-name="T2123">new</text:span><text:span text:style-name="T2124"><text:s/>KlientMenu();</text:span></text:p>
      <text:p text:style-name="P75"><text:span text:style-name="T2124"><text:tab/><text:tab/><text:tab/><text:tab/><text:tab/><text:tab/></text:span><text:span text:style-name="T2125">default</text:span><text:span text:style-name="T2126">:</text:span></text:p>
      <text:p text:style-name="P75"><text:span text:style-name="T2126"><text:tab/><text:tab/><text:tab/><text:tab/><text:tab/><text:tab/><text:tab/></text:span><text:span text:style-name="T2127">frame</text:span><text:span text:style-name="T2128">.dispose();</text:span></text:p>
      <text:p text:style-name="P75"><text:span text:style-name="T2128"><text:tab/><text:tab/><text:tab/><text:tab/><text:tab/><text:tab/>}</text:span></text:p>
      <text:p text:style-name="P75"><text:span text:style-name="T2128"><text:tab/><text:tab/><text:tab/><text:tab/><text:tab/><text:tab/></text:span><text:span text:style-name="T2129">break</text:span><text:span text:style-name="T2130">;</text:span></text:p>
      <text:p text:style-name="P75"><text:span text:style-name="T2130"><text:tab/><text:tab/><text:tab/><text:tab/><text:tab/>}</text:span></text:p>
      <text:p text:style-name="P75"><text:span text:style-name="T2130"><text:tab/><text:tab/><text:tab/><text:tab/>}</text:span></text:p>
      <text:p text:style-name="P75"><text:span text:style-name="T2130"><text:tab/><text:tab/><text:tab/><text:tab/>ConnectToDB.</text:span><text:span text:style-name="T2131">rozlacz</text:span><text:span text:style-name="T2132">();</text:span></text:p>
      <text:p text:style-name="P75"><text:span text:style-name="T2132"><text:tab/><text:tab/><text:tab/>}<text:s/></text:span><text:span text:style-name="T2133">catch</text:span><text:span text:style-name="T2134"><text:s/>(Exception<text:s/></text:span><text:span text:style-name="T2135">e1</text:span><text:span text:style-name="T2136">) {</text:span></text:p>
      <text:p text:style-name="P75"><text:span text:style-name="T2136"><text:tab/><text:tab/><text:tab/><text:tab/>System.</text:span><text:span text:style-name="T2137">out</text:span><text:span text:style-name="T2138">.println(</text:span><text:span text:style-name="T2139">"checking user from database Exception"</text:span><text:span text:style-name="T2140">);</text:span></text:p>
      <text:p text:style-name="P75"><text:span text:style-name="T2140"><text:tab/><text:tab/><text:tab/><text:tab/></text:span><text:span text:style-name="T2141">e1</text:span><text:span text:style-name="T2142">.printStackTrace();</text:span></text:p>
      <text:p text:style-name="P75"><text:span text:style-name="T2142"><text:tab/><text:tab/><text:tab/>}</text:span></text:p>
      <text:p text:style-name="P75"><text:span text:style-name="T2142"><text:tab/><text:tab/><text:tab/></text:span><text:span text:style-name="T2143">if</text:span><text:span text:style-name="T2144"><text:s/>(isPasswordCorrect(</text:span><text:span text:style-name="T2145">input</text:span><text:span text:style-name="T2146">)) {</text:span></text:p>
      <text:p text:style-name="P75"><text:span text:style-name="T2146"><text:tab/><text:tab/><text:tab/><text:tab/>Error<text:s/></text:span><text:span text:style-name="T2147">error</text:span><text:span text:style-name="T2148"><text:s/>=<text:s/></text:span><text:span text:style-name="T2149">new</text:span><text:span text:style-name="T2150"><text:s/>Error();</text:span></text:p>
      <text:p text:style-name="P75"><text:span text:style-name="T2150"><text:tab/><text:tab/><text:tab/>}</text:span></text:p>
      <text:p text:style-name="P75"><text:span text:style-name="T2150"><text:tab/><text:tab/>}</text:span></text:p>
      <text:p text:style-name="P75"><text:span text:style-name="T2151"/></text:p>
      <text:p text:style-name="P75"><text:span text:style-name="T2152"><text:tab/><text:tab/></text:span><text:span text:style-name="T2153">private</text:span><text:span text:style-name="T2154"><text:s/></text:span><text:span text:style-name="T2155">boolean</text:span><text:span text:style-name="T2156"><text:s/>isPasswordCorrect(</text:span><text:span text:style-name="T2157">char</text:span><text:span text:style-name="T2158">[]<text:s/></text:span><text:span text:style-name="T2159">input</text:span><text:span text:style-name="T2160">) {</text:span></text:p>
      <text:p text:style-name="P75"><text:span text:style-name="T2160"><text:tab/><text:tab/><text:tab/></text:span><text:span text:style-name="T2161">boolean</text:span><text:span text:style-name="T2162"><text:s/></text:span><text:span text:style-name="T2163">isCorrect</text:span><text:span text:style-name="T2164"><text:s/>=<text:s/></text:span><text:span text:style-name="T2165">true</text:span><text:span text:style-name="T2166">;</text:span></text:p>
      <text:p text:style-name="P75"><text:span text:style-name="T2166"><text:tab/><text:tab/><text:tab/></text:span><text:span text:style-name="T2167">char</text:span><text:span text:style-name="T2168">[]<text:s/></text:span><text:span text:style-name="T2169">correctPassword</text:span><text:span text:style-name="T2170"><text:s/>=<text:s/></text:span><text:span text:style-name="T2171">user</text:span><text:span text:style-name="T2172">.getHaslo();</text:span></text:p>
      <text:p text:style-name="P75"><text:span text:style-name="T2172"><text:tab/><text:tab/><text:tab/>;</text:span></text:p>
      <text:p text:style-name="P75"><text:span text:style-name="T2173"/></text:p>
      <text:p text:style-name="P75"><text:span text:style-name="T2174"><text:tab/><text:tab/><text:tab/></text:span><text:span text:style-name="T2175">if</text:span><text:span text:style-name="T2176"><text:s/>(</text:span><text:span text:style-name="T2177">input</text:span><text:span text:style-name="T2178">.</text:span><text:span text:style-name="T2179">length</text:span><text:span text:style-name="T2180"><text:s/>!=<text:s/></text:span><text:span text:style-name="T2181">correctPassword</text:span><text:span text:style-name="T2182">.</text:span><text:span text:style-name="T2183">length</text:span><text:span text:style-name="T2184">) {</text:span></text:p>
      <text:p text:style-name="P75"><text:span text:style-name="T2184"><text:tab/><text:tab/><text:tab/><text:tab/></text:span><text:span text:style-name="T2185">isCorrect</text:span><text:span text:style-name="T2186"><text:s/>=<text:s/></text:span><text:span text:style-name="T2187">false</text:span><text:span text:style-name="T2188">;</text:span></text:p>
      <text:p text:style-name="P75"><text:span text:style-name="T2188"><text:tab/><text:tab/><text:tab/>}<text:s/></text:span><text:span text:style-name="T2189">else</text:span><text:span text:style-name="T2190"><text:s/>{</text:span></text:p>
      <text:p text:style-name="P75"><text:span text:style-name="T2190"><text:tab/><text:tab/><text:tab/><text:tab/></text:span><text:span text:style-name="T2191">isCorrect</text:span><text:span text:style-name="T2192"><text:s/>= Arrays.</text:span><text:span text:style-name="T2193">equals</text:span><text:span text:style-name="T2194">(</text:span><text:span text:style-name="T2195">input</text:span><text:span text:style-name="T2196">,<text:s/></text:span><text:span text:style-name="T2197">correctPassword</text:span><text:span text:style-name="T2198">);</text:span></text:p>
      <text:p text:style-name="P75"><text:span text:style-name="T2198"><text:tab/><text:tab/><text:tab/>}</text:span></text:p>
      <text:p text:style-name="P75"><text:span text:style-name="T2199"/></text:p>
      <text:p text:style-name="P75"><text:span text:style-name="T2200"><text:tab/><text:tab/><text:tab/></text:span><text:span text:style-name="T2201">// Zero out the password.</text:span></text:p>
      <text:p text:style-name="P75"><text:span text:style-name="T2202"><text:tab/><text:tab/><text:tab/>Arrays.</text:span><text:span text:style-name="T2203">fill</text:span><text:span text:style-name="T2204">(</text:span><text:span text:style-name="T2205">correctPassword</text:span><text:span text:style-name="T2206">,<text:s/></text:span><text:span text:style-name="T2207">'0'</text:span><text:span text:style-name="T2208">);</text:span></text:p>
      <text:p text:style-name="P75"><text:span text:style-name="T2209"/></text:p>
      <text:p text:style-name="P75"><text:span text:style-name="T2210"><text:tab/><text:tab/><text:tab/></text:span><text:span text:style-name="T2211">return</text:span><text:span text:style-name="T2212"><text:s/></text:span><text:span text:style-name="T2213">isCorrect</text:span><text:span text:style-name="T2214">;</text:span></text:p>
      <text:p text:style-name="P75"><text:span text:style-name="T2214"><text:tab/><text:tab/>}</text:span></text:p>
      <text:p text:style-name="P75"><text:span text:style-name="T2214"><text:tab/>}</text:span></text:p>
      <text:p text:style-name="P76"><text:span text:style-name="T2215">Metoda do logowania</text:span><text:span text:style-name="T2216">.</text:span></text:p>
      <text:p text:style-name="P77"><text:span text:style-name="T2217"/></text:p>
      <text:p text:style-name="P77"><text:span text:style-name="T2218">public</text:span><text:span text:style-name="T2219"><text:s/></text:span><text:span text:style-name="T2220">void</text:span><text:span text:style-name="T2221"><text:s/>actionPerformed(ActionEvent<text:s/></text:span><text:span text:style-name="T2222">e</text:span><text:span text:style-name="T2223">) {</text:span></text:p>
      <text:p text:style-name="P77"><text:span text:style-name="T2223"><text:tab/><text:tab/><text:tab/></text:span><text:span text:style-name="T2224">frame</text:span><text:span text:style-name="T2225">.dispose();</text:span></text:p>
      <text:p text:style-name="P77"><text:span text:style-name="T2225"><text:tab/><text:tab/><text:tab/>Rejestracja<text:s/></text:span><text:span text:style-name="T2226">window</text:span><text:span text:style-name="T2227"><text:s/>=<text:s/></text:span><text:span text:style-name="T2228">new</text:span><text:span text:style-name="T2229"><text:s/>Rejestracja();</text:span></text:p>
      <text:p text:style-name="P77"><text:span text:style-name="T2229"><text:tab/><text:tab/>}</text:span></text:p>
      <text:p text:style-name="P77"><text:span text:style-name="T2230"><text:tab/>Metoda przenosi do rejestracji.</text:span></text:p>
      <text:p text:style-name="P77"><text:span text:style-name="T2231"/></text:p>
      <text:p text:style-name="P77"><text:span text:style-name="T2232">public</text:span><text:span text:style-name="T2233"><text:s/></text:span><text:span text:style-name="T2234">void</text:span><text:span text:style-name="T2235"><text:s/>actionPerformed(ActionEvent<text:s/></text:span><text:span text:style-name="T2236">e</text:span><text:span text:style-name="T2237">) {</text:span></text:p>
      <text:p text:style-name="P77"><text:span text:style-name="T2237"><text:tab/><text:tab/><text:tab/>OdnowHaslo<text:s/></text:span><text:span text:style-name="T2238">window</text:span><text:span text:style-name="T2239"><text:s/>=<text:s/></text:span><text:span text:style-name="T2240">new</text:span><text:span text:style-name="T2241"><text:s/>OdnowHaslo();</text:span></text:p>
      <text:p text:style-name="P77"><text:span text:style-name="T2241"><text:tab/><text:tab/>}</text:span></text:p>
      <text:p text:style-name="P77"><text:span text:style-name="T2242"><text:tab/>Metoda przenosi do okna odnawiania has</text:span><text:span text:style-name="T2243">ła.</text:span></text:p>
      <text:p text:style-name="P77"><text:span text:style-name="T2244"/></text:p>
      <text:p text:style-name="P77"><text:span text:style-name="T2245">public</text:span><text:span text:style-name="T2246"><text:s/></text:span><text:span text:style-name="T2247">void</text:span><text:span text:style-name="T2248"><text:s/>actionPerformed(ActionEvent<text:s/></text:span><text:span text:style-name="T2249">e</text:span><text:span text:style-name="T2250">) {</text:span></text:p>
      <text:p text:style-name="P77"><text:span text:style-name="T2250"><text:tab/><text:tab/><text:tab/></text:span><text:span text:style-name="T2251">frame</text:span><text:span text:style-name="T2252">.dispose();</text:span></text:p>
      <text:p text:style-name="P77"><text:span text:style-name="T2252"><text:tab/><text:tab/><text:tab/>GlowneMenu<text:s/></text:span><text:span text:style-name="T2253">window</text:span><text:span text:style-name="T2254"><text:s/>=<text:s/></text:span><text:span text:style-name="T2255">new</text:span><text:span text:style-name="T2256"><text:s/>GlowneMenu();</text:span></text:p>
      <text:p text:style-name="P77"><text:span text:style-name="T2256"><text:tab/><text:tab/>}</text:span></text:p>
      <text:p text:style-name="P77"><text:span text:style-name="T2257"><text:tab/>Metoda s</text:span><text:span text:style-name="T2258">łuży do powrotu do gł</text:span><text:span text:style-name="T2259">ównego menu.</text:span></text:p>
      <text:p text:style-name="P77"><text:span text:style-name="T2260"/></text:p>
      <text:p text:style-name="P77"><text:span text:style-name="T2261">public</text:span><text:span text:style-name="T2262"><text:s/></text:span><text:span text:style-name="T2263">void</text:span><text:span text:style-name="T2264"><text:s/>actionPerformed(ActionEvent<text:s/></text:span><text:span text:style-name="T2265">e</text:span><text:span text:style-name="T2266">) {</text:span></text:p>
      <text:p text:style-name="P77"><text:span text:style-name="T2266"><text:tab/><text:tab/><text:tab/></text:span><text:span text:style-name="T2267">klient</text:span><text:span text:style-name="T2268">.setImie(</text:span><text:span text:style-name="T2269">txtImie</text:span><text:span text:style-name="T2270">.getText());</text:span></text:p>
      <text:p text:style-name="P77"><text:span text:style-name="T2270"><text:tab/><text:tab/><text:tab/></text:span><text:span text:style-name="T2271">klient</text:span><text:span text:style-name="T2272">.setHaslo(</text:span><text:span text:style-name="T2273">pwdHaslo</text:span><text:span text:style-name="T2274">.getPassword());</text:span></text:p>
      <text:p text:style-name="P77"><text:span text:style-name="T2274"><text:tab/><text:tab/><text:tab/></text:span><text:span text:style-name="T2275">klient</text:span><text:span text:style-name="T2276">.setNazwaU(</text:span><text:span text:style-name="T2277">textField</text:span><text:span text:style-name="T2278">.getText());</text:span></text:p>
      <text:p text:style-name="P77"><text:span text:style-name="T2278"><text:tab/><text:tab/><text:tab/></text:span><text:span text:style-name="T2279">klient</text:span><text:span text:style-name="T2280">.setNazwisko(</text:span><text:span text:style-name="T2281">txtNazwisko</text:span><text:span text:style-name="T2282">.getText());</text:span></text:p>
      <text:p text:style-name="P77"><text:span text:style-name="T2282"><text:tab/><text:tab/><text:tab/></text:span><text:span text:style-name="T2283">klient</text:span><text:span text:style-name="T2284">.setTyp(Typ.</text:span><text:span text:style-name="T2285">KLIENT</text:span><text:span text:style-name="T2286">);</text:span></text:p>
      <text:p text:style-name="P77"><text:span text:style-name="T2286"><text:tab/><text:tab/><text:tab/></text:span><text:span text:style-name="T2287">klient</text:span><text:span text:style-name="T2288">.setWiek(Integer.</text:span><text:span text:style-name="T2289">parseInt</text:span><text:span text:style-name="T2290">(</text:span><text:span text:style-name="T2291">txtWiek</text:span><text:span text:style-name="T2292">.getText()));</text:span></text:p>
      <text:p text:style-name="P77"><text:span text:style-name="T2292"><text:tab/><text:tab/><text:tab/></text:span><text:span text:style-name="T2293">klient</text:span><text:span text:style-name="T2294">.setId_klient(0);</text:span></text:p>
      <text:p text:style-name="P77"><text:span text:style-name="T2294"><text:tab/><text:tab/><text:tab/></text:span><text:span text:style-name="T2295">klient</text:span><text:span text:style-name="T2296">.setId(0);</text:span></text:p>
      <text:p text:style-name="P77"><text:span text:style-name="T2296"><text:tab/><text:tab/><text:tab/></text:span><text:span text:style-name="T2297">try</text:span><text:span text:style-name="T2298"><text:s/>{</text:span></text:p>
      <text:p text:style-name="P77"><text:span text:style-name="T2298"><text:tab/><text:tab/><text:tab/><text:tab/></text:span><text:span text:style-name="T2299">klient</text:span><text:span text:style-name="T2300">.dodajUzytkownikaDB();</text:span></text:p>
      <text:p text:style-name="P77"><text:span text:style-name="T2300"><text:tab/><text:tab/><text:tab/>}<text:s/></text:span><text:span text:style-name="T2301">catch</text:span><text:span text:style-name="T2302"><text:s/>(Exception<text:s/></text:span><text:span text:style-name="T2303">e1</text:span><text:span text:style-name="T2304">) {</text:span></text:p>
      <text:p text:style-name="P77"><text:span text:style-name="T2304"><text:tab/><text:tab/><text:tab/><text:tab/>System.</text:span><text:span text:style-name="T2305">out</text:span><text:span text:style-name="T2306">.println(</text:span><text:span text:style-name="T2307">"Adding klient to database Exception"</text:span><text:span text:style-name="T2308">);</text:span></text:p>
      <text:p text:style-name="P77"><text:span text:style-name="T2308"><text:tab/><text:tab/><text:tab/><text:tab/></text:span><text:span text:style-name="T2309">e1</text:span><text:span text:style-name="T2310">.printStackTrace();</text:span></text:p>
      <text:p text:style-name="P77"><text:span text:style-name="T2310"><text:tab/><text:tab/><text:tab/>}</text:span></text:p>
      <text:p text:style-name="P77"><text:span text:style-name="T2310"><text:tab/><text:tab/>}</text:span></text:p>
      <text:p text:style-name="P77"><text:span text:style-name="T2311"><text:tab/></text:span><text:span text:style-name="T2312">Metoda dodaje uzytkownika do bazy danych</text:span><text:span text:style-name="T2313">.</text:span></text:p>
      <text:p text:style-name="P77"><text:span text:style-name="T2314"/></text:p>
      <text:p text:style-name="P77"><text:span text:style-name="T2314"/></text:p>
      <text:p text:style-name="P77"><text:span text:style-name="T23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